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List.xml"/>
  <manifest:file-entry manifest:media-type="" manifest:full-path="Versions/Version1"/>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Liberation Serif1" svg:font-family="'Liberation Serif'" style:font-family-generic="roman"/>
    <style:font-face style:name="DejaVu Sans" svg:font-family="'DejaVu Sans'" style:font-family-generic="swiss"/>
    <style:font-face style:name="FreeSans1" svg:font-family="FreeSans" style:font-family-generic="swiss"/>
    <style:font-face style:name="Liberation Mono" svg:font-family="'Liberation Mono'" style:font-adornments="Normal" style:font-family-generic="modern" style:font-pitch="fixed"/>
    <style:font-face style:name="Linux Libertine Mono O" svg:font-family="'Linux Libertine Mono O'" style:font-adornments="Mono"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8" style:family="table">
      <style:table-properties style:width="12.541cm" fo:margin-left="2.762cm" fo:margin-top="0.199cm" fo:margin-bottom="0.199cm" table:align="left" style:may-break-between-rows="false"/>
    </style:style>
    <style:style style:name="Table18.A" style:family="table-column">
      <style:table-column-properties style:column-width="5.874cm"/>
    </style:style>
    <style:style style:name="Table18.B" style:family="table-column">
      <style:table-column-properties style:column-width="6.668cm"/>
    </style:style>
    <style:style style:name="Table18.A1" style:family="table-cell">
      <style:table-cell-properties fo:background-color="#c0c0c0" fo:padding="0.097cm" fo:border="none">
        <style:background-image/>
      </style:table-cell-properties>
    </style:style>
    <style:style style:name="Table18.2" style:family="table-row">
      <style:table-row-properties style:min-row-height="0.748cm"/>
    </style:style>
    <style:style style:name="Table18.A2" style:family="table-cell">
      <style:table-cell-properties fo:background-color="transparent" fo:padding="0.097cm" fo:border="none">
        <style:background-image/>
      </style:table-cell-properties>
    </style:style>
    <style:style style:name="Table18.B2" style:family="table-cell">
      <style:table-cell-properties fo:padding="0.097cm" fo:border="none"/>
    </style:style>
    <style:style style:name="Table20" style:family="table">
      <style:table-properties style:width="16.034cm" fo:margin-left="0.222cm" fo:margin-top="0.199cm" fo:margin-bottom="0.199cm" table:align="left" style:may-break-between-rows="false"/>
    </style:style>
    <style:style style:name="Table20.A" style:family="table-column">
      <style:table-column-properties style:column-width="4.604cm"/>
    </style:style>
    <style:style style:name="Table20.B" style:family="table-column">
      <style:table-column-properties style:column-width="3.81cm"/>
    </style:style>
    <style:style style:name="Table20.C" style:family="table-column">
      <style:table-column-properties style:column-width="3.493cm"/>
    </style:style>
    <style:style style:name="Table20.D" style:family="table-column">
      <style:table-column-properties style:column-width="4.128cm"/>
    </style:style>
    <style:style style:name="Table20.A1" style:family="table-cell">
      <style:table-cell-properties fo:background-color="#c0c0c0" fo:padding="0.097cm" fo:border="none">
        <style:background-image/>
      </style:table-cell-properties>
    </style:style>
    <style:style style:name="Table20.2" style:family="table-row">
      <style:table-row-properties style:min-row-height="0.748cm"/>
    </style:style>
    <style:style style:name="Table20.A2" style:family="table-cell">
      <style:table-cell-properties fo:background-color="transparent" fo:padding="0.097cm" fo:border="none">
        <style:background-image/>
      </style:table-cell-properties>
    </style:style>
    <style:style style:name="Tabla12" style:family="table">
      <style:table-properties style:width="13.711cm" fo:margin-left="1.344cm" fo:margin-top="0.199cm" fo:margin-bottom="0.199cm" table:align="left" style:may-break-between-rows="false"/>
    </style:style>
    <style:style style:name="Tabla12.A" style:family="table-column">
      <style:table-column-properties style:column-width="8.087cm"/>
    </style:style>
    <style:style style:name="Tabla12.B" style:family="table-column">
      <style:table-column-properties style:column-width="5.623cm"/>
    </style:style>
    <style:style style:name="Tabla12.A1" style:family="table-cell">
      <style:table-cell-properties fo:padding="0.097cm" fo:border="none"/>
    </style:style>
    <style:style style:name="Tabla62" style:family="table">
      <style:table-properties style:width="13.711cm" fo:margin-left="1.344cm" fo:margin-top="0.199cm" fo:margin-bottom="0.199cm" table:align="left" style:may-break-between-rows="false"/>
    </style:style>
    <style:style style:name="Tabla62.A" style:family="table-column">
      <style:table-column-properties style:column-width="8.087cm"/>
    </style:style>
    <style:style style:name="Tabla62.B" style:family="table-column">
      <style:table-column-properties style:column-width="5.623cm"/>
    </style:style>
    <style:style style:name="Tabla62.A1" style:family="table-cell">
      <style:table-cell-properties fo:background-color="transparent" fo:padding="0.097cm" fo:border="none">
        <style:background-image/>
      </style:table-cell-properties>
    </style:style>
    <style:style style:name="Tabla62.A2" style:family="table-cell">
      <style:table-cell-properties fo:padding="0.097cm" fo:border="none"/>
    </style:style>
    <style:style style:name="Tabla162" style:family="table">
      <style:table-properties style:width="14.672cm" fo:margin-left="1.157cm" fo:margin-top="0.199cm" fo:margin-bottom="0.199cm" table:align="left" style:may-break-between-rows="false"/>
    </style:style>
    <style:style style:name="Tabla162.A" style:family="table-column">
      <style:table-column-properties style:column-width="9.081cm"/>
    </style:style>
    <style:style style:name="Tabla162.B" style:family="table-column">
      <style:table-column-properties style:column-width="5.592cm"/>
    </style:style>
    <style:style style:name="Tabla162.A1" style:family="table-cell">
      <style:table-cell-properties fo:background-color="transparent" fo:padding="0.097cm" fo:border="none">
        <style:background-image/>
      </style:table-cell-properties>
    </style:style>
    <style:style style:name="Tabla162.A2" style:family="table-cell">
      <style:table-cell-properties fo:padding="0.097cm" fo:border="none"/>
    </style:style>
    <style:style style:name="Tabla38" style:family="table">
      <style:table-properties style:width="16.955cm" fo:margin-top="0.199cm" fo:margin-bottom="0.199cm" table:align="right" style:may-break-between-rows="false"/>
    </style:style>
    <style:style style:name="Tabla38.A" style:family="table-column">
      <style:table-column-properties style:column-width="3.81cm"/>
    </style:style>
    <style:style style:name="Tabla38.B" style:family="table-column">
      <style:table-column-properties style:column-width="13.145cm"/>
    </style:style>
    <style:style style:name="Tabla38.A1" style:family="table-cell">
      <style:table-cell-properties fo:padding="0.097cm" fo:border="none"/>
    </style:style>
    <style:style style:name="Tabla39" style:family="table">
      <style:table-properties style:width="16.955cm" fo:margin-top="0.199cm" fo:margin-bottom="0.199cm" table:align="right" style:may-break-between-rows="false"/>
    </style:style>
    <style:style style:name="Tabla39.A" style:family="table-column">
      <style:table-column-properties style:column-width="4.293cm"/>
    </style:style>
    <style:style style:name="Tabla39.B" style:family="table-column">
      <style:table-column-properties style:column-width="12.661cm"/>
    </style:style>
    <style:style style:name="Tabla39.A1" style:family="table-cell">
      <style:table-cell-properties fo:padding="0.097cm" fo:border="none"/>
    </style:style>
    <style:style style:name="Tabla41" style:family="table">
      <style:table-properties style:width="16.854cm" fo:margin-top="0.199cm" fo:margin-bottom="0.199cm" table:align="right" style:may-break-between-rows="false"/>
    </style:style>
    <style:style style:name="Tabla41.A" style:family="table-column">
      <style:table-column-properties style:column-width="3.494cm"/>
    </style:style>
    <style:style style:name="Tabla41.B" style:family="table-column">
      <style:table-column-properties style:column-width="3.029cm"/>
    </style:style>
    <style:style style:name="Tabla41.C" style:family="table-column">
      <style:table-column-properties style:column-width="10.331cm"/>
    </style:style>
    <style:style style:name="Tabla41.A1" style:family="table-cell">
      <style:table-cell-properties fo:padding="0.097cm" fo:border="none"/>
    </style:style>
    <style:style style:name="Tabla44" style:family="table">
      <style:table-properties style:width="16.955cm" fo:margin-top="0.199cm" fo:margin-bottom="0.199cm" table:align="right" style:may-break-between-rows="false"/>
    </style:style>
    <style:style style:name="Tabla44.A" style:family="table-column">
      <style:table-column-properties style:column-width="4.293cm"/>
    </style:style>
    <style:style style:name="Tabla44.B" style:family="table-column">
      <style:table-column-properties style:column-width="12.661cm"/>
    </style:style>
    <style:style style:name="Tabla44.A1" style:family="table-cell">
      <style:table-cell-properties fo:padding="0.097cm" fo:border="none"/>
    </style:style>
    <style:style style:name="Tabla50" style:family="table">
      <style:table-properties style:width="14.764cm" fo:margin-left="1.095cm" fo:margin-top="0.199cm" fo:margin-bottom="0.199cm" table:align="left" style:may-break-between-rows="false"/>
    </style:style>
    <style:style style:name="Tabla50.A" style:family="table-column">
      <style:table-column-properties style:column-width="1.799cm"/>
    </style:style>
    <style:style style:name="Tabla50.B" style:family="table-column">
      <style:table-column-properties style:column-width="12.965cm"/>
    </style:style>
    <style:style style:name="Tabla50.A1" style:family="table-cell">
      <style:table-cell-properties fo:padding="0.097cm" fo:border="none"/>
    </style:style>
    <style:style style:name="Tabla53" style:family="table">
      <style:table-properties style:width="14.926cm" fo:margin-left="0.945cm" fo:margin-top="0.199cm" fo:margin-bottom="0.199cm" table:align="left" style:may-break-between-rows="false"/>
    </style:style>
    <style:style style:name="Tabla53.A" style:family="table-column">
      <style:table-column-properties style:column-width="3.328cm"/>
    </style:style>
    <style:style style:name="Tabla53.B" style:family="table-column">
      <style:table-column-properties style:column-width="11.598cm"/>
    </style:style>
    <style:style style:name="Tabla53.A1" style:family="table-cell">
      <style:table-cell-properties fo:padding="0.097cm" fo:border="none"/>
    </style:style>
    <style:style style:name="Tabla54" style:family="table">
      <style:table-properties style:width="14.87cm" fo:margin-left="0.99cm" fo:margin-top="0.199cm" fo:margin-bottom="0.199cm" table:align="left" style:may-break-between-rows="false"/>
    </style:style>
    <style:style style:name="Tabla54.A" style:family="table-column">
      <style:table-column-properties style:column-width="5.398cm"/>
    </style:style>
    <style:style style:name="Tabla54.B" style:family="table-column">
      <style:table-column-properties style:column-width="9.472cm"/>
    </style:style>
    <style:style style:name="Tabla54.A1" style:family="table-cell">
      <style:table-cell-properties style:vertical-align="middle" fo:padding="0.097cm" fo:border="none"/>
    </style:style>
    <style:style style:name="Tabla54.B1" style:family="table-cell">
      <style:table-cell-properties fo:padding="0.097cm" fo:border="none"/>
    </style:style>
    <style:style style:name="Tabla55" style:family="table">
      <style:table-properties style:width="14.882cm" fo:margin-left="0.99cm" fo:margin-top="0.199cm" fo:margin-bottom="0.199cm" table:align="left" style:may-break-between-rows="false"/>
    </style:style>
    <style:style style:name="Tabla55.A" style:family="table-column">
      <style:table-column-properties style:column-width="4.763cm"/>
    </style:style>
    <style:style style:name="Tabla55.B" style:family="table-column">
      <style:table-column-properties style:column-width="10.119cm"/>
    </style:style>
    <style:style style:name="Tabla55.A1" style:family="table-cell">
      <style:table-cell-properties fo:padding="0.097cm" fo:border="none"/>
    </style:style>
    <style:style style:name="Tabla57" style:family="table">
      <style:table-properties style:width="14.023cm" fo:margin-left="1.413cm" fo:margin-top="0.199cm" fo:margin-bottom="0.199cm" table:align="left" style:may-break-between-rows="false"/>
    </style:style>
    <style:style style:name="Tabla57.A" style:family="table-column">
      <style:table-column-properties style:column-width="2.011cm"/>
    </style:style>
    <style:style style:name="Tabla57.B" style:family="table-column">
      <style:table-column-properties style:column-width="12.012cm"/>
    </style:style>
    <style:style style:name="Tabla57.A1" style:family="table-cell">
      <style:table-cell-properties fo:padding="0.097cm" fo:border="none"/>
    </style:style>
    <style:style style:name="Tabla58" style:family="table">
      <style:table-properties style:width="8.075cm" fo:margin-left="2.725cm" fo:margin-top="0.199cm" fo:margin-bottom="0.199cm" table:align="left" style:may-break-between-rows="false"/>
    </style:style>
    <style:style style:name="Tabla58.A" style:family="table-column">
      <style:table-column-properties style:column-width="1.397cm"/>
    </style:style>
    <style:style style:name="Tabla58.B" style:family="table-column">
      <style:table-column-properties style:column-width="2.697cm"/>
    </style:style>
    <style:style style:name="Tabla58.C" style:family="table-column">
      <style:table-column-properties style:column-width="3.981cm"/>
    </style:style>
    <style:style style:name="Tabla58.A1" style:family="table-cell">
      <style:table-cell-properties fo:padding="0.097cm" fo:border-left="0.002cm solid #000000" fo:border-right="none" fo:border-top="0.002cm solid #000000" fo:border-bottom="0.002cm solid #000000"/>
    </style:style>
    <style:style style:name="Tabla58.B1" style:family="table-cell">
      <style:table-cell-properties fo:padding="0.097cm" fo:border-left="none" fo:border-right="none" fo:border-top="0.002cm solid #000000" fo:border-bottom="0.002cm solid #000000"/>
    </style:style>
    <style:style style:name="Tabla58.C1" style:family="table-cell">
      <style:table-cell-properties fo:padding="0.097cm" fo:border-left="none" fo:border-right="0.002cm solid #000000" fo:border-top="0.002cm solid #000000" fo:border-bottom="0.002cm solid #000000"/>
    </style:style>
    <style:style style:name="Tabla58.A2" style:family="table-cell">
      <style:table-cell-properties fo:padding="0.097cm" fo:border-left="0.002cm solid #000000" fo:border-right="none" fo:border-top="none" fo:border-bottom="0.002cm solid #000000"/>
    </style:style>
    <style:style style:name="Tabla58.B2" style:family="table-cell">
      <style:table-cell-properties fo:padding="0.097cm" fo:border-left="none" fo:border-right="none" fo:border-top="none" fo:border-bottom="0.002cm solid #000000"/>
    </style:style>
    <style:style style:name="Tabla58.C2" style:family="table-cell">
      <style:table-cell-properties fo:padding="0.097cm" fo:border-left="none" fo:border-right="0.002cm solid #000000" fo:border-top="none" fo:border-bottom="0.002cm solid #000000"/>
    </style:style>
    <style:style style:name="Tabla59" style:family="table">
      <style:table-properties style:width="14.732cm" fo:margin-left="1.042cm" fo:margin-top="0.199cm" fo:margin-bottom="0.199cm" table:align="left" style:may-break-between-rows="false"/>
    </style:style>
    <style:style style:name="Tabla59.A" style:family="table-column">
      <style:table-column-properties style:column-width="1.693cm"/>
    </style:style>
    <style:style style:name="Tabla59.B" style:family="table-column">
      <style:table-column-properties style:column-width="13.039cm"/>
    </style:style>
    <style:style style:name="Tabla59.A1" style:family="table-cell">
      <style:table-cell-properties fo:padding="0.097cm" fo:border="none"/>
    </style:style>
    <style:style style:name="Tabla60" style:family="table">
      <style:table-properties style:width="15.002cm" fo:margin-left="1.044cm" fo:margin-top="0.199cm" fo:margin-bottom="0.199cm" table:align="left" style:may-break-between-rows="false"/>
    </style:style>
    <style:style style:name="Tabla60.A" style:family="table-column">
      <style:table-column-properties style:column-width="3.096cm"/>
    </style:style>
    <style:style style:name="Tabla60.B" style:family="table-column">
      <style:table-column-properties style:column-width="11.906cm"/>
    </style:style>
    <style:style style:name="Tabla60.A1" style:family="table-cell">
      <style:table-cell-properties fo:padding="0.097cm" fo:border="none"/>
    </style:style>
    <style:style style:name="Tabla61" style:family="table">
      <style:table-properties style:width="15.002cm" fo:margin-left="1.044cm" fo:margin-top="0.199cm" fo:margin-bottom="0.199cm" table:align="left" style:may-break-between-rows="false"/>
    </style:style>
    <style:style style:name="Tabla61.A" style:family="table-column">
      <style:table-column-properties style:column-width="3.096cm"/>
    </style:style>
    <style:style style:name="Tabla61.B" style:family="table-column">
      <style:table-column-properties style:column-width="11.906cm"/>
    </style:style>
    <style:style style:name="Tabla61.A1" style:family="table-cell">
      <style:table-cell-properties fo:padding="0.097cm" fo:border="none"/>
    </style:style>
    <style:style style:name="Tabla63" style:family="table">
      <style:table-properties style:width="11.43cm" fo:margin-left="2.953cm" fo:margin-top="0.199cm" fo:margin-bottom="0.199cm" table:align="left" style:may-break-between-rows="false"/>
    </style:style>
    <style:style style:name="Tabla63.A" style:family="table-column">
      <style:table-column-properties style:column-width="2.858cm"/>
    </style:style>
    <style:style style:name="Tabla63.A1" style:family="table-cell">
      <style:table-cell-properties fo:padding="0.097cm" fo:border-left="0.002cm solid #000000" fo:border-right="none" fo:border-top="0.002cm solid #000000" fo:border-bottom="0.002cm solid #000000"/>
    </style:style>
    <style:style style:name="Tabla63.B1" style:family="table-cell">
      <style:table-cell-properties fo:padding="0.097cm" fo:border-left="none" fo:border-right="none" fo:border-top="0.002cm solid #000000" fo:border-bottom="0.002cm solid #000000"/>
    </style:style>
    <style:style style:name="Tabla63.D1" style:family="table-cell">
      <style:table-cell-properties fo:padding="0.097cm" fo:border-left="none" fo:border-right="0.002cm solid #000000" fo:border-top="0.002cm solid #000000" fo:border-bottom="0.002cm solid #000000"/>
    </style:style>
    <style:style style:name="Tabla63.A2" style:family="table-cell">
      <style:table-cell-properties fo:padding="0.097cm" fo:border-left="0.002cm solid #000000" fo:border-right="none" fo:border-top="none" fo:border-bottom="0.002cm solid #000000"/>
    </style:style>
    <style:style style:name="Tabla63.B2" style:family="table-cell">
      <style:table-cell-properties fo:padding="0.097cm" fo:border-left="none" fo:border-right="none" fo:border-top="none" fo:border-bottom="0.002cm solid #000000"/>
    </style:style>
    <style:style style:name="Tabla63.D2" style:family="table-cell">
      <style:table-cell-properties fo:padding="0.097cm" fo:border-left="none"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start" style:justify-single-word="false">
        <style:tab-stops>
          <style:tab-stop style:position="8.5cm" style:type="center"/>
          <style:tab-stop style:position="17cm" style:type="right"/>
          <style:tab-stop style:position="17.013cm" style:type="right"/>
        </style:tab-stops>
      </style:paragraph-properties>
    </style:style>
    <style:style style:name="P3" style:family="paragraph" style:parent-style-name="Footer">
      <style:paragraph-properties fo:text-align="start" style:justify-single-word="false">
        <style:tab-stops>
          <style:tab-stop style:position="8.5cm" style:type="center"/>
          <style:tab-stop style:position="13.018cm" style:type="right"/>
          <style:tab-stop style:position="17cm" style:type="right"/>
        </style:tab-stops>
      </style:paragraph-properties>
    </style:style>
    <style:style style:name="P4" style:family="paragraph" style:parent-style-name="Header_20_left">
      <style:paragraph-properties fo:text-align="center" style:justify-single-word="false"/>
    </style:style>
    <style:style style:name="P5" style:family="paragraph" style:parent-style-name="Text_20_body">
      <style:paragraph-properties fo:break-before="page"/>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left="0cm" fo:margin-right="0cm" fo:text-align="center" style:justify-single-word="false" fo:text-indent="0cm" style:auto-text-indent="false"/>
    </style:style>
    <style:style style:name="P8" style:family="paragraph" style:parent-style-name="Text_20_body">
      <style:text-properties style:font-name="Liberation Serif"/>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start" style:justify-single-word="false"/>
    </style:style>
    <style:style style:name="P11" style:family="paragraph" style:parent-style-name="Text_20_body">
      <style:paragraph-properties fo:margin-left="1.27cm" fo:margin-right="0cm" fo:text-indent="0cm" style:auto-text-indent="false"/>
    </style:style>
    <style:style style:name="P12" style:family="paragraph" style:parent-style-name="Text_20_body">
      <style:paragraph-properties fo:margin-left="1.27cm" fo:margin-right="0cm" fo:text-indent="0cm" style:auto-text-indent="false"/>
      <style:text-properties style:font-name="Liberation Serif"/>
    </style:style>
    <style:style style:name="P13" style:family="paragraph" style:parent-style-name="Text_20_body">
      <style:paragraph-properties fo:margin-left="1.27cm" fo:margin-right="0cm" fo:text-indent="0cm" style:auto-text-indent="false" fo:background-color="#ffff66">
        <style:background-image/>
      </style:paragraph-properties>
    </style:style>
    <style:style style:name="P14" style:family="paragraph" style:parent-style-name="Standard">
      <style:paragraph-properties fo:text-align="center" style:justify-single-word="false"/>
    </style:style>
    <style:style style:name="P15" style:family="paragraph" style:parent-style-name="Table_20_Contents">
      <style:paragraph-properties fo:text-align="center" style:justify-single-word="false"/>
      <style:text-properties style:font-size-asian="10.5pt"/>
    </style:style>
    <style:style style:name="P16" style:family="paragraph" style:parent-style-name="Table_20_Contents">
      <style:paragraph-properties fo:text-align="start" style:justify-single-word="false"/>
      <style:text-properties style:font-size-asian="10.5pt"/>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text-align="center" style:justify-single-word="false"/>
      <style:text-properties style:text-underline-style="none"/>
    </style:style>
    <style:style style:name="P20" style:family="paragraph" style:parent-style-name="Table_20_Contents">
      <style:paragraph-properties fo:text-align="start" style:justify-single-word="false"/>
      <style:text-properties style:text-underline-style="none"/>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center" style:justify-single-word="false"/>
      <style:text-properties fo:font-weight="bold" style:font-weight-asian="bold" style:font-weight-complex="bold"/>
    </style:style>
    <style:style style:name="P23" style:family="paragraph" style:parent-style-name="imagen">
      <style:text-properties fo:font-weight="bold" style:font-weight-asian="bold" style:font-weight-complex="bold"/>
    </style:style>
    <style:style style:name="P24" style:family="paragraph" style:parent-style-name="Text_20_body" style:master-page-name="">
      <style:paragraph-properties loext:contextual-spacing="false" fo:margin-left="1.3cm" fo:margin-right="0cm" fo:margin-top="0cm" fo:margin-bottom="0.102cm" fo:line-height="100%" fo:text-align="justify" style:justify-single-word="false" fo:text-indent="0cm" style:auto-text-indent="false" style:page-number="auto"/>
    </style:style>
    <style:style style:name="P25" style:family="paragraph" style:parent-style-name="Text_20_body" style:master-page-name="">
      <style:paragraph-properties loext:contextual-spacing="false" fo:margin-left="0cm" fo:margin-right="1.101cm" fo:margin-top="0cm" fo:margin-bottom="0.102cm" fo:line-height="100%" fo:text-align="justify" style:justify-single-word="false" fo:text-indent="0.499cm" style:auto-text-indent="false" style:page-number="auto"/>
    </style:style>
    <style:style style:name="P26" style:family="paragraph" style:parent-style-name="bloque_20_de_20_código">
      <style:paragraph-properties fo:background-color="#dddddd">
        <style:background-image/>
      </style:paragraph-properties>
    </style:style>
    <style:style style:name="P27" style:family="paragraph" style:parent-style-name="bloque_20_de_20_código">
      <style:paragraph-properties loext:contextual-spacing="true" fo:margin-left="1cm" fo:margin-right="1.101cm" fo:margin-top="0cm" fo:margin-bottom="0cm" fo:line-height="100%" fo:text-align="justify" style:justify-single-word="false" fo:text-indent="0cm" style:auto-text-indent="false" fo:padding="0cm" fo:border="none" style:shadow="none"/>
    </style:style>
    <style:style style:name="P28" style:family="paragraph" style:parent-style-name="bloque_20_de_20_código" style:master-page-name="">
      <style:paragraph-properties loext:contextual-spacing="true" fo:margin-left="1cm" fo:margin-right="1.101cm" fo:margin-top="0cm" fo:margin-bottom="0cm" fo:line-height="100%" fo:text-align="justify" style:justify-single-word="false" fo:keep-together="always" fo:text-indent="0cm" style:auto-text-indent="false" style:page-number="auto" fo:padding="0cm" fo:border="none" style:shadow="none" fo:keep-with-next="always"/>
    </style:style>
    <style:style style:name="P29" style:family="paragraph" style:parent-style-name="bloque_20_de_20_código">
      <style:paragraph-properties fo:margin-left="1cm" fo:margin-right="1.101cm" fo:line-height="100%" fo:text-align="justify" style:justify-single-word="false" fo:keep-together="always" fo:text-indent="0cm" style:auto-text-indent="false" fo:padding="0cm" fo:border="none" style:shadow="none" fo:keep-with-next="always">
        <style:tab-stops>
          <style:tab-stop style:position="2.196cm"/>
          <style:tab-stop style:position="2.884cm"/>
          <style:tab-stop style:position="4.286cm"/>
          <style:tab-stop style:position="14.499cm"/>
        </style:tab-stops>
      </style:paragraph-properties>
      <style:text-properties style:font-name="Liberation Mono" fo:font-size="10pt" style:font-size-asian="10.5pt"/>
    </style:style>
    <style:style style:name="P30" style:family="paragraph" style:parent-style-name="bloque_20_de_20_código" style:master-page-name="">
      <style:paragraph-properties fo:margin-left="1cm" fo:margin-right="1.101cm" fo:line-height="100%" fo:text-align="justify" style:justify-single-word="false" fo:keep-together="always" fo:text-indent="0cm" style:auto-text-indent="false" style:page-number="auto" fo:padding="0cm" fo:border="none" style:shadow="none" fo:keep-with-next="always">
        <style:tab-stops>
          <style:tab-stop style:position="2.196cm"/>
          <style:tab-stop style:position="2.884cm"/>
          <style:tab-stop style:position="4.286cm"/>
          <style:tab-stop style:position="14.499cm"/>
        </style:tab-stops>
      </style:paragraph-properties>
      <style:text-properties style:font-name="Liberation Mono" fo:font-size="10pt" style:font-size-asian="10.5pt"/>
    </style:style>
    <style:style style:name="P31" style:family="paragraph" style:parent-style-name="contenido_20_-_20_mono" style:list-style-name="L57"/>
    <style:style style:name="P32" style:family="paragraph" style:parent-style-name="Heading_20_2">
      <style:paragraph-properties fo:break-before="page"/>
    </style:style>
    <style:style style:name="P33" style:family="paragraph" style:parent-style-name="Heading_20_2" style:master-page-name="">
      <style:paragraph-properties style:page-number="auto" fo:break-before="auto" fo:break-after="auto"/>
    </style:style>
    <style:style style:name="P34" style:family="paragraph" style:parent-style-name="Heading_20_3">
      <style:text-properties style:font-name="Liberation Serif"/>
    </style:style>
    <style:style style:name="P35" style:family="paragraph" style:parent-style-name="Heading_20_3" style:master-page-name="">
      <style:paragraph-properties style:page-number="auto" fo:break-before="auto" fo:break-after="auto"/>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5"/>
    <style:style style:name="P41" style:family="paragraph" style:parent-style-name="Text_20_body" style:list-style-name="L5">
      <style:text-properties style:font-name="Liberation Serif1"/>
    </style:style>
    <style:style style:name="P42" style:family="paragraph" style:parent-style-name="Text_20_body" style:list-style-name="L6">
      <style:text-properties style:font-name="Liberation Serif1"/>
    </style:style>
    <style:style style:name="P43" style:family="paragraph" style:parent-style-name="Text_20_body" style:list-style-name="L6"/>
    <style:style style:name="P44" style:family="paragraph" style:parent-style-name="Text_20_body" style:list-style-name="L7">
      <style:text-properties style:font-name="Liberation Serif"/>
    </style:style>
    <style:style style:name="P45" style:family="paragraph" style:parent-style-name="Text_20_body" style:list-style-name="L8">
      <style:text-properties style:font-name="Liberation Serif" fo:font-weight="bold" style:font-weight-asian="bold" style:font-weight-complex="bold"/>
    </style:style>
    <style:style style:name="P46" style:family="paragraph" style:parent-style-name="Text_20_body" style:list-style-name="L8">
      <style:text-properties style:font-name="Liberation Serif"/>
    </style:style>
    <style:style style:name="P47" style:family="paragraph" style:parent-style-name="Text_20_body" style:list-style-name="L9">
      <style:text-properties style:font-name="Liberation Serif"/>
    </style:style>
    <style:style style:name="P48" style:family="paragraph" style:parent-style-name="Text_20_body" style:list-style-name="L12">
      <style:text-properties style:font-name="Liberation Serif"/>
    </style:style>
    <style:style style:name="P49" style:family="paragraph" style:parent-style-name="Text_20_body" style:list-style-name="L13">
      <style:text-properties style:font-name="Liberation Serif"/>
    </style:style>
    <style:style style:name="P50" style:family="paragraph" style:parent-style-name="Text_20_body" style:list-style-name="L10"/>
    <style:style style:name="P51" style:family="paragraph" style:parent-style-name="Text_20_body" style:list-style-name="L11"/>
    <style:style style:name="P52" style:family="paragraph" style:parent-style-name="Text_20_body" style:list-style-name="L14"/>
    <style:style style:name="P53" style:family="paragraph" style:parent-style-name="Text_20_body" style:list-style-name="L15"/>
    <style:style style:name="P54" style:family="paragraph" style:parent-style-name="Text_20_body" style:list-style-name="L16"/>
    <style:style style:name="P55" style:family="paragraph" style:parent-style-name="Text_20_body" style:list-style-name="L17"/>
    <style:style style:name="P56" style:family="paragraph" style:parent-style-name="Text_20_body" style:list-style-name="L18"/>
    <style:style style:name="P57" style:family="paragraph" style:parent-style-name="Text_20_body" style:list-style-name="L19"/>
    <style:style style:name="P58" style:family="paragraph" style:parent-style-name="Text_20_body" style:list-style-name="L20"/>
    <style:style style:name="P59" style:family="paragraph" style:parent-style-name="Text_20_body" style:list-style-name="L21"/>
    <style:style style:name="P60" style:family="paragraph" style:parent-style-name="Text_20_body" style:list-style-name="L22"/>
    <style:style style:name="P61" style:family="paragraph" style:parent-style-name="Text_20_body" style:list-style-name="L23">
      <style:paragraph-properties>
        <style:tab-stops>
          <style:tab-stop style:position="5.027cm"/>
        </style:tab-stops>
      </style:paragraph-properties>
    </style:style>
    <style:style style:name="P62" style:family="paragraph" style:parent-style-name="Text_20_body" style:list-style-name="L24"/>
    <style:style style:name="P63" style:family="paragraph" style:parent-style-name="Text_20_body" style:list-style-name="L25"/>
    <style:style style:name="P64" style:family="paragraph" style:parent-style-name="Text_20_body" style:list-style-name="L26"/>
    <style:style style:name="P65" style:family="paragraph" style:parent-style-name="Text_20_body" style:list-style-name="L27"/>
    <style:style style:name="P66" style:family="paragraph" style:parent-style-name="Text_20_body" style:list-style-name="L28"/>
    <style:style style:name="P67" style:family="paragraph" style:parent-style-name="Text_20_body" style:list-style-name="L29"/>
    <style:style style:name="P68" style:family="paragraph" style:parent-style-name="Text_20_body" style:list-style-name="L30"/>
    <style:style style:name="P69" style:family="paragraph" style:parent-style-name="Text_20_body" style:list-style-name="L31"/>
    <style:style style:name="P70" style:family="paragraph" style:parent-style-name="Text_20_body" style:list-style-name="L32"/>
    <style:style style:name="P71" style:family="paragraph" style:parent-style-name="Text_20_body" style:list-style-name="L33"/>
    <style:style style:name="P72" style:family="paragraph" style:parent-style-name="Text_20_body" style:list-style-name="L34"/>
    <style:style style:name="P73" style:family="paragraph" style:parent-style-name="Text_20_body" style:list-style-name="L35"/>
    <style:style style:name="P74" style:family="paragraph" style:parent-style-name="Text_20_body" style:list-style-name="L36"/>
    <style:style style:name="P75" style:family="paragraph" style:parent-style-name="Text_20_body" style:list-style-name="L37"/>
    <style:style style:name="P76" style:family="paragraph" style:parent-style-name="Text_20_body" style:list-style-name="L38"/>
    <style:style style:name="P77" style:family="paragraph" style:parent-style-name="Text_20_body" style:list-style-name="L39"/>
    <style:style style:name="P78" style:family="paragraph" style:parent-style-name="Text_20_body" style:list-style-name="L40"/>
    <style:style style:name="P79" style:family="paragraph" style:parent-style-name="Text_20_body" style:list-style-name="L41"/>
    <style:style style:name="P80" style:family="paragraph" style:parent-style-name="Text_20_body" style:list-style-name="L42"/>
    <style:style style:name="P81" style:family="paragraph" style:parent-style-name="Text_20_body" style:list-style-name="L43"/>
    <style:style style:name="P82" style:family="paragraph" style:parent-style-name="Text_20_body" style:list-style-name="L44"/>
    <style:style style:name="P83" style:family="paragraph" style:parent-style-name="Text_20_body" style:list-style-name="L45"/>
    <style:style style:name="P84" style:family="paragraph" style:parent-style-name="Text_20_body" style:list-style-name="L46"/>
    <style:style style:name="P85" style:family="paragraph" style:parent-style-name="Text_20_body" style:list-style-name="L47"/>
    <style:style style:name="P86" style:family="paragraph" style:parent-style-name="Text_20_body" style:list-style-name="L48"/>
    <style:style style:name="P87" style:family="paragraph" style:parent-style-name="Text_20_body" style:list-style-name="L48">
      <style:text-properties fo:font-weight="bold" style:font-weight-asian="bold" style:font-weight-complex="bold"/>
    </style:style>
    <style:style style:name="P88" style:family="paragraph" style:parent-style-name="Text_20_body" style:list-style-name="L49"/>
    <style:style style:name="P89" style:family="paragraph" style:parent-style-name="Text_20_body" style:list-style-name="L50"/>
    <style:style style:name="P90" style:family="paragraph" style:parent-style-name="Text_20_body" style:list-style-name="L51"/>
    <style:style style:name="P91" style:family="paragraph" style:parent-style-name="Text_20_body" style:list-style-name="L52"/>
    <style:style style:name="P92" style:family="paragraph" style:parent-style-name="Text_20_body" style:list-style-name="L53"/>
    <style:style style:name="P93" style:family="paragraph" style:parent-style-name="Text_20_body" style:list-style-name="L54"/>
    <style:style style:name="P94" style:family="paragraph" style:parent-style-name="Text_20_body" style:list-style-name="L55"/>
    <style:style style:name="P95" style:family="paragraph" style:parent-style-name="Text_20_body" style:list-style-name="L56"/>
    <style:style style:name="P96" style:family="paragraph" style:parent-style-name="Text_20_body" style:list-style-name="L57"/>
    <style:style style:name="P97" style:family="paragraph" style:parent-style-name="Text_20_body" style:list-style-name="L59"/>
    <style:style style:name="P98" style:family="paragraph" style:parent-style-name="Text_20_body" style:list-style-name="L60"/>
    <style:style style:name="P99" style:family="paragraph" style:parent-style-name="Text_20_body" style:list-style-name="L61"/>
    <style:style style:name="P100" style:family="paragraph" style:parent-style-name="Text_20_body" style:list-style-name="L61">
      <style:text-properties fo:font-weight="normal" style:font-weight-asian="normal" style:font-weight-complex="normal"/>
    </style:style>
    <style:style style:name="P101" style:family="paragraph" style:parent-style-name="Text_20_body" style:list-style-name="L58" style:master-page-name="">
      <style:paragraph-properties loext:contextual-spacing="false" fo:margin-top="0cm" fo:margin-bottom="0.247cm" fo:line-height="120%" style:page-number="auto"/>
    </style:style>
    <style:style style:name="P102" style:family="paragraph" style:parent-style-name="Text_20_body" style:master-page-name="">
      <style:paragraph-properties loext:contextual-spacing="false" fo:margin-left="0cm" fo:margin-right="0cm" fo:margin-top="0cm" fo:margin-bottom="0.102cm" fo:line-height="100%" fo:text-align="center" style:justify-single-word="false" fo:text-indent="0cm" style:auto-text-indent="false" style:page-number="auto">
        <style:tab-stops>
          <style:tab-stop style:position="0cm"/>
        </style:tab-stops>
      </style:paragraph-properties>
    </style:style>
    <style:style style:name="P103" style:family="paragraph" style:parent-style-name="Heading_20_1" style:master-page-name="First_20_Page">
      <style:paragraph-properties style:page-number="auto"/>
    </style:style>
    <style:style style:name="P104" style:family="paragraph" style:parent-style-name="Heading_20_6">
      <style:paragraph-properties fo:margin-left="0cm" fo:margin-right="0cm" fo:text-indent="0cm" style:auto-text-indent="false"/>
    </style:style>
    <style:style style:name="P105" style:family="paragraph" style:parent-style-name="Heading_20_5">
      <style:text-properties style:font-name="Liberation Serif"/>
    </style:style>
    <style:style style:name="P106" style:family="paragraph" style:parent-style-name="Heading_20_4">
      <style:text-properties style:font-name="Liberation Serif"/>
    </style:style>
    <style:style style:name="P107" style:family="paragraph" style:parent-style-name="Heading_20_4">
      <style:paragraph-properties fo:margin-left="0cm" fo:margin-right="0cm" fo:text-indent="0cm" style:auto-text-indent="false"/>
    </style:style>
    <style:style style:name="P108" style:family="paragraph" style:parent-style-name="Heading_20_4" style:master-page-name="">
      <style:paragraph-properties style:page-number="auto" fo:break-before="auto" fo:break-after="auto"/>
    </style:style>
    <style:style style:name="P109" style:family="paragraph" style:parent-style-name="Heading_20_4">
      <style:paragraph-properties fo:break-before="page"/>
    </style:style>
    <style:style style:name="P1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name="Liberation Serif1"/>
    </style:style>
    <style:style style:name="T7" style:family="text">
      <style:text-properties style:font-name="Liberation Serif"/>
    </style:style>
    <style:style style:name="T8" style:family="text">
      <style:text-properties style:font-name="Linux Libertine Mono O" fo:font-size="8pt" style:font-size-asian="10.5pt"/>
    </style:style>
    <style:style style:name="T9" style:family="text">
      <style:text-properties style:font-size-complex="10pt"/>
    </style:style>
    <style:style style:name="T10" style:family="text">
      <style:text-properties style:use-window-font-color="true" style:text-outline="false" style:text-line-through-styl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horizontal-pos="center" style:horizontal-rel="paragraph" fo:padding="0cm" fo:border="none" style:shadow="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style:style>
    <style:style style:name="fr7"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style>
    <style:style style:name="fr8"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to"/>
      </text:sequence-decls>
      <text:h text:style-name="P103" text:outline-level="1"><text:bookmark-start text:name="__RefHeading__187970_359546015"/><text:reference-mark-start text:name="capitulo-controladora-cnc"/><office:annotation><dc:creator>Autor desconocido</dc:creator><dc:date>2015-02-13T02:14:54</dc:date><text:p text:style-name="P110"><text:span text:style-name="T10">Verificar contenido, mandar a apéndice todo lo no estrictamente necesario </text:span></text:p></office:annotation><text:bookmark-start text:name="capitulo-controladora-cnc"/>C<office:annotation><dc:creator>Manuel Francisco Naranjo</dc:creator><dc:date>2015-02-16T12:32:28</dc:date><text:p text:style-name="P110"><text:span text:style-name="T10">Verificar si algo más se puede pasar</text:span></text:p></office:annotation>ontroladora CNC<text:bookmark-end text:name="capitulo-controladora-cnc"/><text:reference-mark-end text:name="capitulo-controladora-cnc"/> – Fagor 8035-M<text:bookmark-end text:name="__RefHeading__187970_359546015"/></text:h>
      <text:p text:style-name="Text_20_body">En este capítulo se hará una breve introducción a las distintas funcionalidades presentes en la controladora CNC Fagor 8035-M utilizada para el desarrollo del proyecto, en el capítulo <text:reference-ref text:reference-format="text" text:ref-name="apendice-b">Error: No se encuentra la fuente de referencia</text:reference-ref> se expone un desarrollo extenso sobre parámetros disponibles, configuraciones de los mismos, programación del PLC, pero que no se considera indispensable para lograr una idea general del proyecto. Se ha utilizado tanto para la confección de esté capítulo como del <text:reference-ref text:reference-format="text" text:ref-name="apendice-b">Error: No se encuentra la fuente de referencia</text:reference-ref> de referencia el manual de instalación de la misma controladora elaborado por Fagor.</text:p>
      <text:p text:style-name="P102"><draw:frame draw:style-name="fr1" draw:name="Marco40" text:anchor-type="paragraph" svg:width="17.006cm" draw:z-index="19"><draw:text-box fo:min-height="13.421cm"><text:p text:style-name="Drawing">Dibujo <text:sequence text:ref-name="refDrawing0" text:name="Drawing" text:formula="ooow:Drawing+1" style:num-format="1">1</text:sequence>: Fagor 8035 - Panel frontal</text:p></draw:text-box></draw:frame></text:p>
      <text:h text:style-name="Heading_20_2" text:outline-level="2"><text:bookmark-start text:name="__RefHeading__187972_359546015"/><text:soft-page-break/>Interfaz de usuario<text:bookmark-end text:name="__RefHeading__187972_359546015"/></text:h>
      <text:h text:style-name="Heading_20_3" text:outline-level="3"><text:bookmark-start text:name="__RefHeading__187974_359546015"/>Panel frontal<text:bookmark-end text:name="__RefHeading__187974_359546015"/></text:h>
      <text:p text:style-name="P9"><draw:frame draw:style-name="fr2" draw:name="Marco66" text:anchor-type="as-char" svg:width="8.952cm" draw:z-index="20"><draw:text-box fo:min-height="8.117cm"><text:p text:style-name="Foto">Foto <text:sequence text:ref-name="refFoto0" text:name="Foto" text:formula="ooow:Foto+1" style:num-format="1">1</text:sequence>: Fagor 8035 - Panel frontal</text:p></draw:text-box></draw:frame></text:p>
      <text:p text:style-name="Text_20_body">En el dibujo anterior se puede apreciar el panel frontal de la controladora. Esté panel es el que el operador utiliza como interfaz hombre-máquina, y es la única parte de la controladora preparada para ser expuesta sin protección al exterior de la máquina. En el panel se pueden encontrar áreas de interés:</text:p>
      <text:list xml:id="list4175834420257185536" text:style-name="L1">
        <text:list-item>
          <text:p text:style-name="P36"><text:soft-page-break/>Teclado alfanumérico.</text:p>
        </text:list-item>
        <text:list-item>
          <text:p text:style-name="P36">Teclas de acceso a modos.</text:p>
        </text:list-item>
        <text:list-item>
          <text:p text:style-name="P36">Teclas de inicio y parada.</text:p>
        </text:list-item>
        <text:list-item>
          <text:p text:style-name="P36">Teclas de control de husillo, y configurables.</text:p>
        </text:list-item>
        <text:list-item>
          <text:p text:style-name="P36">Selector de distancia de paso en modo manual, cambiador de velocidad de avance proporcional.</text:p>
        </text:list-item>
        <text:list-item>
          <text:p text:style-name="P36">Teclado de movimiento manual de ejes.</text:p>
        </text:list-item>
        <text:list-item>
          <text:p text:style-name="P36">Teclado de interacción con pantalla (soft keys).</text:p>
        </text:list-item>
        <text:list-item>
          <text:p text:style-name="P36">Teclas configurables por el integrador.</text:p>
        </text:list-item>
        <text:list-item>
          <text:p text:style-name="P36">Pantalla de interfaz hombre máquina.</text:p>
        </text:list-item>
      </text:list>
      <text:p text:style-name="Text_20_body">Se puede observar que la controladora cuenta con un teclado alfanumérico, botones de acceso rápido a los distintos modos de la controladora, pulsadores para arrancar y detener el ciclo de trabajo, teclas para operaciones especificas de control tanto del husillo como de los ejes, un selector de velocidad proporcional y distancia de avance. También cuenta con teclas para interactuar con las distintas pantallas, así como también botones de uso general que son configurables por el integrador de sistemas.</text:p>
      <text:p text:style-name="P9"><draw:frame draw:style-name="fr3" draw:name="Marco8" text:anchor-type="as-char" svg:width="15.446cm" draw:z-index="0"><draw:text-box fo:min-height="9.608cm"><text:p text:style-name="Drawing">Dibujo <text:sequence text:ref-name="refDrawing1" text:name="Drawing" text:formula="ooow:Drawing+1" style:num-format="1">2</text:sequence>: Fagor 8035 – interfaz gráfica</text:p></draw:text-box></draw:frame></text:p>
      <text:h text:style-name="P35" text:outline-level="3"><text:bookmark-start text:name="__RefHeading__187976_359546015"/>Interfaz gráfica<text:bookmark-end text:name="__RefHeading__187976_359546015"/></text:h>
      <text:p text:style-name="Text_20_body">En la imagen anterior se puede observar el esquema básico de la GUI de usuario, las distintas secciones disponibles son:</text:p>
      <text:list xml:id="list4748750606589853971" text:style-name="L2">
        <text:list-item>
          <text:p text:style-name="P37">Modo de trabajo seleccionado así cómo también número de programa y número de bloque activo, a su vez se informa estado de programa (ejecución o interrumpido) y el estado del DNC.</text:p>
        </text:list-item>
        <text:list-item>
          <text:p text:style-name="P37">Hora del sistema en horas : minutos : segundos</text:p>
        </text:list-item>
        <text:list-item>
          <text:p text:style-name="P37">Mensajes al operador tanto vía DNC como vía programa pieza, se visualizá sólo el último <text:soft-page-break/>mensaje.</text:p>
        </text:list-item>
        <text:list-item>
          <text:p text:style-name="P37">Mensajes del PLC. Se visualiza siempre el más prioritario.</text:p>
        </text:list-item>
        <text:list-item>
          <text:p text:style-name="P37">Ventana principal.</text:p>
        </text:list-item>
        <text:list-item>
          <text:p text:style-name="P37">Ventan de edición.</text:p>
        </text:list-item>
        <text:list-item>
          <text:p text:style-name="P37">Ventana de comunicacados de auto-test.</text:p>
        </text:list-item>
        <text:list-item>
          <text:p text:style-name="P37">Estado de teclas modificadoras.</text:p>
        </text:list-item>
        <text:list-item>
          <text:p text:style-name="P37">Estado de teclas soft-keys, debajo del monitor se encuentran las teclas F1 – F7 las cuales asumen la funcionalidad según el texto indicado por las soft-keys.</text:p>
        </text:list-item>
      </text:list>
      <text:p text:style-name="Text_20_body"/>
      <text:h text:style-name="P32" text:outline-level="2"><text:bookmark-start text:name="__RefHeading__187978_359546015"/>Conectividad a red y otros sistemas<text:bookmark-end text:name="__RefHeading__187978_359546015"/></text:h>
      <text:p text:style-name="P9"><draw:frame draw:style-name="fr4" draw:name="Marco9" text:anchor-type="as-char" svg:width="14.011cm" svg:height="21.084cm" style:rel-height="scale-min" draw:z-index="1"><draw:text-box><text:p text:style-name="Drawing">Dibujo <text:sequence text:ref-name="refDrawing2" text:name="Drawing" text:formula="ooow:Drawing+1" style:num-format="1">3</text:sequence>: Controladora CNC - Fagor 8035m – Parte Trasera</text:p></draw:text-box></draw:frame></text:p>
      <text:p text:style-name="P5">En la imagen anterior se puede observar la parte trasera de la controladora, en la misma se puede apreciar la parte posterior de la controladora CNC, donde se ubican los distintos conectores para interactuar con los motores, dispositivos digitales, entradas digitales, comunicación serie y CAN, dispositivos de almacenamiento (USB y CF), alimentación, joystick digital, etc.</text:p>
      <text:h text:style-name="Heading_20_3" text:outline-level="3"><text:bookmark-start text:name="__RefHeading__187980_359546015"/>Alimentación y conexión a tierra<text:bookmark-end text:name="__RefHeading__187980_359546015"/></text:h>
      <text:p text:style-name="Text_20_body">La controladora brinda amplia especificaciones respecto de la alimentación, para la conexión se utiliza un conector tipo Phoenix el cuál no sólo es capaz de soportar la corriente necesaria para el funcionamiento, sino que también es capaz de soportar las vibraciones típicas que hay en los entornos de producción de las distintas máquinas CNC.</text:p>
      <text:p text:style-name="Text_20_body">La unidad está diseñada para ser alimentada con 24V de CC, aunque su tensión nominal puede variar entre 20V y 30V con el sistema aún en funcionamiento, existe una protección de sobretensión la cual se activa a los 36V. Por otra parte la controladora soporta hasta 4V de rizado de alimentación. Es importante destacar que la fuente de alimentación debe ser capaz de brindar 2A de corriente nominal y soportar un pico de 8A durante 40ms.</text:p>
      <text:p text:style-name="P9"><draw:frame draw:style-name="fr5" draw:name="Marco38" text:anchor-type="as-char" svg:y="-6.465cm" svg:width="6.816cm" draw:z-index="2"><draw:text-box fo:min-height="6.248cm"><text:p text:style-name="Drawing">Dibujo <text:sequence text:ref-name="refDrawing3" text:name="Drawing" text:formula="ooow:Drawing+1" style:num-format="1">4</text:sequence>: Características de pico de corriente en la alimentación.</text:p></draw:text-box></draw:frame></text:p>
      <text:p text:style-name="Text_20_body">La controladora incluye dos conexiones de descarga a tierra una en el conector de alimentación y otra en el chasis, ambas deben ser conectadas para un correcto funcionamiento de la controladora y así evitar daños tanto a la controladora como al eventual operario, esto se complementa con la conexión de 0V de la fuente al punto principal de tierra del armario eléctrico.</text:p>
      <text:h text:style-name="Heading_20_3" text:outline-level="3"><text:bookmark-start text:name="__RefHeading__187982_359546015"/>Conexión Serie RS232 - DB9<text:bookmark-end text:name="__RefHeading__187982_359546015"/></text:h>
      <text:p text:style-name="Text_20_body">La controladora cuenta con un puerto serie RS232 con conector DB9 el cuál permite comunicar la controladora con otros sistemas para tomar control remoto de la misma (DNC) así cómo también transferir programas de pieza, etc, aunque este tipo de conexión no va a ser utilizada en producción dado que se dispone de un puerto USB y de conexión Ethernet. El conector tiene todos sus terminales aislados opto electrónicamente.</text:p>
      <text:h text:style-name="Heading_20_3" text:outline-level="3"><text:bookmark-start text:name="__RefHeading__187984_359546015"/>Conexión de entradas y salidas digitales<text:bookmark-end text:name="__RefHeading__187984_359546015"/></text:h>
      <text:p text:style-name="Text_20_body">Los conectores X2, X7 y X9 permiten comunicar a la controladora con dispositivos digitales de comportamiento digitales externos, a su vez en X2 se disponen de conexiones de 24V y 0V las cuales deben ser conectadas a las correspondientes salidas de la fuente de tensión a fin de tener referencias de tensión en la controladora. Los conectores X2, X7 y X9 son del tipo SUB-D hembra de 37 terminales y densidad normal, con tornillo de fijación a fin de reducir la influencia de las <text:soft-page-break/>vibraciones.</text:p>
      <text:h text:style-name="Heading_20_4" text:outline-level="4"><text:bookmark-start text:name="__RefHeading__187986_359546015"/>Salidas digitales<text:bookmark-end text:name="__RefHeading__187986_359546015"/></text:h>
      <text:p text:style-name="Text_20_body">Las salidas digitales son opto acopladas y se corresponden con variables en el PLC que pueden utilizarse para la activación de relés, señalizaciones, etc. Las características eléctricas de estas salidas son valor nominal de tensión de alimentación +24V DC, valor máximo +30V, valor mínimo +18V, <text:s/>tensión de salida 2V menor a la tensión de alimentación. Corriente máxima de salida 100mA.</text:p>
      <text:p text:style-name="Text_20_body">Todas las salidas se encuentran protegidas mediante aislamiento galvánico mediante opto-acopladores y protección contra cortocircuitos, sobre tensión de fuente exterior (33V DC) y ante conexión inversa de fuente de alimentación (hasta -30V DC).</text:p>
      <text:h text:style-name="Heading_20_4" text:outline-level="4"><text:bookmark-start text:name="__RefHeading__187988_359546015"/>Entradas digitales<text:bookmark-end text:name="__RefHeading__187988_359546015"/></text:h>
      <text:p text:style-name="Text_20_body">Las entradas digitales se corresponden con variables en el PLC y son utilizadas para la lectura de dispositivos externos, etc. Las características eléctricas de estas entradas son valor nominal de la tensión de alimentación +24 V DC, valor máximo +30 V DC, valor mínimo +18V. A su vez se reconocerá como un nivel lógico alto (1) a cualquier tensión superior a +18V, al contrario si la tensión es menor a +5V se lo considera un nivel lógico bajo (0), no siendo especificado el estado asumido con tensiones entre +5V y +18V. A su vez el consumo típico por entrada es de 5mA, con consumos máximos de 7mA.</text:p>
      <text:p text:style-name="Text_20_body">Todas las entradas se encuentran protegidas mediante aislamiento galvánico mediante opto-acopladores, protección ante conexión inversa de la fuente de alimentación de hasta -30 Vy protección de sobretensión a +36V.</text:p>
      <text:h text:style-name="Heading_20_3" text:outline-level="3"><text:bookmark-start text:name="__RefHeading__187990_359546015"/>Conexión de palpador<text:bookmark-end text:name="__RefHeading__187990_359546015"/></text:h>
      <text:p text:style-name="Text_20_body">El palpador es un dispositivo el cuál permite medir la posición relativa entre un punto de referencia de la máquina y un punto de la herramienta de corte, dicho dispositivo permite una rápida calibración y puesta a punto de las distintas herramientas, el cliente no hace uso de está función a pesar de tenerla disponible, por lo cuál se decidió por el no activar esta función, dejando el conector X3 desconectado.</text:p>
      <text:h text:style-name="Heading_20_3" text:outline-level="3"><text:bookmark-start text:name="__RefHeading__187992_359546015"/>Conexión de control analógica y realimentación de husillo<text:bookmark-end text:name="__RefHeading__187992_359546015"/></text:h>
      <text:p text:style-name="Text_20_body">El conector X4 permite el control analógico del husillo, así cómo también permite la conexión digital del encoder disponible en el mismo. La salida de control es configurable y con un rango de +- 10V. La realimentación o captación puede ser tanto senoidal de 1Vpp, como así también digital TTL diferencial, también se dispone de entrada de referencia de posición angular la cual permite encontrar una posición fija dentro del movimiento angular. En el caso de la máquina a reparar se utilizo realimentación digital sin referencia fija.</text:p>
      <text:p text:style-name="Text_20_body">En el caso de señales digitales se utilizan 2 entradas A y B con las cuales observando la relación de fase entre una y la otra permite saber en que sentido se está realizando el movimiento.</text:p>
      <text:p text:style-name="P9"><text:soft-page-break/><draw:frame draw:style-name="fr3" draw:name="Marco39" text:anchor-type="as-char" svg:width="14.552cm" draw:z-index="3"><draw:text-box fo:min-height="8.467cm"><text:p text:style-name="Drawing">Dibujo <text:sequence text:ref-name="refDrawing4" text:name="Drawing" text:formula="ooow:Drawing+1" style:num-format="1">5</text:sequence>: Señal TTL de encoder.</text:p></draw:text-box></draw:frame></text:p>
      <text:h text:style-name="Heading_20_3" text:outline-level="3"><text:bookmark-start text:name="__RefHeading__187994_359546015"/>Conexión de volantes electrónicos<text:bookmark-end text:name="__RefHeading__187994_359546015"/></text:h>
      <text:p text:style-name="Text_20_body">Los volantes electrónicos son dispositivos que generan un tren de pulso diferencial con paso fijo, los cuales permiten medir no sólo cantidad de pasos, sino como también dirección de movimiento. Estos se utilizan para el control manual de la máquina ya que permite al operario un control preciso y configurable de avance y velocidades.</text:p>
      <text:h text:style-name="Heading_20_3" text:outline-level="3"><text:bookmark-start text:name="__RefHeading__187996_359546015"/>Conexión de control analógico y realimentación de ejes<text:bookmark-end text:name="__RefHeading__187996_359546015"/></text:h>
      <text:p text:style-name="Text_20_body">El conector X8 permite conectar las salidas de control analógico de los 3 ejes disponibles en la controladora, las mismas son similares a la salida de control del husillo. Los conectores X10, X11 y X12 permiten la conexión de realimentación de cada uno de los ejes similares a los provistos por el husillo, al igual que en el caso del husillo no se dispone de referencia de posición angular integrado en el mismo encoder.</text:p>
      <text:p text:style-name="Text_20_body"/>
      <text:h text:style-name="P32" text:outline-level="2"><text:bookmark-start text:name="__RefHeading__187998_359546015"/>Parámetros de máquina<text:bookmark-end text:name="__RefHeading__187998_359546015"/></text:h>
      <text:p text:style-name="Text_20_body">Como se menciono anteriormente las controladoras CNC son dispositivos genéricos en el sentido de que pueden controlar distinto tipo de máquinas, en el caso particular de la controladora Fagor 8035M la misma cuenta con la capacidad de controlar 3 ejes simultáneamente y un husillo, con lo cuál sirve para controlar tornos, centros de mecanizados tanto con fresas como de corte láser, corte por agua, etc.</text:p>
      <text:p text:style-name="Text_20_body">Para que la máquina-herramienta pueda ejecutar correctamente las instrucciones programadas, así como interpretar los elementos que tienen interconectados, la controladora debe conocer los datos específicos de la máquina como son, avances, aceleraciones, conectores a utilizar, cambio automático de herramientas, etc.</text:p>
      <text:p text:style-name="Text_20_body">En está sección se va a abordar la configuración de todos los parámetros de máquina, dejando el abordaje de la configuración del PLC en el capítulo <text:bookmark-ref text:reference-format="chapter" text:ref-name="plc-integrado">1.5</text:bookmark-ref>.</text:p>
      <text:p text:style-name="Text_20_body">Al conjunto de parámetros mencionado se los denomina parámetros de máquina ya que los mismos una vez definida la máquina son mayormente inalterables, los parámetros en la controladora se agrupan en tablas por funcionalidad, las tablas disponibles son:</text:p>
      <text:list xml:id="list8026853124002832699" text:style-name="L3">
        <text:list-item>
          <text:p text:style-name="P38">Parámetros generales de la máquina.</text:p>
        </text:list-item>
        <text:list-item>
          <text:p text:style-name="P38">Parámetros de los ejes (una tabla por eje).</text:p>
        </text:list-item>
        <text:list-item>
          <text:p text:style-name="P38">Parámetros del husillo.</text:p>
        </text:list-item>
        <text:list-item>
          <text:p text:style-name="P38">Parámetros de la comunicación serie.</text:p>
        </text:list-item>
        <text:list-item>
          <text:p text:style-name="P38">Parámetros del PLC.</text:p>
        </text:list-item>
        <text:list-item>
          <text:p text:style-name="P38">Funciones auxiliares M.</text:p>
        </text:list-item>
        <text:list-item>
          <text:p text:style-name="P38">Compensación de holgura de husillo (una tabla por eje).</text:p>
        </text:list-item>
        <text:list-item>
          <text:p text:style-name="P38">Compensación cruzada.</text:p>
        </text:list-item>
      </text:list>
      <text:p text:style-name="Text_20_body">Para la edición de las distintas tablas disponibles la controladora presenta un menú el cuál puede ser protegido para la edición en producción, las tablas están compuestas por parámetros los cuales se identifican con la letra P seguida de un número como por ejemplo P123, y también tienen asociado un mnemónico único de fácil interpretación. Existen parámetros los cuales son de aplicabilidad inmediatas, mientras otros requieren de realizar un ciclo de reinicio de la controladora.</text:p>
      <text:h text:style-name="Heading_20_3" text:outline-level="3"><text:bookmark-start text:name="__RefHeading__188000_359546015"/>Proceso de personalización de parámetros<text:bookmark-end text:name="__RefHeading__188000_359546015"/></text:h>
      <text:p text:style-name="Text_20_body">En primer lugar se deberán personalizar los parámetros máquina generales ya que mediante los mismos se definen los ejes de la máquina y por lo tanto las tablas de parámetros de los ejes.</text:p>
      <text:p text:style-name="Text_20_body">Existen unos parámetros máquina para indicar si la máquina dispone o no de compensación cruzada mecánica de ejes, generando la controladora la tabla de parámetros de compensación cruzada en función de la personalización de los mismos.</text:p>
      <text:p text:style-name="Text_20_body">Mediante los parámetros máquina generales se definen asimismo el número de elementos de las tablas de almacén de herramientas, de los correctores y de la tabla de las funciones auxiliares M.</text:p>
      <text:p text:style-name="Text_20_body">Mediante los Parámetros de los ejes se definirán las tablas de compensación de husillo, creándose tablas únicamente para los ejes que llevan este tipo de compensación.</text:p>
      <text:p text:style-name="Text_20_body">La descripción de los distintos parámetros se encuentra disponible en el capítulo <text:bookmark-ref text:reference-format="chapter" text:ref-name="__RefHeading__57468_820287960">Error: No se encuentra la fuente de referencia</text:bookmark-ref> <text:bookmark-ref text:reference-format="text" text:ref-name="__RefHeading__57468_820287960">Error: No se encuentra la fuente de referencia</text:bookmark-ref> se recomienda al lector ver dicha sección para comprender los parámetros disponibles y su configuración.</text:p>
      <text:h text:style-name="Heading_20_2" text:outline-level="2"><text:bookmark-start text:name="__RefHeading__188016_359546015"/><text:soft-page-break/>Procedimiento para el ajuste de parámetros<text:bookmark-end text:name="__RefHeading__188016_359546015"/></text:h>
      <text:p text:style-name="Text_20_body">En esté capítulo se iniciará por presentar algunos parámetros básicos necesarios e indispensables para comprender el proceso para el ajuste de los distintos parámetros, para luego exponer métodos de ajuste sugeridos por Fagor, los cuales fueron seguidos obteniéndose buenos resultados inciales, <text:s/>los cuales luego con los conocimientos adquiridos por el alumno durante sus estudios se pudieron mejorar en aquellos casos que fuese posible. Para una correcta comprensión de esté capítulo puede ser necesario tener presente <text:bookmark-ref text:reference-format="chapter" text:ref-name="__RefHeading__57468_820287960">Error: No se encuentra la fuente de referencia</text:bookmark-ref> <text:bookmark-ref text:reference-format="text" text:ref-name="__RefHeading__57468_820287960">Error: No se encuentra la fuente de referencia</text:bookmark-ref>.</text:p>
      <text:h text:style-name="Heading_20_3" text:outline-level="3"><text:bookmark-start text:name="__RefHeading__188018_359546015"/>Ejes y sistemas coordenados<text:bookmark-end text:name="__RefHeading__188018_359546015"/></text:h>
      <text:p text:style-name="Text_20_body">Dado que el objetivo del Control Numérico es controlar el movimiento y posicionamiento de los ejes, será necesario determinar la posición del punto a alcanzar por medio de sus coordenadas. Las controladoras CNC permiten hacer uso de coordenadas absolutas y de coordenadas relativas o incrementales, a lo largo de un mismo programa.</text:p>
      <text:p text:style-name="Text_20_body">Dos o más ejes pueden interpolarse (combinar su movimiento) simultáneamente a fin de lograr determinados tipos de formas, existen ejes que son considerados de sólo posición en los cuales no tiene sentido ningún tipo de interpolación con otros ejes, y por ende dicha combinación es considerada prohibida generando errores pertinentes en la controladora de ser encontrados.</text:p>
      <text:h text:style-name="Heading_20_4" text:outline-level="4"><text:bookmark-start text:name="__RefHeading__188020_359546015"/>Nomenclatura de los ejes<text:bookmark-end text:name="__RefHeading__188020_359546015"/></text:h>
      <text:p text:style-name="Text_20_body">Generalmente los ejes en los sistemas CNC se denominan según la norma DIN 66217.</text:p>
      <text:p text:style-name="imagen"><draw:frame draw:style-name="fr3" draw:name="Marco118" text:anchor-type="as-char" svg:width="8.446cm" draw:z-index="4"><draw:text-box fo:min-height="8.823cm"><text:p text:style-name="Drawing">Dibujo <text:sequence text:ref-name="refDrawing5" text:name="Drawing" text:formula="ooow:Drawing+1" style:num-format="1">6</text:sequence>: Norma DIN 66217 de nomenclatura de ejes.</text:p></draw:text-box></draw:frame></text:p>
      <text:p text:style-name="Text_20_body">Características del sistema de ejes:</text:p>
      <text:list xml:id="list8753974778272584051" text:style-name="L4">
        <text:list-item>
          <text:p text:style-name="P39">X e Y:movimientos principales de avance en el plano de trabajo principal de la máquina.</text:p>
        </text:list-item>
        <text:list-item>
          <text:p text:style-name="P39">Z: paralelo al eje principal de la máquina, perpendicular al plano XY.</text:p>
        </text:list-item>
        <text:list-item>
          <text:p text:style-name="P39">U, V, W: ejes auxiliares paralelos a X, Y, Z respectivamente.</text:p>
        </text:list-item>
        <text:list-item>
          <text:p text:style-name="P39"><text:soft-page-break/>A, B, C: ejes rotativos sobre cada uno de los ejes X, Y, Z.</text:p>
        </text:list-item>
      </text:list>
      <text:p text:style-name="Text_20_body">La siguiente figura muestra ejemplos de denominación de los ejes en una máquina fresadora-perfiladora de mesa inclinada y de un torno paralelo.</text:p>
      <text:p text:style-name="Text_20_body"><draw:frame draw:style-name="fr3" draw:name="Marco48" text:anchor-type="as-char" svg:width="15.529cm" draw:z-index="5"><draw:text-box fo:min-height="7.049cm"><text:p text:style-name="Drawing">Dibujo <text:sequence text:ref-name="refDrawing6" text:name="Drawing" text:formula="ooow:Drawing+1" style:num-format="1">7</text:sequence>: Ejes según norma DIN 66217 en distintos tipos de máquinas.</text:p></draw:text-box></draw:frame></text:p>
      <text:h text:style-name="Heading_20_4" text:outline-level="4"><text:bookmark-start text:name="__RefHeading__188022_359546015"/>Ejes lineales<text:bookmark-end text:name="__RefHeading__188022_359546015"/></text:h>
      <text:p text:style-name="Text_20_body">Son aquellos ejes que describen trayectorias lineales, siendo los principales X, Y y Z.</text:p>
      <text:h text:style-name="Heading_20_4" text:outline-level="4"><text:bookmark-start text:name="__RefHeading__188024_359546015"/>Ejes rotativos<text:bookmark-end text:name="__RefHeading__188024_359546015"/></text:h>
      <text:p text:style-name="Text_20_body">Se denominan ejes rotativos a aquellos cuya trayectoria de movimiento describe circunferencias. El fabricante Fagor los agrupa en 3 grupos<text:span text:style-name="T7">.</text:span></text:p>
      <text:h text:style-name="P105" text:outline-level="5"><text:bookmark-start text:name="__RefHeading__188026_359546015"/>Eje rotativos normales<text:bookmark-end text:name="__RefHeading__188026_359546015"/></text:h>
      <text:p text:style-name="Text_20_body"><text:span text:style-name="T7">Son aquellos que pueden interpolarse con ejes lineales, </text:span><text:span text:style-name="T7">en desplazamientos </text:span><text:span text:style-name="T7">rápido </text:span><text:span text:style-name="T7">(G00)</text:span><text:span text:style-name="T7"> y </text:span><text:span text:style-name="T7">lineal </text:span><text:span text:style-name="T7">(G11)</text:span><text:span text:style-name="T7">.</text:span></text:p>
      <text:list xml:id="list3697930985276371184" text:style-name="L5">
        <text:list-item>
          <text:p text:style-name="P40"><text:span text:style-name="T7">Si se programan en cotas absolutas</text:span><text:span text:style-name="T7"> el signo indica el sentido de giro y la cota final la posición entre 0 y 359.9999</text:span><text:span text:style-name="T6">°.</text:span></text:p>
        </text:list-item>
        <text:list-item>
          <text:p text:style-name="P41">Si se programa con cotas incrementales el signo indica el sentido de giro, si el desplazamiento es mayor a 360° el eje dará más de una vuelta antes de posicionarse en el punto deseado.</text:p>
        </text:list-item>
      </text:list>
      <text:h text:style-name="Heading_20_5" text:outline-level="5"><text:bookmark-start text:name="__RefHeading__188028_359546015"/><text:span text:style-name="T7">Eje rotativos </text:span><text:span text:style-name="T7">de sólo posicionamiento</text:span><text:bookmark-end text:name="__RefHeading__188028_359546015"/></text:h>
      <text:p text:style-name="Text_20_body"><text:span text:style-name="T7">No se pueden interpolar con ejes lineales, los desplazamientos siempre se producen en G00, y no admiten compensación de radio de herramienta (G41, G42)</text:span><text:span text:style-name="T7">.</text:span></text:p>
      <text:list xml:id="list1993443862751923822" text:style-name="L6">
        <text:list-item>
          <text:p text:style-name="P43"><text:span text:style-name="T7">S</text:span><text:span text:style-name="T7">i se programa con G90 las coordenadas siempre serán positivas y realizadas según el camino más corto. Cota final entre 0 y 359.9999</text:span><text:span text:style-name="T6">°.</text:span></text:p>
        </text:list-item>
        <text:list-item>
          <text:p text:style-name="P42">Si se programa con G91 el signo indica el sentido de giro, si el desplazamiento es superior a 360 el eje dará más de una vuelta previo a posicionarse en el punto deseado.</text:p>
        </text:list-item>
      </text:list>
      <text:h text:style-name="Heading_20_5" text:outline-level="5"><text:bookmark-start text:name="__RefHeading__188030_359546015"/><text:span text:style-name="T7">Eje rotativo </text:span><text:span text:style-name="T7">con dentado o HIRTH</text:span><text:bookmark-end text:name="__RefHeading__188030_359546015"/></text:h>
      <text:p text:style-name="Text_20_body"><text:span text:style-name="T7">Es un eje rotativo de sólo posicionamiento que no admite cifras decimales en su posición, todos </text:span><text:soft-page-break/><text:span text:style-name="T7">los posicionamientos deben realizarse en grados enteros. El CNC permite disponer de más de un eje </text:span><text:span text:style-name="T7">HIRTH</text:span><text:span text:style-name="T7"> pero no se admiten desplazamientos en los que intervenga más de un eje </text:span><text:span text:style-name="T7">HIRTH.</text:span></text:p>
      <text:h text:style-name="P34" text:outline-level="3"><text:bookmark-start text:name="__RefHeading__188032_359546015"/>Desplazamientos en modo manual - Jog<text:bookmark-end text:name="__RefHeading__188032_359546015"/></text:h>
      <text:p text:style-name="P8">El CNC dispone de 3 pares de teclas para control manual de los ejes de la máquina.</text:p>
      <text:p text:style-name="imagen"><draw:frame draw:style-name="fr3" draw:name="Marco49" text:anchor-type="as-char" svg:width="13.042cm" draw:z-index="6"><draw:text-box fo:min-height="10.899cm"><text:p text:style-name="Drawing">Dibujo <text:sequence text:ref-name="refDrawing7" text:name="Drawing" text:formula="ooow:Drawing+1" style:num-format="1">8</text:sequence>: Control Jog</text:p></draw:text-box></draw:frame></text:p>
      <text:p text:style-name="P8">Con estos botones el operador puede realizar movimientos manuales a velocidades bajas, sirve para realizar movimientos de posicionamiento previos a la puesta a punto y para algunas pruebas simples, aunque para pruebas manuales controladas se suele preferir el del volante electrónico ya que su control resulta más preciso desdé el punto de vista del operario.</text:p>
      <text:h text:style-name="P34" text:outline-level="3"><text:bookmark-start text:name="__RefHeading__188034_359546015"/>Desplazamiento mediante volante electrónico<text:bookmark-end text:name="__RefHeading__188034_359546015"/></text:h>
      <text:p text:style-name="P8">Dependiendo de su configuración se pueden disponer de los siguientes volantes:</text:p>
      <text:list xml:id="list4403404743748338972" text:style-name="L7">
        <text:list-item>
          <text:p text:style-name="P44">Volante general: Sirve para desplazar cualquier eje, uno a uno. Seleccionar el eje y girar el volante para desplazarlo.</text:p>
        </text:list-item>
        <text:list-item>
          <text:p text:style-name="P44">Volante individual: Sustituto de las manivelas. Se puede disponer de un volante por eje (hasta 2). Desplaza sólo el eje al que está asociado.</text:p>
        </text:list-item>
      </text:list>
      <text:p text:style-name="P8">En el caso particular del presente proyecto no se dispone de volantes individuales por lo cuál no será tratado en el presente informe.</text:p>
      <text:p text:style-name="imagen"><text:soft-page-break/><draw:frame draw:style-name="fr3" draw:name="Marco68" text:anchor-type="as-char" svg:width="10.978cm" draw:z-index="7"><draw:text-box fo:min-height="10.185cm"><text:p text:style-name="Drawing">Dibujo <text:sequence text:ref-name="refDrawing8" text:name="Drawing" text:formula="ooow:Drawing+1" style:num-format="1">9</text:sequence>: Conmutador multiplicador.</text:p></draw:text-box></draw:frame></text:p>
      <text:p text:style-name="Text_20_body">Para desplazar cualquiera de ellos se debe situar el conmutador en una de las posiciones del volante. Las posiciones 1, 10 y 100, indican el factor de multiplicación que se aplica a los impulsos proporcionados por el volante electrónico. Por ejemplo, si el fabricante ha fijado para la posición 1 del conmutador un desplazamiento de 0.100 mm o 0.0100 pulgadas por vuelta del volante:</text:p>
      <text:p text:style-name="Text_20_body"/>
      <table:table table:name="Table18" table:style-name="Table18">
        <table:table-column table:style-name="Table18.A"/>
        <table:table-column table:style-name="Table18.B"/>
        <table:table-row>
          <table:table-cell table:style-name="Table18.A1" office:value-type="string">
            <text:p text:style-name="P17">Posición del conmutador</text:p>
          </table:table-cell>
          <table:table-cell table:style-name="Table18.A1" office:value-type="string">
            <text:p text:style-name="P17">Desplazamiento por vuelta</text:p>
          </table:table-cell>
        </table:table-row>
        <table:table-row table:style-name="Table18.2">
          <table:table-cell table:style-name="Table18.A2" office:value-type="string">
            <text:p text:style-name="P19">1</text:p>
          </table:table-cell>
          <table:table-cell table:style-name="Table18.B2" office:value-type="string">
            <text:p text:style-name="P14">0.100 mm</text:p>
          </table:table-cell>
        </table:table-row>
        <table:table-row>
          <table:table-cell table:style-name="Table18.A2" office:value-type="string">
            <text:p text:style-name="P19">10</text:p>
          </table:table-cell>
          <table:table-cell table:style-name="Table18.B2" office:value-type="string">
            <text:p text:style-name="P14">1.000 mm</text:p>
          </table:table-cell>
        </table:table-row>
        <table:table-row>
          <table:table-cell table:style-name="Table18.A2" office:value-type="string">
            <text:p text:style-name="P19">100</text:p>
          </table:table-cell>
          <table:table-cell table:style-name="Table18.B2" office:value-type="string">
            <text:p text:style-name="P14">10.000 mm</text:p>
          </table:table-cell>
        </table:table-row>
      </table:table>
      <text:p text:style-name="Standard"/>
      <text:p text:style-name="P8">Existen 3 modalidades de trabajo con los volantes:</text:p>
      <text:list xml:id="list5927649715484629894" text:style-name="L8">
        <text:list-item>
          <text:p text:style-name="P45">Modalidad volante estándar:</text:p>
          <text:list>
            <text:list-item>
              <text:p text:style-name="P46">Con el volante general, seleccionar el eje que se quiere desplazar y girar el volante.</text:p>
            </text:list-item>
            <text:list-item>
              <text:p text:style-name="P46">Con volantes individuales, girar el volante asociado al eje que se desea desplazar.</text:p>
            </text:list-item>
          </text:list>
        </text:list-item>
        <text:list-item>
          <text:p text:style-name="P45">Modalidad volante trayectoria:</text:p>
          <text:list>
            <text:list-item>
              <text:p text:style-name="P46">Para efectuar chaflanes y redondeos.</text:p>
            </text:list-item>
            <text:list-item>
              <text:p text:style-name="P46">Se mueve un volante y se desplazan 2 ejes según la trayectoria seleccionada (chaflán o redondeo).</text:p>
            </text:list-item>
            <text:list-item>
              <text:p text:style-name="P46">La gestión de esta prestación se debe realizar desde el PLC.</text:p>
            </text:list-item>
            <text:list-item>
              <text:p text:style-name="P46"><text:soft-page-break/>Se asume como "Volante trayectoria" el volante general o, en su defecto, el volante individual asociado al eje X (fresadora) o Z (torno).</text:p>
            </text:list-item>
            <text:list-item>
              <text:p text:style-name="P46">Esté modo no existía previamente en la máquina del presente informe por cuanto no se va a ahondar en esté tema.</text:p>
            </text:list-item>
          </text:list>
        </text:list-item>
        <text:list-item>
          <text:p text:style-name="P45">Modalidad volante de avance:</text:p>
          <text:list>
            <text:list-item>
              <text:p text:style-name="P46">Permite controlar el avance de la máquina.</text:p>
            </text:list-item>
            <text:list-item>
              <text:p text:style-name="P46">La gestión de esta prestación se debe realizar desde el PLC.</text:p>
            </text:list-item>
          </text:list>
        </text:list-item>
      </text:list>
      <text:h text:style-name="Heading_20_4" text:outline-level="4"><text:bookmark-start text:name="__RefHeading__188036_359546015"/><text:span text:style-name="T7">Modalidad volante estándar </text:span><text:span text:style-name="T7">con volante general</text:span><text:bookmark-end text:name="__RefHeading__188036_359546015"/></text:h>
      <text:list xml:id="list2172034388590047504" text:style-name="L9">
        <text:list-item>
          <text:p text:style-name="P47">Seleccionar el eje que se desea desplazar, pulsar una de las teclas de JOG del eje que se desea desplazar, el eje seleccionado se visualizará en modo resaltado.</text:p>
        </text:list-item>
        <text:list-item>
          <text:p text:style-name="P47">Desplazar el eje, una vez seleccionado el eje, la máquina lo desplazará según se vaya girando el volante, respetándose además el sentido de giro aplicado al mismo.</text:p>
        </text:list-item>
      </text:list>
      <text:h text:style-name="Heading_20_4" text:outline-level="4"><text:bookmark-start text:name="__RefHeading__188038_359546015"/><text:span text:style-name="T7">Modali</text:span><text:span text:style-name="T7">dad volante de avance con volante general</text:span><text:bookmark-end text:name="__RefHeading__188038_359546015"/></text:h>
      <text:p text:style-name="Text_20_body">Habitualmente, cuando se ejecuta (se mecaniza) por primera vez una pieza la velocidad de avance de la máquina se controla mediante el conmutador de feedrate override. También es posible utilizar uno de los volantes de la máquina para controlar dicho avance. De esta forma, el avance de mecanizado dependerá de lo rápido que se gire el volante. Para ello, se debe proceder como sigue:</text:p>
      <text:list xml:id="list1909748351371881076" text:style-name="L10">
        <text:list-item>
          <text:p text:style-name="P50">Inhibir desde el PLC todas las posiciones del conmutador feedrate override.</text:p>
        </text:list-item>
        <text:list-item>
          <text:p text:style-name="P50">Detectar cuánto gira el volante (lectura de los impulsos recibidos).</text:p>
        </text:list-item>
        <text:list-item>
          <text:p text:style-name="P50">Fijar, desde el PLC y en función de los impulsos de volante recibidos, el feedrate override correspondiente.</text:p>
        </text:list-item>
      </text:list>
      <text:p text:style-name="Text_20_body">El CNC proporciona en unas variables asociadas a los volantes los impulsos que ha girado el volante:</text:p>
      <text:list xml:id="list7646512517161429901" text:style-name="L11">
        <text:list-item>
          <text:p text:style-name="P51">HANPF: proporciona los impulsos del primer volante.</text:p>
        </text:list-item>
        <text:list-item>
          <text:p text:style-name="P51">HANPS: proporciona los impulsos del segundo volante.</text:p>
        </text:list-item>
        <text:list-item>
          <text:p text:style-name="P51">HANPT: proporciona los impulsos del tercer volante.</text:p>
        </text:list-item>
        <text:list-item>
          <text:p text:style-name="P51">HANPFO: proporciona los impulsos del cuarto volante.</text:p>
        </text:list-item>
      </text:list>
      <text:h text:style-name="Heading_20_4" text:outline-level="4"><text:bookmark-start text:name="__RefHeading__188040_359546015"/><text:span text:style-name="T7">Modalidad volante </text:span><text:span text:style-name="T7">aditivo</text:span><text:bookmark-end text:name="__RefHeading__188040_359546015"/></text:h>
      <text:p text:style-name="P8">La intervención manual con volante aditivo permite el desplazamiento de los ejes manualmente mientras hay un programa en ejecución. Para ello, una vez activada esta opción, mediante el volante se realizará un desplazamiento aditivo a la resultante de la ejecución automática. Este desplazamiento se aplicará como si de un traslado más se tratara. Como volante aditivo se utilizará el volante general. Si no hay volante general, se utilizará el volante asociado al eje.</text:p>
      <text:p text:style-name="P8">Nuevamente está funcionalidad no era necesaria para el funcionamiento final de la máquina con lo cuál se evitará su desarrollo.</text:p>
      <text:p text:style-name="P8"><text:soft-page-break/><draw:frame draw:style-name="fr3" draw:name="Marco119" text:anchor-type="as-char" svg:width="16.316cm" draw:z-index="8"><draw:text-box fo:min-height="8.516cm"><text:p text:style-name="Drawing">Dibujo <text:sequence text:ref-name="refDrawing9" text:name="Drawing" text:formula="ooow:Drawing+1" style:num-format="1">10</text:sequence>: Modalidad volante aditivo.</text:p></draw:text-box></draw:frame></text:p>
      <text:h text:style-name="Heading_20_3" text:outline-level="3"><text:bookmark-start text:name="__RefHeading__188042_359546015"/><text:span text:style-name="T7">Sistemas de captación </text:span><text:span text:style-name="T7">o de </text:span><text:span text:style-name="T7">realimentación por</text:span><text:span text:style-name="T7"> pulsos</text:span><text:bookmark-end text:name="__RefHeading__188042_359546015"/></text:h>
      <text:p text:style-name="P8">Las diferentes entradas de captación que dispone el CNC admiten señales senoidales o cuadradas diferenciales, procedentes de los sistemas de captación. Los siguientes parámetros máquina de ejes indican al CNC el sistema de captación empleado y la resolución que se utiliza en cada uno de los ejes.</text:p>
      <text:list xml:id="list1539904133040141110" text:style-name="L12">
        <text:list-item>
          <text:p text:style-name="P48">Cuando se dispone de sistemas de captación lineal.</text:p>
        </text:list-item>
      </text:list>
      <text:p text:style-name="P12">PITCH (P7)<text:tab/><text:tab/>Paso del transductor lineal empleado.</text:p>
      <text:p text:style-name="P12">NPULSES (P8)<text:tab/>= 0</text:p>
      <text:p text:style-name="P12">DIFFBACK (P9)<text:tab/>Indica si el sistema de captación utiliza señales diferenciales.</text:p>
      <text:p text:style-name="P12">SINMAGNI (P10)<text:tab/>Factor multiplicador que el CNC aplica a las señales de captación.</text:p>
      <text:p text:style-name="P12">FBACKAL (P11)<text:tab/>Alarma de captación (sólo con señales diferenciales).</text:p>
      <text:list xml:id="list3827016506538396664" text:style-name="L13">
        <text:list-item>
          <text:p text:style-name="P49">Cuando se dispone de sistemas de captación rotativos.</text:p>
        </text:list-item>
      </text:list>
      <text:p text:style-name="P12">PITCH (P7)<text:tab/><text:tab/>En ejes rotativos define los grados por vuelta del encóder.</text:p>
      <text:p text:style-name="P12"><text:tab/><text:tab/><text:tab/>En ejes lineales define el paso del husillo.</text:p>
      <text:p text:style-name="P12">NPULSES (P8)<text:tab/>Número de impulsos por vuelta del encóder.</text:p>
      <text:p text:style-name="P12">DIFFBACK (P9)<text:tab/>Indica si el sistema de captación utiliza señales diferenciales.</text:p>
      <text:p text:style-name="P12">SINMAGNI (P10)<text:tab/>Factor multiplicador que el CNC aplica a las señales de captación.</text:p>
      <text:p text:style-name="P12">FBACKAL (P11)<text:tab/>Alarma de captación (sólo con señales diferenciales).</text:p>
      <text:p text:style-name="P8">A continuación se indican las limitaciones de la frecuencia de contaje y la forma de personalizar estos parámetros máquina de ejes.</text:p>
      <text:h text:style-name="Heading_20_4" text:outline-level="4"><text:bookmark-start text:name="__RefHeading__188044_359546015"/><text:span text:style-name="T7">Limitaciones de la frecuencia </text:span><text:span text:style-name="T7">de </text:span><text:span text:style-name="T7">cuenta</text:span><text:bookmark-end text:name="__RefHeading__188044_359546015"/></text:h>
      <text:h text:style-name="Heading_20_5" text:outline-level="5"><text:bookmark-start text:name="__RefHeading__188046_359546015"/><text:span text:style-name="T7">S</text:span><text:span text:style-name="T7">eñales senoidales</text:span><text:bookmark-end text:name="__RefHeading__188046_359546015"/></text:h>
      <text:p text:style-name="P8">La máxima frecuencia de contaje para sistemas de captación senoidales es de 250 kHz. El avance máximo de cada eje en sistemas lineales estará en función de la resolución seleccionada y del <text:soft-page-break/>periodo de señal de contaje utilizado, mientras que en sistemas rotativos estará en función del número de impulsos por vuelta.</text:p>
      <text:h text:style-name="Heading_20_5" text:outline-level="5"><text:bookmark-start text:name="__RefHeading__188048_359546015"/>Señales cuadradas<text:bookmark-end text:name="__RefHeading__188048_359546015"/></text:h>
      <text:p text:style-name="Text_20_body"><text:span text:style-name="T7">La máxima frecuencia para sistemas de captación de señales cuadradas de contaje diferencial es de 425 kHz con una separación entre flancos de las señales A y B de 450 ns. lo que equivale a un desfase de 90</text:span><text:span text:style-name="T6">º</text:span><text:span text:style-name="T7"> ±20</text:span><text:span text:style-name="T6">º</text:span><text:span text:style-name="T7">. El avance máximo de cada eje estará en función de la resolución seleccionada y del periodo de señal de contaje utilizado.</text:span></text:p>
      <text:h text:style-name="P106" text:outline-level="4"><text:bookmark-start text:name="__RefHeading__188050_359546015"/>Resolución<text:bookmark-end text:name="__RefHeading__188050_359546015"/></text:h>
      <text:p text:style-name="P8">El CNC dispone de una serie de parámetros máquina de ejes o de cabezal para poder fijar la resolución de cada uno de los ejes de la máquina.</text:p>
      <text:h text:style-name="P105" text:outline-level="5" text:is-list-header="true">PITCH (P7)</text:h>
      <text:p text:style-name="P8">Define el paso del husillo o del encóder lineal empleado. Cuando se trata de un eje rotativo, se debe indicar el número de grados por vuelta del encóder. Por ejemplo, si el encóder está situado en el motor y el eje tiene una reducción de 1/10, el parámetro PITCH se debe personalizar con el valor 360/10=36.</text:p>
      <text:h text:style-name="P105" text:outline-level="5" text:is-list-header="true">NPULSES (P8)</text:h>
      <text:p text:style-name="P8">Indica el número de impulsos que proporciona el encóder por vuelta. Si se utiliza un encóder lineal se deberá introducir el valor 0. Si se emplea un reductor en el eje se deberá tener en cuenta todo el conjunto al definir el número de impulsos por vuelta.</text:p>
      <text:h text:style-name="P105" text:outline-level="5" text:is-list-header="true">SINMAGNI (P10)</text:h>
      <text:p text:style-name="P8">Indica el factor de multiplicación (x1, x4, x20, etc.) que el CNC aplicará a la señal de captación del eje, si ésta es de tipo senoidal. Para señales de captación cuadradas a este parámetro se le asignará el valor 0 y el CNC aplicará siempre el factor de multiplicación x4.</text:p>
      <text:p text:style-name="P8">La resolución de contaje de cada eje se definirá mediante la combinación de dichos parámetros, tal y como se muestra en la siguiente tabla:</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17"/>
          </table:table-cell>
          <table:table-cell table:style-name="Table20.A1" office:value-type="string">
            <text:p text:style-name="P17">PITCH</text:p>
          </table:table-cell>
          <table:table-cell table:style-name="Table20.A1" office:value-type="string">
            <text:p text:style-name="P17">NPULSES</text:p>
          </table:table-cell>
          <table:table-cell table:style-name="Table20.A1" office:value-type="string">
            <text:p text:style-name="P17">SINMAGNI</text:p>
          </table:table-cell>
        </table:table-row>
        <table:table-row table:style-name="Table20.2">
          <table:table-cell table:style-name="Table20.A2" office:value-type="string">
            <text:p text:style-name="P20">Rotativo señales cuadras</text:p>
          </table:table-cell>
          <table:table-cell table:style-name="Table20.A2" office:value-type="string">
            <text:p text:style-name="P19">Paso husillo</text:p>
          </table:table-cell>
          <table:table-cell table:style-name="Table20.A2" office:value-type="string">
            <text:p text:style-name="P19">N<text:span text:style-name="T6">º</text:span><text:span text:style-name="T7"> impulsos</text:span></text:p>
          </table:table-cell>
          <table:table-cell table:style-name="Table20.A2" office:value-type="string">
            <text:p text:style-name="P19">0</text:p>
          </table:table-cell>
        </table:table-row>
        <table:table-row>
          <table:table-cell table:style-name="Table20.A2" office:value-type="string">
            <text:p text:style-name="P20">Rotativo señales senoidal</text:p>
          </table:table-cell>
          <table:table-cell table:style-name="Table20.A2" office:value-type="string">
            <text:p text:style-name="P19">Paso husillo</text:p>
          </table:table-cell>
          <table:table-cell table:style-name="Table20.A2" office:value-type="string">
            <text:p text:style-name="P19">N<text:span text:style-name="T6">º</text:span><text:span text:style-name="T7"> impulsos</text:span></text:p>
          </table:table-cell>
          <table:table-cell table:style-name="Table20.A2" office:value-type="string">
            <text:p text:style-name="P19">Factor multiplicación</text:p>
          </table:table-cell>
        </table:table-row>
        <table:table-row>
          <table:table-cell table:style-name="Table20.A2" office:value-type="string">
            <text:p text:style-name="P20">Lineal señales cuadradas</text:p>
          </table:table-cell>
          <table:table-cell table:style-name="Table20.A2" office:value-type="string">
            <text:p text:style-name="P19">Paso encoder lineal</text:p>
          </table:table-cell>
          <table:table-cell table:style-name="Table20.A2" office:value-type="string">
            <text:p text:style-name="P19">0</text:p>
          </table:table-cell>
          <table:table-cell table:style-name="Table20.A2" office:value-type="string">
            <text:p text:style-name="P19">0</text:p>
          </table:table-cell>
        </table:table-row>
        <table:table-row>
          <table:table-cell table:style-name="Table20.A2" office:value-type="string">
            <text:p text:style-name="P20">Lineal señales senoidales</text:p>
          </table:table-cell>
          <table:table-cell table:style-name="Table20.A2" office:value-type="string">
            <text:p text:style-name="P19">Paso encoder lineal</text:p>
          </table:table-cell>
          <table:table-cell table:style-name="Table20.A2" office:value-type="string">
            <text:p text:style-name="P19">0</text:p>
          </table:table-cell>
          <table:table-cell table:style-name="Table20.A2" office:value-type="string">
            <text:p text:style-name="P19">Factor multiplicación</text:p>
          </table:table-cell>
        </table:table-row>
      </table:table>
      <text:h text:style-name="Heading_20_5" text:outline-level="5"><text:bookmark-start text:name="__RefHeading__188052_359546015"/>Ejemplos<text:bookmark-end text:name="__RefHeading__188052_359546015"/></text:h>
      <text:h text:style-name="Heading_20_6" text:outline-level="6"><text:bookmark-start text:name="__RefHeading__188054_359546015"/>Resolución en milímetros con encoder de señales cuadradas<text:bookmark-end text:name="__RefHeading__188054_359546015"/></text:h>
      <text:p text:style-name="Text_20_body">Se desea obtener una resolución de 2 μm mediante un encóder de señales cuadradas colocado en <text:soft-page-break/>el un eje cuyo paso de husillo es de 5 mm. Teniendo en cuenta que el CNC aplica el factor de multiplicación x4 para las señales cuadradas, se necesitará un encóder que disponga de los siguientes impulsos por vuelta:</text:p>
      <text:p text:style-name="P11">No impulsos = paso husillo / (Factor multiplicación x Resolución)</text:p>
      <text:p text:style-name="P11">No impulsos = 5000 μm / (4 x 2 μm) = 625 impulsos/vuelta</text:p>
      <text:p text:style-name="Text_20_body">Por lo tanto:</text:p>
      <text:p text:style-name="P11">INCHES = 0 <text:tab/><text:tab/>PITCH=5.0000<text:tab/>NPULSES = 625<text:tab/>SINMAGNI=0</text:p>
      <text:h text:style-name="P104" text:outline-level="6"><text:bookmark-start text:name="__RefHeading__188056_359546015"/>Resolución en grados con encoder de señales cuadradas<text:bookmark-end text:name="__RefHeading__188056_359546015"/></text:h>
      <text:p text:style-name="P6">Se desea obtener una resolución de 0,0005 grados mediante un encóder de señales cuadradas colocado en un eje que tiene una reducción de 10. Teniendo en cuenta que el CNC aplica el factor de multiplicación x4 para las señales cuadradas, se necesitará un encóder que disponga de los siguientes impulsos por vuelta:</text:p>
      <text:p text:style-name="P11">No impulsos = grados por vuelta / (Factor multipl. x Reducción x Resolución)</text:p>
      <text:p text:style-name="P11">No impulsos = 360 / (4 x 10 x 0,0005) = 18.000 imp./vuelta</text:p>
      <text:p text:style-name="P6">Por lo tanto:</text:p>
      <text:p text:style-name="P11">INCHES = 0<text:tab/><text:tab/>PITCH=36.0000<text:tab/>NPULSES = 18000<text:tab/>SINMAGNI=0</text:p>
      <text:h text:style-name="Heading_20_3" text:outline-level="3"><text:bookmark-start text:name="__RefHeading__188058_359546015"/>Procedimiento de ajuste de los ejes<text:bookmark-end text:name="__RefHeading__188058_359546015"/></text:h>
      <text:p text:style-name="Text_20_body">Para poder realizar este ajuste es necesario que los sistemas de captación de cada uno de los ejes que dispone la máquina se encuentren conectados al CNC.</text:p>
      <text:p text:style-name="Text_20_body">Previamente a realizar el ajuste de los ejes es conveniente situar cada uno de ellos aproximadamente en el centro de su recorrido y colocar los topes de recorrido mecánicos (los controlados por el armario eléctrico) próximos a dicho punto, con el fin de evitar golpes o desperfectos.</text:p>
      <text:p text:style-name="Text_20_body">El ajuste de los lazos de control de los ejes se efectúa en 2 pasos. Primero se ajusta el lazo del regulador y después se ajusta el lazo del CNC.</text:p>
      <text:h text:style-name="Heading_20_4" text:outline-level="4"><text:bookmark-start text:name="__RefHeading__188060_359546015"/>Ajuste de lazo<text:bookmark-end text:name="__RefHeading__188060_359546015"/></text:h>
      <text:h text:style-name="Heading_20_5" text:outline-level="5"><text:bookmark-start text:name="__RefHeading__188062_359546015"/>Lazo del regulador<text:bookmark-end text:name="__RefHeading__188062_359546015"/></text:h>
      <text:list xml:id="list198724140635998716" text:style-name="L14">
        <text:list-item>
          <text:p text:style-name="P52">Con la salida de potencia de los reguladores desconectada personalizar todos los PME FBALTIME (P12) con un valor distinto de 0, por ejemplo FBALTIME=1000.</text:p>
        </text:list-item>
        <text:list-item>
          <text:p text:style-name="P52">Desconectar el CNC.</text:p>
        </text:list-item>
        <text:list-item>
          <text:p text:style-name="P52">Conectar la salida de potencia de los reguladores.</text:p>
        </text:list-item>
        <text:list-item>
          <text:p text:style-name="P52">Conectar el CNC.</text:p>
        </text:list-item>
        <text:list-item>
          <text:p text:style-name="P52">Si se embala un eje, el CNC muestra el mensaje de error de seguimiento de dicho eje.</text:p>
        </text:list-item>
        <text:list-item>
          <text:p text:style-name="P52">Desconectar el CNC e invertir el sentido de los cables de realimentación en el regulador.</text:p>
        </text:list-item>
        <text:list-item>
          <text:p text:style-name="P52">Repetir los pasos 4 y 5 hasta que el CNC no muestre ningún error.</text:p>
        </text:list-item>
      </text:list>
      <text:h text:style-name="Heading_20_5" text:outline-level="5"><text:bookmark-start text:name="__RefHeading__188064_359546015"/>Lazo del CNC<text:bookmark-end text:name="__RefHeading__188064_359546015"/></text:h>
      <text:list xml:id="list3050357464918559231" text:style-name="L15">
        <text:list-item>
          <text:p text:style-name="P53">Seleccionado el modo de operación manual en el CNC</text:p>
        </text:list-item>
        <text:list-item>
          <text:p text:style-name="P53">Mover el eje que se desea ajustar.</text:p>
          <text:p text:style-name="P53"><text:soft-page-break/>Si el eje se embala el CNC visualizará el error de seguimiento correspondiente, debiendo modificarse el PME LOOPCHG (P26).</text:p>
          <text:p text:style-name="P53">Si el eje no se embala pero el sentido de contaje no es el deseado, modificar los PME AXISCHG (P13) y LOOPCHG (P26).</text:p>
        </text:list-item>
      </text:list>
      <text:h text:style-name="Heading_20_4" text:outline-level="4"><text:bookmark-start text:name="__RefHeading__188066_359546015"/>Ajuste del regulador<text:bookmark-end text:name="__RefHeading__188066_359546015"/></text:h>
      <text:h text:style-name="Heading_20_5" text:outline-level="5"><text:bookmark-start text:name="__RefHeading__188068_359546015"/>Ajuste de la deriva (offset)<text:bookmark-end text:name="__RefHeading__188068_359546015"/></text:h>
      <text:p text:style-name="Text_20_body">El ajuste de la deriva "offset" de los reguladores se realizará eje a eje:</text:p>
      <text:list xml:id="list1934342827522846986" text:style-name="L16">
        <text:list-item>
          <text:p text:style-name="P54">Seleccionar el modo de operación manual en el CNC y pulsar las softkeys [Visualizar] [Error de seguimiento]. El CNC mostrará el error de seguimiento de los ejes.</text:p>
        </text:list-item>
        <text:list-item>
          <text:p text:style-name="P54">Realizar el ajuste de la deriva mediante el potenciómetro de offset del regulador hasta que se consiga error de seguimiento 0.</text:p>
        </text:list-item>
      </text:list>
      <text:h text:style-name="Heading_20_5" text:outline-level="5"><text:bookmark-start text:name="__RefHeading__188070_359546015"/>Ajuste de la máxima velocidad de avance<text:bookmark-end text:name="__RefHeading__188070_359546015"/></text:h>
      <text:p text:style-name="Text_20_body">Es conveniente ajustar todos los reguladores de forma que la máxima velocidad se obtenga para una salida de control de 9,5 V. <text:s/>Personalizar el PME MAXVOLT (P37) = 9500 para que el CNC proporcione una consigna máxima de 9,5 V.</text:p>
      <text:p text:style-name="Text_20_body">La forma de calcular la velocidad máxima del eje, PME MAXFEED (P42), está en función de las revoluciones del motor, del sistema de reducción empleado y del tipo de husillo utilizado.</text:p>
      <text:h text:style-name="Heading_20_6" text:outline-level="6"><text:bookmark-start text:name="__RefHeading__188072_359546015"/>Ejemplo para el eje X:<office:annotation><dc:creator>Manuel Francisco Naranjo</dc:creator><dc:date>2015-02-13T21:02:01</dc:date><text:p text:style-name="P110"><text:span text:style-name="T10">Llegue hasta acá verificando</text:span></text:p></office:annotation><text:bookmark-end text:name="__RefHeading__188072_359546015"/></text:h>
      <text:p text:style-name="Text_20_body">Se dispone de un motor cuya velocidad máxima es 3000 r.p.m. y de un husillo con paso de 5 mm/revolución, se tiene que:</text:p>
      <text:p text:style-name="P11">Avance máximo (G00) = r.p.m. del husillo x Paso del husillo</text:p>
      <text:p text:style-name="P11"><text:span text:style-name="T2">M</text:span><text:span text:style-name="T2">AXFEED</text:span> (P42) = 3000 r.p.m. x 5 mm/rev. = 15000 mm/min</text:p>
      <text:p text:style-name="Text_20_body">Para realizar el ajuste del regulador es conveniente asignar al PME G00FEED (P38) el mismo valor que al PME MAXFEED (P42).</text:p>
      <text:p text:style-name="Text_20_body">Además se debe ejecutar un programa de CNC que desplace en G00 el eje a calibrar de un lado a otro continuamente. Un programa de este tipo podría ser el siguiente:</text:p>
      <text:p text:style-name="P11">N10<text:tab/>G00<text:tab/>G90<text:tab/>X200</text:p>
      <text:p text:style-name="P11">N20<text:tab/>X-200</text:p>
      <text:p text:style-name="P11"><text:tab/>(RPT N10, N20)</text:p>
      <text:p text:style-name="P6">Durante el movimiento del eje medir el valor de la señal de control que proporciona el CNC al regulador y ajustar el potenciómetro de avance del regulador hasta que dicho valor sea 9,5 V.</text:p>
      <text:h text:style-name="Heading_20_4" text:outline-level="4"><text:bookmark-start text:name="__RefHeading__24042_1841679940"/>Ajuste de las ganancias<text:bookmark-end text:name="__RefHeading__24042_1841679940"/></text:h>
      <text:p text:style-name="Text_20_body">En cada uno de los ejes será necesario realizar el ajuste de las ganancias al objeto de conseguir la respuesta óptima del sistema para los desplazamientos programados. Para realizar un ajuste crítico de los ejes es aconsejable utilizar un osciloscopio, observando las señales de la velocidad de estar disponibles. La siguiente figura muestra la forma óptima de esta señal (parte izquierda) y las inestabilidades en el arranque y en la frenada que se deben de evitar.</text:p>
      <text:p text:style-name="imagen"><text:soft-page-break/><draw:frame draw:style-name="fr4" draw:name="Marco123" text:anchor-type="as-char" svg:width="16.99cm" svg:height="2.947cm" style:rel-height="scale-min" draw:z-index="9"><draw:text-box><text:p text:style-name="Drawing">Dibujo <text:sequence text:ref-name="refDrawing10" text:name="Drawing" text:formula="ooow:Drawing+1" style:num-format="1">11</text:sequence>: Respuesta en velocidad deseable y posibles inestabilidades</text:p></draw:text-box></draw:frame></text:p>
      <text:p text:style-name="Text_20_body">Existen 3 tipos de ganancias por cada eje. Su ajuste se realiza mediante parámetros máquina de ejes y siguiendo el orden indicado a continuación.</text:p>
      <text:h text:style-name="Heading_20_7" text:outline-level="7"><text:bookmark-start text:name="__RefHeading__188074_359546015"/>Ganancia proporcional<text:bookmark-end text:name="__RefHeading__188074_359546015"/></text:h>
      <text:p text:style-name="Text_20_body">Define la salida de control correspondiente al avance con el que se desea obtener un error de seguimiento de 1 mm. Se define mediante el PME PROGAIN (P23).</text:p>
      <text:h text:style-name="Heading_20_7" text:outline-level="7"><text:bookmark-start text:name="__RefHeading__188076_359546015"/>Ganancia feed forward<text:bookmark-end text:name="__RefHeading__188076_359546015"/></text:h>
      <text:p text:style-name="Text_20_body">Define el porcentaje de salida de control que es debido al avance programado. Para su utilización es imprescindible trabajar con aceleración / deceleración, PME ACCTIME (P18). Se define mediante el PME FFGAIN (P25).</text:p>
      <text:h text:style-name="Heading_20_7" text:outline-level="7"><text:bookmark-start text:name="__RefHeading__188078_359546015"/>Ganancia derivativa o ganancia AC-forward<text:bookmark-end text:name="__RefHeading__188078_359546015"/></text:h>
      <text:p text:style-name="Text_20_body">La <text:span text:style-name="T2">ganancia derivativa</text:span> define el porcentaje de salida de control que se aplica en función de las <text:span text:style-name="T2">variaciones</text:span> del <text:span text:style-name="T2">error</text:span> de <text:span text:style-name="T2">seguimiento</text:span>. La <text:span text:style-name="T2">ganancia AC-forward</text:span> define el porcentaje de salida de control que es proporcional a los <text:span text:style-name="T2">incrementos</text:span> de <text:span text:style-name="T2">velocidad</text:span> (fases de aceleración y deceleración). Para su utilización es imprescindible trabajar con aceleración / deceleración, PME. ACCTIME (P18).</text:p>
      <text:p text:style-name="Text_20_body">Se define mediante los PME DERGAIN (P24) y ACFGAIN (P46).</text:p>
      <text:p text:style-name="P11">Con ACFGAIN = No<text:tab/><text:tab/>aplica ganancia derivativa</text:p>
      <text:p text:style-name="P11">Con ACFGAIN = Yes<text:tab/><text:tab/>aplica ganancia AC-forward</text:p>
      <text:h text:style-name="Heading_20_4" text:outline-level="4"><text:bookmark-start text:name="__RefHeading__188080_359546015"/>Ajuste de la ganancia proporcional<text:bookmark-end text:name="__RefHeading__188080_359546015"/></text:h>
      <text:p text:style-name="Text_20_body">En un lazo de posición proporcional puro, la salida de control <text:s/>suministrada por el CNC para gobernar un eje está en todo momento en función del error de seguimiento, diferencia entre la posición teórica y real, de dicho eje.</text:p>
      <text:p text:style-name="P9"><draw:frame draw:style-name="fr8" draw:name="Objeto4" text:anchor-type="as-char" svg:y="-0.377cm" svg:width="9.322cm" svg:height="0.467cm" draw:z-index="10"><draw:object xlink:href="./Object 7" xlink:type="simple" xlink:show="embed" xlink:actuate="onLoad"/><draw:image xlink:href="./ObjectReplacements/Object 7" xlink:type="simple" xlink:show="embed" xlink:actuate="onLoad"/></draw:frame></text:p>
      <text:p text:style-name="Text_20_body">El PME PROGAIN (P23) define el valor de la ganancia proporcional. Se expresa en milivoltios por milímetro, admitiendo cualquier número entero entre 0 y 65535. Su valor vendrá dado por la salida de control correspondiente al avance con el que se desea obtener un error de seguimiento de 1 milímetro.</text:p>
      <text:h text:style-name="Heading_20_5" text:outline-level="5"><text:bookmark-start text:name="__RefHeading__188082_359546015"/>Ejemplo<text:bookmark-end text:name="__RefHeading__188082_359546015"/></text:h>
      <text:p text:style-name="Text_20_body">En un eje cuya velocidad máxima de posicionamiento (G00) es de 15 m/min se desea limitar el avance de mecanizado (F) en 3 m/min y obtener 1 milímetro de error de seguimiento para un avance de 1 m/min.</text:p>
      <text:p text:style-name="Text_20_body">Al PME G00FEED (P38) se le debe asignar el valor 15000 (15 m/min).</text:p>
      <text:p text:style-name="Text_20_body">Al PME MAXVOLT (P37) se le debe asignar el valor 9500 y el regulador se ajustará de forma que para una salida de 9,5 V se obtenga un avance de 15 m/min.</text:p>
      <text:p text:style-name="Text_20_body">Al PME MAXFEED (P42) se le debe asignar el valor 3.000 (3 m/min).,</text:p>
      <text:p text:style-name="P10"><text:soft-page-break/><draw:frame draw:style-name="fr8" draw:name="Objeto5" text:anchor-type="as-char" svg:y="-1.575cm" svg:width="8.627cm" svg:height="3.03cm" draw:z-index="11"><draw:object xlink:href="./Object 8" xlink:type="simple" xlink:show="embed" xlink:actuate="onLoad"/><draw:image xlink:href="./ObjectReplacements/Object 8" xlink:type="simple" xlink:show="embed" xlink:actuate="onLoad"/></draw:frame></text:p>
      <text:h text:style-name="Heading_20_5" text:outline-level="5"><text:bookmark-start text:name="__RefHeading__188084_359546015"/>Consideraciones a tener en cuenta<text:bookmark-end text:name="__RefHeading__188084_359546015"/></text:h>
      <text:list xml:id="list7331124065144598106" text:style-name="L17">
        <text:list-item>
          <text:p text:style-name="P55">El error de seguimiento máximo que permite el CNC al eje cuando está en movimiento lo fija el PME MAXFLWE1 (P21). Superado éste, el CNC visualiza el error de seguimiento del eje correspondiente.</text:p>
        </text:list-item>
        <text:list-item>
          <text:p text:style-name="P55">El error de seguimiento disminuirá al aumentar la ganancia pero se tiende a desestabilizar el sistema.</text:p>
        </text:list-item>
        <text:list-item>
          <text:p text:style-name="P55">La práctica demuestra que la mayoría de las máquinas consiguen un buen comportamiento con 1 mm. de error de seguimiento para un avance de desplazamiento del eje de 1 m/minuto.</text:p>
        </text:list-item>
        <text:list-item>
          <text:p text:style-name="P55">Una vez ajustados los ejes por separado es aconsejable reajustar los ejes que interpolan entre sí, de forma que los errores de seguimiento de los ejes para una misma velocidad sean iguales. Cuanto más parecidos sean los errores de seguimiento de los ejes el CNC efectuará mejor las interpolaciones circulares que se han programado.</text:p>
        </text:list-item>
      </text:list>
      <text:h text:style-name="Heading_20_4" text:outline-level="4"><text:bookmark-start text:name="__RefHeading__188086_359546015"/>Ajuste de la ganancia feed-forward<text:bookmark-end text:name="__RefHeading__188086_359546015"/></text:h>
      <text:p text:style-name="imagen"><draw:frame draw:style-name="fr6" draw:name="Marco121" text:anchor-type="as-char" svg:width="16.933cm" draw:z-index="12"><draw:text-box fo:min-height="3.835cm"><text:p text:style-name="Drawing">Dibujo <text:sequence text:ref-name="refDrawing11" text:name="Drawing" text:formula="ooow:Drawing+1" style:num-format="1">12</text:sequence>: Lazo de control feed-foward</text:p></draw:text-box></draw:frame></text:p>
      <text:p text:style-name="Text_20_body">La ganancia feed-forward permite reducir el error de seguimiento sin aumentar la ganancia, manteniendo por tanto la estabilidad del sistema. Define el porcentaje de salida que es debido al avance programado, el resto dependerá de la ganancia proporcional y de la derivativa (AC-forward). Esta ganancia se debe utilizar únicamente cuando se trabaja con control de aceleración / deceleración.</text:p>
      <text:h text:style-name="Heading_20_5" text:outline-level="5">Ejemplo</text:h>
      <text:p text:style-name="Text_20_body">Suponiendo que se personaliza el PME FFGAIN (P25) con el valor 80, la salida de control del eje estará compuesta de la siguiente forma:</text:p>
      <text:list xml:id="list8757473629108019592" text:style-name="L18">
        <text:list-item>
          <text:p text:style-name="P56">El 80% depende del avance programado (ganancia feed-forward).</text:p>
        </text:list-item>
        <text:list-item>
          <text:p text:style-name="P56">El 20% depende del error de seguimiento del eje (ganancia proporcional).</text:p>
        </text:list-item>
      </text:list>
      <text:p text:style-name="Text_20_body">Para fijar la ganancia feed-forward se debe efectuar un ajuste crítico del PME MAXVOLT (P37).</text:p>
      <text:list xml:id="list2640851839485099440" text:style-name="L19">
        <text:list-item>
          <text:p text:style-name="P57">Mover el eje en G00 y al 10%.</text:p>
        </text:list-item>
        <text:list-item>
          <text:p text:style-name="P57"><text:soft-page-break/>Medir con un voltímetro la salida de control real en el regulador.</text:p>
        </text:list-item>
        <text:list-item>
          <text:p text:style-name="P57">Asignar a MAXVOLT (P37) un valor igual a 10 veces el valor medido.</text:p>
        </text:list-item>
      </text:list>
      <text:p text:style-name="Text_20_body">Por ejemplo, si se ha medido una salida de 0,945 V asignar al parámetro el valor 9,45 V, es decir P37=9450. A continuación asignar al PME FFGAIN (P25) el valor deseado.</text:p>
      <text:p text:style-name="Text_20_body">Como valores orientativos se pueden utilizar los siguientes:</text:p>
      <text:list xml:id="list965101343690114156" text:style-name="L20">
        <text:list-item>
          <text:p text:style-name="P58">Máquinas con velocidad de mecanizado lento: entre el 40 y 60%</text:p>
        </text:list-item>
        <text:list-item>
          <text:p text:style-name="P58">Máquinas con velocidades de mecanizado normales: entre el 60 y 80%</text:p>
        </text:list-item>
        <text:list-item>
          <text:p text:style-name="P58">Máquinas rápidas (láser, plasma): entre el 80 y el 100%</text:p>
        </text:list-item>
      </text:list>
      <text:h text:style-name="Heading_20_4" text:outline-level="4"><text:bookmark-start text:name="__RefHeading__188088_359546015"/>Ajuste de la ganancia derivativa y AC-forward<text:bookmark-end text:name="__RefHeading__188088_359546015"/></text:h>
      <text:p text:style-name="imagen"><draw:frame draw:style-name="fr3" draw:name="Marco122" text:anchor-type="as-char" svg:width="16.942cm" draw:z-index="13"><draw:text-box fo:min-height="4.916cm"><text:p text:style-name="Drawing">Dibujo <text:sequence text:ref-name="refDrawing12" text:name="Drawing" text:formula="ooow:Drawing+1" style:num-format="1">13</text:sequence>: Lazo de control con DERGAIN no nulo</text:p></draw:text-box></draw:frame></text:p>
      <text:p text:style-name="Text_20_body">La ganancia derivativa permite reducir el error de seguimiento durante las fases de aceleración y deceleración. Su valor viene dado por el PME DERGAIN (P24).</text:p>
      <text:p text:style-name="Text_20_body">Esta salida de control adicional puede deberse a variaciones del error de seguimiento, ACFGAIN (P46) = NO, en dichos casos se la denomina <text:span text:style-name="T2">ganancia derivativ</text:span><text:span text:style-name="T2">a</text:span><text:span text:style-name="T3">. También puede deberse a </text:span>las variaciones de la velocidad de avance programada, ACFGAIN (P46) = YES, en cuyo caso se denomina <text:span text:style-name="T2">ganancia AC-forward</text:span>, ya que es debida a la aceleración / deceleración.</text:p>
      <text:p text:style-name="Text_20_body">Normalmente se obtienen mejores resultados utilizándola como ganancia AC-forward y junto con la ganancia feed-forward. Esta ganancia se debe utilizar únicamente cuando se trabaja con control de aceleración / deceleración. Como valor orientador se puede asignar entre 2 y 3 veces el valor de la ganancia proporcional "PROGAIN" (P23).</text:p>
      <text:p text:style-name="Text_20_body">Para efectuar el ajuste crítico se debe:</text:p>
      <text:list xml:id="list4157780747293462636" text:style-name="L21">
        <text:list-item>
          <text:p text:style-name="P59">Comprobar que no hay oscilaciones en el error de seguimiento, que no sea inestable.</text:p>
        </text:list-item>
        <text:list-item>
          <text:p text:style-name="P59">Mirar con osciloscopio la tensión de la señal de control al regulador y comprobar que el sistema es estable y que no hay inestabilidades en el arranque y en la frenada, se puede usar como referencia el <text:sequence-ref text:reference-format="category-and-value" text:ref-name="refDrawing10">Dibujo 11</text:sequence-ref> en la página <text:sequence-ref text:reference-format="page" text:ref-name="refDrawing10">19</text:sequence-ref>.</text:p>
        </text:list-item>
      </text:list>
      <text:h text:style-name="Heading_20_4" text:outline-level="4"><text:bookmark-start text:name="__RefHeading__188090_359546015"/>Compensación de la holgura (backlash) de husillo<text:bookmark-end text:name="__RefHeading__188090_359546015"/></text:h>
      <text:p text:style-name="Text_20_body">Como se menciono en el capítulo 1 la holgura del husillo o backlash, es el fenómeno no deseado por el cuál el husillo realiza movimientos no controlados frente a un cambio de sentido, sobre-valores generalmente en la industria se los denomina cabeceos.</text:p>
      <text:p text:style-name="Text_20_body">La controladora dispone de la posibilidad de inyectar pulsos como los de la siguiente figura para compensar dicho efecto, los pulsos son totalmente configurable tanto en intensidad como en tiempo.</text:p>
      <text:p text:style-name="imagen"><text:soft-page-break/><draw:frame draw:style-name="fr3" draw:name="Marco120" text:anchor-type="as-char" svg:width="11.804cm" draw:z-index="14"><draw:text-box fo:min-height="3.764cm"><text:p text:style-name="Drawing">Dibujo <text:sequence text:ref-name="refDrawing13" text:name="Drawing" text:formula="ooow:Drawing+1" style:num-format="1">14</text:sequence>: Pulso de compensación de holgura (backlash) de husillo</text:p></draw:text-box></draw:frame></text:p>
      <text:p text:style-name="Text_20_body">Como se tratará en <text:bookmark-ref text:reference-format="chapter" text:ref-name="__RefHeading__188338_359546015">Error: No se encuentra la fuente de referencia</text:bookmark-ref> <text:bookmark-ref text:reference-format="text" text:ref-name="__RefHeading__188338_359546015">Error: No se encuentra la fuente de referencia</text:bookmark-ref> <text:bookmark-ref text:reference-format="page" text:ref-name="__RefHeading__188338_359546015">Error: No se encuentra la fuente de referencia</text:bookmark-ref> los ejes de movimiento del carro porta herramientas cuentan con tuercas anti backlash por lo cuál la compensación del efecto se realiza de forma mecánica y no es necesario realizarlo electrónicamente.</text:p>
      <text:h text:style-name="Heading_20_3" text:outline-level="3"><text:bookmark-start text:name="__RefHeading__188092_359546015"/>Sistemas de referencia<text:bookmark-end text:name="__RefHeading__188092_359546015"/></text:h>
      <text:p text:style-name="Text_20_body">Una máquina dirigida por control numérico, necesita tener definidos los siguientes puntos de origen y de referencia:</text:p>
      <text:list xml:id="list5611529350574816197" text:style-name="L22">
        <text:list-item>
          <text:p text:style-name="P60"><text:span text:style-name="T2">Cero máquina: </text:span>Punto de origen de la máquina. Es fijado por el constructor como el origen del sistema de coordenadas de la máquina.</text:p>
        </text:list-item>
        <text:list-item>
          <text:p text:style-name="P60"><text:span text:style-name="T2">Cero pieza: </text:span>Punto de origen de la pieza. Es el punto de origen que se fija para la programación de las medidas de la pieza, puede ser elegido libremente por el programador y su referencia con el cero máquina se fija mediante el decalaje de origen.</text:p>
        </text:list-item>
        <text:list-item>
          <text:p text:style-name="P60"><text:span text:style-name="T2">Punto de referencia: </text:span>Es un punto de la máquina fijado por el fabricante. Esté punto se utiliza como referencia en la compensación de error de husillo, se realiza la sincronización del sistema en este punto, en lugar de desplazarse hasta el origen de la máquina.</text:p>
        </text:list-item>
      </text:list>
      <text:p text:style-name="Text_20_body">En el siguiente dibujo identificar las siguientes marcas:</text:p>
      <text:list xml:id="list3906847133695028923" text:style-name="L23">
        <text:list-item>
          <text:p text:style-name="P61">M<text:tab/>Cero máquina</text:p>
        </text:list-item>
        <text:list-item>
          <text:p text:style-name="P61">W<text:tab/>Cero pieza</text:p>
        </text:list-item>
        <text:list-item>
          <text:p text:style-name="P61">R<text:tab/>Punto de referencia máquina</text:p>
        </text:list-item>
        <text:list-item>
          <text:p text:style-name="P61">XMW, YMW, ZMW, etc<text:tab/>Coordenadas del cero pieza</text:p>
        </text:list-item>
        <text:list-item>
          <text:p text:style-name="P61">XMR, YMR, ZMR, etc<text:tab/>Coordenadas del punto de referencia máquina</text:p>
        </text:list-item>
      </text:list>
      <text:p text:style-name="Text_20_body"/>
      <text:p text:style-name="imagen"><text:soft-page-break/><draw:frame draw:style-name="fr3" draw:name="Marco124" text:anchor-type="as-char" svg:width="16.415cm" draw:z-index="15"><draw:text-box fo:min-height="14.198cm"><text:p text:style-name="Drawing">Dibujo <text:sequence text:ref-name="refDrawing14" text:name="Drawing" text:formula="ooow:Drawing+1" style:num-format="1">15</text:sequence>: Puntos de referencia para máquina tipo torno.</text:p></draw:text-box></draw:frame></text:p>
      <text:h text:style-name="Heading_20_4" text:outline-level="4"><text:bookmark-start text:name="__RefHeading__188094_359546015"/>Proceso de búsqueda de referencia máquina<text:bookmark-end text:name="__RefHeading__188094_359546015"/></text:h>
      <text:p text:style-name="Text_20_body">El CNC permite realizar la búsqueda de referencia máquina en modo manual o por programa. La búsqueda se puede realizar eje a eje o en varios ejes a la vez. Si la búsqueda <text:s/>se realiza en modo manual, se anulará el traslado de origen seleccionado, visualizándose las cotas del punto de referencia máquina indicadas en el PME REFVALUE (P36). En el resto de los casos se conservará el cero pieza seleccionado, por lo que las cotas visualizadas estarán referidas a dicho cero pieza.</text:p>
      <text:list xml:id="list3217134074998041377" text:style-name="L24">
        <text:list-item>
          <text:p text:style-name="P62">El CNC desplaza, en el sentido indicado por los PME REFDIREC (P33), todos los ejes seleccionados que disponen de pulsador de referencia máquina. Este desplazamiento se realiza con la velocidad de avance indicada en los PME REFEED1 (P34), hasta que se activa dicho dispositivo. Una vez que todos los ejes han llegado a su respectivo pulsador, la búsqueda continúa eje a eje y en el orden seleccionado. Este nuevo desplazamiento se realiza a los avances indicados en los PME REFEED2 (P35), hasta que se vuelve a recibir la señal del pulsador.</text:p>
        </text:list-item>
        <text:list-item>
          <text:p text:style-name="P62">Si el parámetro máquina de eje I0TYPE (P52) =3 (eje rotativo de posicionamiento rápido), el proceso de búsqueda es el siguiente: El CNC desplaza, en el sentido indicado por los PME REFDIREC (P33), todos los ejes seleccionados que disponen de pulsador de <text:soft-page-break/>referencia máquina. Este desplazamiento se realiza al avance indicado en los PME REFEED1 (P34), hasta que se pulsa el dispositivo de referencia máquina. Una vez que todos los ejes han llegado a su respecto pulsador, se retrocede eje a eje en el orden seleccionado, a la velocidad de REFEED2 hasta perderlo. Perdido el contacto, se reconocerá el primer pulso de referencia encontrado sin cambiar ni el sentido ni la velocidad del movimiento.</text:p>
        </text:list-item>
      </text:list>
      <text:p text:style-name="Text_20_body">En producción esté proceso se realiza cada aproximadamente 20 horas de máquina, con lo cuál la velocidad del proceso no es crítica a los fines de perjudicar los tiempos de producción y se suelen preferir velocidades lentas a fin de garantizar la precisión del movimiento.</text:p>
      <text:h text:style-name="Heading_20_5" text:outline-level="5"><text:bookmark-start text:name="__RefHeading__188096_359546015"/>Consideraciones<text:bookmark-end text:name="__RefHeading__188096_359546015"/></text:h>
      <text:p text:style-name="Text_20_body">Si en el momento de iniciarse la búsqueda de referencia máquina se encuentra activo el pulsador de referencia, el eje retrocederá, sentido contrario al indicado en "REFDIREC" (P33), hasta liberar el pulsador, precio a comenzar la búsqueda de referencia máquina.</text:p>
      <text:p text:style-name="Text_20_body">Si el eje se encuentra posicionado fuera de los límites de software, "LIMIT+" (P5) y "LIMIT-" (P6), es necesario mover el eje manualmente para introducirlo en la zona de trabajo y a continuación situarlo en la zona adecuada para la realización de la búsqueda de referencia máquina.</text:p>
      <text:p text:style-name="Text_20_body">Se debe tener cuidado a la hora de situar el pulsador de referencia máquina y al programar los avances REFEED1 (P34) y REFEED2 (P35). El pulsador de referencia máquina (punto temporal 1 en el siguiente dibujo) se situará de modo que la señal del pusador (punto 2 de dicho dibujo) se produzca siempre en la zona de avance correspondiente a REFEED2 (P35). Si no existe espacio para ello se deberá de reducir el avance REFEED1 (P34). Por ejemplo, encoder rotativos en los que la distancia entre dos pulsos de referencia consecutivos es muy pequeña.</text:p>
      <text:p text:style-name="imagen"><draw:frame draw:style-name="fr3" draw:name="Marco125" text:anchor-type="as-char" svg:width="15.838cm" draw:z-index="16"><draw:text-box fo:min-height="7.407cm"><text:p text:style-name="Drawing">Dibujo <text:sequence text:ref-name="refDrawing15" text:name="Drawing" text:formula="ooow:Drawing+1" style:num-format="1">16</text:sequence>: Modulo de Velocidad de control durante la búsqueda de referencia de máquina.</text:p></draw:text-box></draw:frame></text:p>
      <text:h text:style-name="Heading_20_4" text:outline-level="4"><text:bookmark-start text:name="__RefHeading__188098_359546015"/>Ajuste de referencia de máquina<text:bookmark-end text:name="__RefHeading__188098_359546015"/></text:h>
      <text:p text:style-name="Text_20_body">El ajuste del punto de referencia se debe realizar eje a eje, siendo aconsejable utilizar el siguiente proceso:</text:p>
      <text:list xml:id="list521273694441439975" text:style-name="L25">
        <text:list-item>
          <text:p text:style-name="P63">Indicar en el PME REFPULSE (P32) el tipo de pulso de I0 (flanco creciente o decreciente) que dispone el sistema de realimentación para realizar la búsqueda del punto de referencia máquina.</text:p>
        </text:list-item>
        <text:list-item>
          <text:p text:style-name="P63"><text:soft-page-break/>Asimismo, se indicará en el PME REFDIREC (P33) el sentido en el que se desplazará el eje durante la búsqueda de dicho punto.</text:p>
        </text:list-item>
        <text:list-item>
          <text:p text:style-name="P63">Además, se debe personalizar el PME REFEED1 (P34) que define la velocidad de aproximación del eje hasta que se pulsa reciba la señal del puslador de referencia máquina y el PME REFEED2 (P35) que indica la velocidad en que continuará realizándose la búsqueda del punto de referencia máquina.</text:p>
        </text:list-item>
        <text:list-item>
          <text:p text:style-name="P63">Al punto de referencia máquina se le asignará el valor 0. PME REFVALUE (P36).</text:p>
        </text:list-item>
        <text:list-item>
          <text:p text:style-name="P63">Seleccionado el modo de operación Manual en el CNC, y tras posicionar el eje en la posición adecuada, se ejecutará el comando de búsqueda del punto de referencia máquina de este eje. Al finalizar el mismo el CNC asignará a este punto el valor 0.</text:p>
        </text:list-item>
        <text:list-item>
          <text:p text:style-name="P63">Tras desplazar el eje hasta el punto cero máquina, o hasta un punto de dimensiones conocidas respecto al cero máquina, se observará la lectura que el CNC realiza de dicho punto. Esta será la distancia que lo separa del punto de referencia máquina, por lo tanto, el valor que se debe asignar al PME REFVALUE (P36), que define la cota correspondiente al punto de referencia máquina.</text:p>
        </text:list-item>
      </text:list>
      <text:p text:style-name="P7"><text:span text:style-name="T2">REFVALUE</text:span> = Cota máquina - Lectura del CNC.</text:p>
      <text:p text:style-name="P11">Ejemplo:</text:p>
      <text:list xml:id="list774339782483632232" text:style-name="L26">
        <text:list-item>
          <text:p text:style-name="P64">Si el punto de dimensiones conocidas se encuentra a 230 mm del cero máquina y si el CNC muestra la cota -123.5 mm, la cota que tiene el punto de referencia máquina respecto al cero máquina será: <text:span text:style-name="T2">REFVALUE</text:span> = 230mm - (-123.5mm) = 353.5 mm.</text:p>
        </text:list-item>
      </text:list>
      <text:list xml:id="list1954468422102750935" text:style-name="L27">
        <text:list-item>
          <text:p text:style-name="P65">Tras asignar este nuevo valor es necesario pulsar las teclas SHIFT + RESET o bien desconectar/conectar el CNC, para que este valor sea asumido por el CNC.</text:p>
        </text:list-item>
        <text:list-item>
          <text:p text:style-name="P65">Es necesario realizar una nueva búsqueda del punto de referencia máquina para que este eje tome los valores correctos.</text:p>
        </text:list-item>
      </text:list>
      <text:h text:style-name="Heading_20_4" text:outline-level="4"><text:bookmark-start text:name="__RefHeading__188100_359546015"/>Ajuste de límites de recorrido de los ejes – límites de software<text:bookmark-end text:name="__RefHeading__188100_359546015"/></text:h>
      <text:p text:style-name="Text_20_body">Una vez realizada la búsqueda del punto de referencia máquina en todos los ejes, se procederá a realizar la medición de los límites de recorrido por software de cada uno de los ejes.</text:p>
      <text:p text:style-name="Text_20_body">Este proceso que se realizará eje a eje, se podrá realizar como sigue:</text:p>
      <text:list xml:id="list2929962459873088764" text:style-name="L28">
        <text:list-item>
          <text:p text:style-name="P66">Desplazar el eje en sentido positivo hasta un punto próximo del tope de recorrido mecánico, manteniendo una distancia de seguridad del mismo.</text:p>
        </text:list-item>
        <text:list-item>
          <text:p text:style-name="P66">Asignar PME LIMIT+ (P5) la cota que indica el CNC para dicho punto, límite de software positivo.</text:p>
        </text:list-item>
        <text:list-item>
          <text:p text:style-name="P66">Repetir esta secuencia pero en sentido negativo, asignando la cota indicada por el CNC al PME LIMIT- (P6).</text:p>
        </text:list-item>
        <text:list-item>
          <text:p text:style-name="P66">Una vez finalizado este proceso en todos los ejes, es necesario pulsar las teclas SHIFT+RESET o bien desconectar/conectar el CNC, para que estos valores sean asumidos por el CNC.</text:p>
        </text:list-item>
      </text:list>
      <text:p text:style-name="Text_20_body">Los límites de recorrido por eje deben ser asignados de tal forma que no se puedan producir daños al equipo por colisiones entre las distintas partes mecánicas, dichos límites deben ser definidos más pequeños que los límites mecánicos a fin de reducir la posibilidad de averías por sobre movimientos en caso de falla.</text:p>
      <text:h text:style-name="Heading_20_3" text:outline-level="3"><text:bookmark-start text:name="__RefHeading__24701_1841679940"/><text:soft-page-break/>Transferencia de las funciones auxiliares M, S, T<text:bookmark-end text:name="__RefHeading__24701_1841679940"/></text:h>
      <text:p text:style-name="Text_20_body">Cada vez que se ejecuta un bloque el CNC en el cual se encuentran funciones M S o T, el CNC transfiere información al PLC de las mismas, para que el PLC pueda tomar las acciones pertinentes. Las funciones S y T y algunas de las funciones M esperan una respuesta de procesamiento por parte del PLC, siendo otras funciones M sólo de carácter informativo al PLC, siendo posible en el caso de las funciones configurar la obligatoriedad de dicha respuesta, dicha respuesta es entregada por el PLC al CNC a través de la señal <text:span text:style-name="T2">AUXEND</text:span>.</text:p>
      <text:p text:style-name="imagen"><draw:frame draw:style-name="fr6" draw:name="Marco127" text:anchor-type="as-char" svg:width="16.852cm" draw:z-index="17"><draw:text-box fo:min-height="5.427cm"><text:p text:style-name="Drawing">Dibujo <text:sequence text:ref-name="refDrawing16" text:name="Drawing" text:formula="ooow:Drawing+1" style:num-format="1">17</text:sequence>: Transferencia de funciones M, S y T usando la señal AUXEND</text:p></draw:text-box></draw:frame></text:p>
      <text:p text:style-name="imagen"><draw:frame draw:style-name="fr3" draw:name="Marco129" text:anchor-type="as-char" svg:width="16.99cm" draw:z-index="18"><draw:text-box fo:min-height="4.988cm"><text:p text:style-name="Drawing">Dibujo <text:sequence text:ref-name="refDrawing17" text:name="Drawing" text:formula="ooow:Drawing+1" style:num-format="1">18</text:sequence>: Transferencia de función M sin señal AUXEND</text:p></draw:text-box></draw:frame></text:p>
      <text:h text:style-name="Heading_20_4" text:outline-level="4"><text:bookmark-start text:name="__RefHeading__188102_359546015"/>Función auxiliar M (macros generales y personalizadas)<text:bookmark-end text:name="__RefHeading__188102_359546015"/></text:h>
      <text:p text:style-name="Text_20_body">El CNC indica al PLC en las salidas lógicas <text:span text:style-name="T2">MBCD1</text:span> a <text:span text:style-name="T2">MBCD7</text:span> (R550 a R556) las funciones auxiliares M que debe ejecutar. Una función en cada salida lógica. Además, activa la salida lógica general <text:span text:style-name="T2">MSTROBE</text:span> para indicar al PLC que debe ejecutarlas.</text:p>
      <text:p text:style-name="Text_20_body">El CNC cada vez que detecta una función auxiliar, analiza la tabla de funciones auxiliares M para saber cuando ha de pasársela al PLC (antes o después del movimiento) y si debe esperar la señal <text:span text:style-name="T2">AUXEND</text:span> para continuar la ejecución del programa.</text:p>
      <text:p text:style-name="Text_20_body">Si la función programada no se encuentra definida en dicha tabla, se ejecutará al principio del bloque y el CNC esperará la señal <text:span text:style-name="T2">AUXEND</text:span> para continuar la ejecución del programa.</text:p>
      <text:h text:style-name="Heading_20_4" text:outline-level="4"><text:soft-page-break/><text:s/>TODO: Agregar diagrama de secuencia de MSTROBE/AUXEND</text:h>
      <text:h text:style-name="Heading_20_5" text:outline-level="5"><text:bookmark-start text:name="__RefHeading__188104_359546015"/>Ejemplo 1<text:bookmark-end text:name="__RefHeading__188104_359546015"/></text:h>
      <text:p text:style-name="Text_20_body">Ejecución de un bloque con movimiento que contiene 7 funciones M, de las cuales 4 se ejecutan antes del movimiento (M51, M52, M53, M54) y 3 después (M61, M62, M63).</text:p>
      <text:list xml:id="list6576308185462477731" text:style-name="L29">
        <text:list-item>
          <text:p text:style-name="P67">El CNC envía al PLC las 4 funciones M que se deben ejecutar antes del movimiento.</text:p>
        </text:list-item>
      </text:list>
      <text:p text:style-name="P11">Pone las salidas lógicas <text:span text:style-name="T2">MBCD1</text:span>=51, <text:span text:style-name="T2">MBCD2</text:span>=52, <text:span text:style-name="T2">MBCD3</text:span>=53, <text:span text:style-name="T2">MBCD4</text:span>=54 y activa la salida lógica general <text:span text:style-name="T2">MSTROBE</text:span> para indicar al PLC que debe ejecutarlas. Si alguna de ellas necesita la activación de la entrada general <text:span text:style-name="T2">AUXEND</text:span>, el CNC espera su activación para continuar con la ejecución del bloque. Si ninguna de ellas necesita la activación de la entrada <text:span text:style-name="T2">AUXEND</text:span>, el CNC continua con la ejecución del bloque tras desactivar la salida lógica general <text:span text:style-name="T2">MSTROBE</text:span>. Esta salida permanece activa durante el tiempo indicado por el PMG MINAENDW (P30).</text:p>
      <text:list xml:id="list6296425597594169604" text:style-name="L30">
        <text:list-item>
          <text:p text:style-name="P68">A continuación el CNC ejecutará el desplazamiento programado.</text:p>
        </text:list-item>
        <text:list-item>
          <text:p text:style-name="P68">El CNC envía al PLC las 3 funciones M que se deben ejecutar después del movimiento.</text:p>
        </text:list-item>
      </text:list>
      <text:p text:style-name="P11">Pone las salidas lógicas <text:span text:style-name="T2">MBCD1</text:span>=61, <text:span text:style-name="T2">MBCD2</text:span>=62, <text:span text:style-name="T2">MBCD3</text:span>=63 y activa la salida lógica general <text:span text:style-name="T2">MSTROBE</text:span> para indicar al PLC que debe ejecutarlas. Si alguna de ellas necesita la activación de la entrada general <text:span text:style-name="T2">AUXEND</text:span>, el CNC espera su activación para continuar con la ejecución del bloque. Si ninguna de ellas necesita la activación de la entrada <text:span text:style-name="T2">AUXEND</text:span>, el CNC continua con la ejecución del bloque tras desactivar la salida lógica general <text:span text:style-name="T2">MSTROBE</text:span>. Esta salida permanece activa durante el tiempo indicado por el p.m.g. MINAENDW (P30).</text:p>
      <text:h text:style-name="Heading_20_5" text:outline-level="5"><text:bookmark-start text:name="__RefHeading__188106_359546015"/>Ejemplo 2<text:bookmark-end text:name="__RefHeading__188106_359546015"/></text:h>
      <text:p text:style-name="Text_20_body">Ejecución de un bloque sin movimiento que contiene 7 funciones M, de las cuales 4 se ejecutan antes del movimiento (M51, M52, M53, M54) y 3 después (M61, M62, M63).</text:p>
      <text:list xml:id="list5748307853727991577" text:style-name="L31">
        <text:list-item>
          <text:p text:style-name="P69">El CNC envía al PLC las 4 funciones M que se deben ejecutar antes del movimiento.</text:p>
        </text:list-item>
      </text:list>
      <text:p text:style-name="P11">Pone las salidas lógicas <text:span text:style-name="T2">MBCD1</text:span>=51, <text:span text:style-name="T2">MBCD2</text:span>=52, <text:span text:style-name="T2">MBCD3</text:span>=53, <text:span text:style-name="T2">MBCD4</text:span>=54 y activa la salida lógica general <text:span text:style-name="T2">MSTROBE</text:span> para indicar al PLC que debe ejecutarlas. Si alguna de ellas necesita la activación de la entrada general <text:span text:style-name="T2">AUXEND,</text:span> el CNC espera su activación para continuar con la ejecución del bloque. Si ninguna de ellas necesita la activación de la entrada <text:span text:style-name="T2">AUXEND</text:span>, el CNC continua con la ejecución del bloque tras desactivar la salida lógica general <text:span text:style-name="T2">MSTROBE</text:span>. Esta salida permanece activa durante el tiempo indicado por el PMG MINAENDW (P30).</text:p>
      <text:list xml:id="list4600661234853951886" text:style-name="L32">
        <text:list-item>
          <text:p text:style-name="P70">CNC envía al PLC las 3 funciones M que se deben ejecutar después del movimiento.</text:p>
        </text:list-item>
      </text:list>
      <text:p text:style-name="P11">Pone las salidas lógicas <text:span text:style-name="T2">MBCD1</text:span>=61, <text:span text:style-name="T2">MBCD2</text:span>=62, <text:span text:style-name="T2">MBCD3</text:span>=63 y activa la salida lógica general <text:span text:style-name="T2">MSTROBE</text:span> para indicar al PLC que debe ejecutarlas. Si alguna de ellas necesita la activación de la entrada general <text:span text:style-name="T2">AUXEND</text:span>, el CNC espera su activación para continuar con la ejecución del bloque. Si ninguna de ellas necesita la activación de la entrada <text:span text:style-name="T2">AUXEND</text:span>, el CNC continua con la ejecución del bloque tras desactivar la salida lógica general <text:span text:style-name="T2">MSTROBE</text:span>. Esta salida permanece activa durante el tiempo indicado por el PMG MINAENDW (P30).</text:p>
      <text:h text:style-name="P107" text:outline-level="4"><text:bookmark-start text:name="__RefHeading__188108_359546015"/><text:soft-page-break/>Función S (cambio de velocidad de husillo)<text:bookmark-end text:name="__RefHeading__188108_359546015"/></text:h>
      <text:p text:style-name="P6">El CNC trasfiere la <text:span text:style-name="T2">f</text:span><text:span text:style-name="T2">unción S</text:span> al PLC únicamente cuando se dispone de salida S en BCD, PMC SPDLTYPE (P0) distinto de 0. En cualquier otro caso la conexión de la salida del husillo es analógica y controlada directamente por el mismo CNC.</text:p>
      <text:p text:style-name="P6">El CNC pasa en la salida lógica <text:span text:style-name="T2">SBCD</text:span> (R557) el valor de S que se ha programado, y activa la salida lógica general <text:span text:style-name="T2">SSTROBE</text:span> para indicar al PLC que debe ejecutarla.</text:p>
      <text:p text:style-name="P6">Esta transmisión se realiza al comienzo de la ejecución del bloque y el CNC espera la activación de la entrada general <text:span text:style-name="T2">AUXEND</text:span> para dar por finalizada su ejecución.</text:p>
      <text:h text:style-name="P107" text:outline-level="4"><text:bookmark-start text:name="__RefHeading__188110_359546015"/>Función T (cambio de herramienta)<text:bookmark-end text:name="__RefHeading__188110_359546015"/></text:h>
      <text:p text:style-name="P6">El CNC indica mediante la salida lógica <text:span text:style-name="T2">TBCD</text:span> (R558) la función T que se ha programado en el bloque y activa la salida lógica general <text:span text:style-name="T2">TSTROBE</text:span>" para indicar al PLC que debe ejecutarla.</text:p>
      <text:p text:style-name="P6">Esta transmisión se realiza al comienzo de la ejecución del bloque y el CNC esperará la activación de la entrada general "AUXEND" para dar por finalizada su ejecución.</text:p>
      <text:h text:style-name="P107" text:outline-level="4"><text:bookmark-start text:name="__RefHeading__188112_359546015"/>Transferencia de M, S, T usando la señal <text:span text:style-name="T2">AUXEND</text:span><text:bookmark-end text:name="__RefHeading__188112_359546015"/></text:h>
      <text:p text:style-name="P23"><draw:frame draw:style-name="fr6" draw:name="Marco126" text:anchor-type="as-char" svg:width="16.852cm" draw:z-index="21"><draw:text-box fo:min-height="5.427cm"><text:p text:style-name="Drawing">Dibujo <text:sequence text:ref-name="refDrawing18" text:name="Drawing" text:formula="ooow:Drawing+1" style:num-format="1">19</text:sequence>: Transferencia de funciones M, S y T usando la señal AUXEND</text:p></draw:text-box></draw:frame></text:p>
      <text:list xml:id="list3934155791425197550" text:style-name="L33">
        <text:list-item>
          <text:p text:style-name="P71">Una vez analizado el bloque y tras pasar los valores correspondientes en las salidas lógicas "MBCD1-7", "SBCD", "TBCD", el CNC indicará al PLC mediante las salidas lógicas generales "MSTROBE", "SSTROBE" y "TSTROBE" que se deben ejecutar las funciones auxiliares requeridas.</text:p>
        </text:list-item>
        <text:list-item>
          <text:p text:style-name="P71">Al detectar el PLC la activación de una de las señales de <text:span text:style-name="T2">*STROBE</text:span>, deberá desactivar la entrada lógica general del CNC "AUXEND" para indicar que comienza la ejecución de la función o funciones correspondientes.</text:p>
        </text:list-item>
      </text:list>
      <text:p text:style-name="P24">El PLC ejecutará todas las funciones auxiliares requeridas, debiendo analizar para ello las salidas lógicas del CNC: "MBCD1" a "MBCD7" y "MSTROBE" para ver si debe ejecutar funciones M, "SBCD" y "SSTROBE" para ver si debe ejecutar la función S, "TBCD" y "TSTROBE" para ver si debe ejecutar la función T.</text:p>
      <text:list xml:id="list1442737508920753327" text:style-name="L34">
        <text:list-item>
          <text:p text:style-name="P72">Una vez finalizada la ejecución de todas las funciones requeridas, el PLC deberá activar la entrada lógica general del CNC "AUXEND" para indicar que ha finalizado el tratamiento de todas ellas.</text:p>
        </text:list-item>
        <text:list-item>
          <text:p text:style-name="P72">El CNC requiere que la entrada lógica general "AUXEND" se mantenga activa durante un tiempo superior al definido mediante el PMG MINAENDW (P30). De esta forma se evitan interpretaciones erróneas de dicha señal por parte del CNC ante fallos producidos por una <text:soft-page-break/>lógica incorrecta del programa de PLC.</text:p>
        </text:list-item>
        <text:list-item>
          <text:p text:style-name="P72">Una vez transcurrido el tiempo "MINAENDW" (P30) con la entrada general "AUXEND" a nivel lógico alto, el CNC desactivará las salidas lógicas generales "MSTROBE", "SSTROBE", "TSTROBE" para indicar al PLC que ya se ha dado por finalizada la ejecución de la función o funciones auxiliares requeridas.</text:p>
        </text:list-item>
      </text:list>
      <text:p text:style-name="Text_20_body">Cuando se ejecutan 2 bloques seguidos que pasan información al PLC, el CNC tras finalizar la ejecución del primer bloque, espera el tiempo MINAENDW antes de comenzar con la ejecución del segundo bloque.</text:p>
      <text:p text:style-name="Text_20_body">De esta forma se asegura que entre la desactivación (fin del primer bloque) y activación de la señal <text:span text:style-name="T2">STROBE</text:span> (comienzo del segundo) transcurra el tiempo <text:span text:style-name="T2">MINAENDW</text:span>. Es aconsejable que el valor de "MINAENDW" (P30) sea igual o superior a la duración de un ciclo de PLC, con objeto de asegurarse la detección de dicha señal por parte del PLC.</text:p>
      <text:h text:style-name="P107" text:outline-level="4"><text:bookmark-start text:name="__RefHeading__188114_359546015"/>Transferencia de la función auxiliar M sin la señal <text:span text:style-name="T2">AUXEND</text:span><text:bookmark-end text:name="__RefHeading__188114_359546015"/></text:h>
      <text:p text:style-name="P23"><draw:frame draw:style-name="fr3" draw:name="Marco128" text:anchor-type="as-char" svg:width="16.99cm" draw:z-index="22"><draw:text-box fo:min-height="4.988cm"><text:p text:style-name="Drawing">Dibujo <text:sequence text:ref-name="refDrawing19" text:name="Drawing" text:formula="ooow:Drawing+1" style:num-format="1">20</text:sequence>: Transferencia de función M sin señal AUXEND</text:p></draw:text-box></draw:frame></text:p>
      <text:list xml:id="list34785105951628872" text:style-name="L35">
        <text:list-item>
          <text:p text:style-name="P73">Una vez analizado el bloque y tras pasar los valores correspondientes en las salidas lógicas "MBCD1-7", el CNC indicará al PLC mediante la salida lógica general "MSTROBE" que se debe ejecutar la función o funciones auxiliares requeridas.</text:p>
        </text:list-item>
        <text:list-item>
          <text:p text:style-name="P73">El CNC mantendrá activa la salida lógica general "MSTROBE" durante el tiempo indicado mediante el PMG MINAENDW (P30). Una vez transcurrido dicho tiempo el CNC continuará con la ejecución del programa. Es aconsejable que el valor de "MINAENDW" (P30) sea igual o superior a la duración de un ciclo de PLC, con objeto de asegurarse la detección de dicha señal por parte del PLC.</text:p>
        </text:list-item>
        <text:list-item>
          <text:p text:style-name="P73"><text:s/>Al detectar el PLC la activación de la señal "MSTROBE" debe ejecutar la función o funciones auxiliares M requeridas en las salidas lógicas del CNC "MBCD1-7".</text:p>
        </text:list-item>
      </text:list>
      <text:h text:style-name="Heading_20_3" text:outline-level="3"><text:bookmark-start text:name="__RefHeading__188116_359546015"/>Cabezal o husillo<text:bookmark-end text:name="__RefHeading__188116_359546015"/></text:h>
      <text:h text:style-name="Heading_20_4" text:outline-level="4"><text:bookmark-start text:name="__RefHeading__188118_359546015"/>Tipos de cabezales<text:bookmark-end text:name="__RefHeading__188118_359546015"/></text:h>
      <text:p text:style-name="Text_20_body">En función del valor asignado al PMC <text:span text:style-name="T2">SPDLTYPE</text:span> (P0), se puede disponer de:</text:p>
      <text:list xml:id="list7622582346450783975" text:style-name="L36">
        <text:list-item>
          <text:p text:style-name="P74">SPDLTYPE = 0 Salida de control analógica de cabezal.</text:p>
        </text:list-item>
        <text:list-item>
          <text:p text:style-name="P74">SPDLTYPE = 1 Salida de control S en BCD de 2 dígitos.</text:p>
        </text:list-item>
        <text:list-item>
          <text:p text:style-name="P74">SPDLTYPE = 2 Salida de control S en BCD de 8 dígitos.</text:p>
        </text:list-item>
      </text:list>
      <text:p text:style-name="Text_20_body">Si se utiliza salida de control BCD (2 u 8 dígitos) el cabezal trabajará en lazo abierto y podrá ser <text:soft-page-break/>controlado mediante las funciones M3, M4 y M5.</text:p>
      <text:p text:style-name="Text_20_body">Cuando se dispone de salida de control analógica el cabezal podrá trabajar:</text:p>
      <text:list xml:id="list3093112429611070534" text:style-name="L37">
        <text:list-item>
          <text:p text:style-name="P75">En lazo abierto, controlado mediante las funciones M3, M4 y M5. En caso de disponer de encoder en el cabezal se podrá mostrar en pantalla la velocidad real de rotación, pero no se realizará compensación por variaciones externas (salida de control constante).</text:p>
        </text:list-item>
        <text:list-item>
          <text:p text:style-name="P75">En lazo cerrado, mediante la función M19. Para ello se debe disponer de encoder de cabezal, PMC NPULSES (P13) distinto de 0, también será necesario disponer de una referencia de posición ya sea en el mismo encoder, o externa a él. Dado que en el caso del proyecto no se disponía de dicha referencia, y dado que el inversor del husillo no es capaz de regular frecuencias menores al hertz de forma estable no fue posible hacer que la máquina opere en lazo cerrado.</text:p>
        </text:list-item>
        <text:list-item>
          <text:p text:style-name="P75">Gobernado desde el PLC. Esta prestación permite que el PLC tome el control del cabezal durante un cierto tiempo. Una aplicación típica de esta prestación es el control de la oscilación de cabezal durante el cambio de gama de relación en el cabezal.</text:p>
        </text:list-item>
      </text:list>
      <text:p text:style-name="Text_20_body">Independientemente del tipo de control empleado, el CNC admite hasta 4 gamas relación en el cabezal. El cambio de gama de cabezal puede ser manual o generado automáticamente por el CNC. Para realizar el cambio de gama se utilizan las funciones auxiliares M41, M42, M43 y M44 que indican al PLC la gama que se debe de seleccionar.</text:p>
      <text:h text:style-name="Heading_20_4" text:outline-level="4"><text:bookmark-start text:name="__RefHeading__188120_359546015"/>Control de la velocidad del cabezal S con salida analógica<text:bookmark-end text:name="__RefHeading__188120_359546015"/></text:h>
      <text:p text:style-name="Text_20_body">Para que el CNC genere la salida analógica para el regulador de cabezal es necesario personalizar el PMC <text:span text:style-name="T2">SPDLTYPE</text:span> (P0) = 0. El CNC proporciona (dentro del rango ±10 V.) la señal analógica correspondiente a la velocidad de giro programada, o bien una salida unipolar si a los PMC <text:span text:style-name="T2">POLARM3</text:span> (P7) y <text:span text:style-name="T2">POLARM4</text:span> (P8) se les ha asignado el mismo valor.</text:p>
      <text:h text:style-name="Heading_20_4" text:outline-level="4"><text:bookmark-start text:name="__RefHeading__188122_359546015"/>Control de la velocidad del cabezal desde el PLC<text:bookmark-end text:name="__RefHeading__188122_359546015"/></text:h>
      <text:p text:style-name="Text_20_body">Esta prestación permite que el PLC tome el control del cabezal durante un cierto tiempo. Para ello se deben seguir los siguientes pasos:</text:p>
      <text:list xml:id="list1861358357695663541" text:style-name="L38">
        <text:list-item>
          <text:p text:style-name="P76">Indicar desde el PLC en la entrada lógica del CNC “SANALOG" (R504) el valor de la señal de control que se desea aplicar al regulador del cabezal. Asimismo, poner a nivel lógico alto la entrada lógica del CNC "PLCCNTL" (M5465) para indicar al CNC que a partir de este momento el control de la salida de control de cabezal la fija el PLC.</text:p>
        </text:list-item>
        <text:list-item>
          <text:p text:style-name="P76">A partir de este momento el CNC saca al exterior la salida de control de cabezal indicada por el PLC en la entrada lógica del CNC "SANALOG" (R504). Si el PLC cambia el valor de la entrada "SANALOG" el CNC actualizará la salida de control.</text:p>
        </text:list-item>
        <text:list-item>
          <text:p text:style-name="P76">Una vez finalizada la operación se debe devolver al CNC el control del cabezal, para ello es necesario poner a nivel lógico bajo la entrada lógica del CNC "PLCCNTL" (M5465).</text:p>
        </text:list-item>
      </text:list>
      <text:p text:style-name="Text_20_body">Una aplicación típica de esta prestación es el control de la oscilación de cabezal durante el cambio de gama de cabezal, es importante destacar que si durante esté proceso un bloque había configurado una velocidad de giro a través del comando S dicho valor será ignorado por el CNC mientras el PLC tenga el control.</text:p>
      <text:h text:style-name="Heading_20_4" text:outline-level="4"><text:bookmark-start text:name="__RefHeading__188124_359546015"/>Cambio de gama del cabezal<text:bookmark-end text:name="__RefHeading__188124_359546015"/></text:h>
      <text:p text:style-name="Text_20_body">El CNC permite que la máquina disponga de una caja de velocidades constituida por reductores y engranajes, para poder ajustar convenientemente las velocidades y los "par-motor" del cabezal a <text:soft-page-break/>las necesidades del mecanizado en cada momento. Dado que está funcionalidad no se encontraba disponible en el sistema original no formo parte de los requerimientos del proyecto.</text:p>
      <text:h text:style-name="Heading_20_4" text:outline-level="4"><text:bookmark-start text:name="__RefHeading__188126_359546015"/>Ajuste de las ganancias<text:bookmark-end text:name="__RefHeading__188126_359546015"/></text:h>
      <text:p text:style-name="Text_20_body">El ajuste de las distintas ganancias es similar al explicado para los ejes en el capítulo <text:bookmark-ref text:reference-format="chapter" text:ref-name="__RefHeading__24042_1841679940">1.4.5.3</text:bookmark-ref> <text:bookmark-ref text:reference-format="text" text:ref-name="__RefHeading__24042_1841679940">Ajuste de las ganancias</text:bookmark-ref> aplicado a los ejes disponible en la página <text:bookmark-ref text:reference-format="page" text:ref-name="__RefHeading__24042_1841679940">18</text:bookmark-ref>, debe tenerse en cuenta nuevamente que para trabajar a lazo cerrado es necesario disponer de una referencia de posición en el husillo, la cuál no formaba parte inicialmente de la máquina y dado que el inversor del husillo no <text:s/>es capaz de regular por debajo de un hertz el control de ganancia sólo fue posible de forma proporcional a lazo abierto, la variable <text:span text:style-name="T2">PROGAIN</text:span><text:span text:style-name="T3"> </text:span><text:span text:style-name="T3">termino indicando la constante de conversión de revoluciones por minuto <text:s/>a voltios de control.</text:span></text:p>
      <text:h text:style-name="Heading_20_3" text:outline-level="3"><text:bookmark-start text:name="__RefHeading__188128_359546015"/>Tratamiento de la emergencia<text:bookmark-end text:name="__RefHeading__188128_359546015"/></text:h>
      <text:p text:style-name="Text_20_body">El CNC dispone de las siguientes señales de emergencia:</text:p>
      <text:list xml:id="list1398360798730177983" text:style-name="L39">
        <text:list-item>
          <text:p text:style-name="P77"><text:span text:style-name="T1">/STOP EMERGENCIA: </text:span>Entrada física de emergencia, es generada desde el exterior y corresponde a la entrada física de emergencia. Esta señal es activa a nivel lógico bajo (0 V).</text:p>
        </text:list-item>
        <text:list-item>
          <text:p text:style-name="P77"><text:span text:style-name="T1">/SALIDA EMERGENCIA: </text:span>Salida física de emergencia, <text:s/>es generada internamente e indica que se ha detectado un error en el CNC o en el PLC. Esta señal es activa a nivel lógico bajo (0 V).</text:p>
        </text:list-item>
        <text:list-item>
          <text:p text:style-name="P77"><text:span text:style-name="T1">/EMERGEN (M5000): </text:span>Entrada lógica del CNC, generada por el PLC, cuando el PLC activa esta señal, el CNC detiene el avance de los ejes y el giro de cabezal, visualizando en la pantalla el mensaje de error correspondiente. Esta señal es activa a nivel lógico bajo (0 V).</text:p>
        </text:list-item>
        <text:list-item>
          <text:p text:style-name="P77"><text:span text:style-name="T1">/ALARM (M5507): </text:span>Entrada lógica del PLC, generada por el CNC, el CNC activa esta señal para indicar al PLC que se ha producido una condición de alarma o emergencia. Esta señal es activa a nivel lógico bajo (0 V).</text:p>
        </text:list-item>
      </text:list>
      <text:h text:style-name="Heading_20_4" text:outline-level="4"><text:bookmark-start text:name="__RefHeading__188130_359546015"/>Tratamiento de las señales de emergencia en el CNC<text:bookmark-end text:name="__RefHeading__188130_359546015"/></text:h>
      <text:p text:style-name="Text_20_body">Las entradas de emergencia que dispone el CNC son:</text:p>
      <text:list xml:id="list695149929659359405" text:style-name="L40">
        <text:list-item>
          <text:p text:style-name="P78"><text:span text:style-name="T2">/EMERGEN (M5000)</text:span>: Entrada lógica proveniente del PLC.</text:p>
        </text:list-item>
        <text:list-item>
          <text:p text:style-name="P78"><text:span text:style-name="T2">/STOP EMERGENCIA: </text:span>Entrada física proveniente del exterior, pin 10 del conector X2.</text:p>
        </text:list-item>
      </text:list>
      <text:p text:style-name="Text_20_body">Las salidas de emergencia que dispone el CNC son:</text:p>
      <text:list xml:id="list3440539687666206367" text:style-name="L41">
        <text:list-item>
          <text:p text:style-name="P79"><text:span text:style-name="T2">/ALARM (M5507): </text:span>Salida lógica hacia el PLC.</text:p>
        </text:list-item>
        <text:list-item>
          <text:p text:style-name="P79"><text:span text:style-name="T2">/SALIDA EMERGENCIA: </text:span>Salida física hacia el exterior, pin 2 del conector X2.</text:p>
        </text:list-item>
      </text:list>
      <text:p text:style-name="imagen"><text:soft-page-break/><draw:frame draw:style-name="fr3" draw:name="Marco130" text:anchor-type="as-char" svg:width="17.006cm" draw:z-index="23"><draw:text-box fo:min-height="10.368cm"><text:p text:style-name="Drawing">Dibujo <text:sequence text:ref-name="refDrawing20" text:name="Drawing" text:formula="ooow:Drawing+1" style:num-format="1">21</text:sequence>: Conexionado de señales de emergencia</text:p></draw:text-box></draw:frame></text:p>
      <text:p text:style-name="Text_20_body">Existen dos formas de provocar una emergencia en el CNC, activando la entrada física <text:span text:style-name="T2">/STOP EMERGENCIA</text:span> o activando la entrada lógica general "/EMERGEN" desde el PLC.</text:p>
      <text:p text:style-name="Text_20_body">Cada vez que activa una de estas señales, se detiene el avance de los ejes y el giro de cabezal, visualizándose en la pantalla el mensaje de error correspondiente.</text:p>
      <text:p text:style-name="Text_20_body">Del mismo modo, si el CNC detecta una anomalía en su propio funcionamiento o en alguno de los dispositivos exteriores, detiene el avance de los ejes y el giro de cabezal, visualizando en la pantalla el mensaje de error correspondiente, por ejemplo en el caso que se detecte anomalías en el movimiento de un eje, o posiciones por fuera de las toleradas para el error de posición configurado.</text:p>
      <text:p text:style-name="Text_20_body">En ambos casos, el CNC activa las señales <text:span text:style-name="T2">/SALIDA EMERGENCIA </text:span>y <text:span text:style-name="T2">/ALARM</text:span> para indicar al exterior y al PLC que se ha producido una emergencia en el CNC.</text:p>
      <text:p text:style-name="Text_20_body">Una vez desaparecida la causa que producía el error en el CNC, se desactivarán las señales <text:span text:style-name="T2">/SALIDA EMERGENCIA</text:span> y<text:span text:style-name="T2"> /ALARM</text:span> para indicar al exterior y al PLC que ya no existe ninguna emergencia en el CNC.</text:p>
      <text:h text:style-name="Heading_20_4" text:outline-level="4"><text:bookmark-start text:name="__RefHeading__188132_359546015"/>Tratamiento de las señales de emergencia en el PLC<text:bookmark-end text:name="__RefHeading__188132_359546015"/></text:h>
      <text:p text:style-name="Text_20_body">Las entradas de emergencia que dispone el PLC son:</text:p>
      <text:list xml:id="list8828072528920255198" text:style-name="L42">
        <text:list-item>
          <text:p text:style-name="P80"><text:span text:style-name="T2">/STOP EMERGENCIA</text:span>: Entrada física proveniente del exterior.4</text:p>
        </text:list-item>
        <text:list-item>
          <text:p text:style-name="P80"><text:span text:style-name="T2">/ALARM (M5507)</text:span>: Entrada lógica proveniente del CNC.</text:p>
        </text:list-item>
      </text:list>
      <text:p text:style-name="Text_20_body">Las salidas de emergencia que dispone el PLC son:</text:p>
      <text:list xml:id="list662946602801157475" text:style-name="L43">
        <text:list-item>
          <text:p text:style-name="P81"><text:span text:style-name="T2">/SALIDA EMERGENCIA: </text:span>Salida física hacia el exterior.</text:p>
        </text:list-item>
        <text:list-item>
          <text:p text:style-name="P81"><text:span text:style-name="T2">/EMERGEN (M5000):</text:span> Salida lógica hacia el CNC.</text:p>
        </text:list-item>
      </text:list>
      <text:p text:style-name="Text_20_body">Existen dos formas de indicar al PLC que se desea provocar una emergencia, activando la entrada física <text:span text:style-name="T2">STOP EMERGENCIA</text:span> que en el PLC es la entrada <text:span text:style-name="T2">I1</text:span> o activando la entrada lógica <text:soft-page-break/>general <text:span text:style-name="T2">/ALARM</text:span> que en el PLC es la marca M5507.</text:p>
      <text:p text:style-name="Text_20_body">En ambos casos el tratamiento de dichas señales corresponderá al programador, que será el encargado de elaborar el programa de autómata. Este programa debe contener una serie de funciones que permitan atender dichas entradas de emergencia y realizar las acciones correspondientes. Asimismo, dicho programa debe contener otra serie de funciones que permitan activar las salidas de emergencia cuando sea conveniente.</text:p>
      <text:p text:style-name="Text_20_body">Dichas señales de emergencia son la salida física <text:span text:style-name="T2">/SALIDA EMERGENCIA</text:span> que en el PLC es la salida <text:span text:style-name="T2">O1</text:span> y la salida lógica general <text:span text:style-name="T2">/EMERGEN</text:span> que en el PLC es la marca M5000</text:p>
      <text:p text:style-name="Text_20_body">Se debe tener en cuenta que cada vez que se inicia un nuevo ciclo el PLC actualiza las entradas reales con el valor de las entradas físicas y por lo tanto la entrada <text:span text:style-name="T2">I1</text:span> con el valor de entrada física <text:span text:style-name="T2">/STOP EMERGENCIA</text:span>.</text:p>
      <text:p text:style-name="Text_20_body">Del mismo modo y antes de ejecutar el ciclo de programa se actualizan los valores de los recursos M y R correspondientes a las salidas lógicas del CNC (variables internas) y por lo tanto la marca M5507 correspondiente a la señal <text:span text:style-name="T2">/ALARM</text:span>.</text:p>
      <text:p text:style-name="Text_20_body">Tras finalizar la ejecución de cada ciclo, el PLC actualiza las salidas físicas con el valor de las salidas reales, excepto en el caso de la salida física <text:span text:style-name="T2">/SALIDA EMERGENCIA </text:span>que se activará siempre que se encuentre activa la salida real <text:span text:style-name="T2">O1</text:span> o la marca M5507 correspondiente a la entrada lógica<text:span text:style-name="T2"> /ALARM</text:span> (M5507) proveniente del CNC.</text:p>
      <text:h text:style-name="Heading_20_3" text:outline-level="3"><text:bookmark-start text:name="__RefHeading__188134_359546015"/>Funcionalidades asociadas a la seguridad en la máquina<text:bookmark-end text:name="__RefHeading__188134_359546015"/></text:h>
      <text:h text:style-name="Heading_20_4" text:outline-level="4"><text:bookmark-start text:name="__RefHeading__188136_359546015"/>Máxima velocidad de cabezal para el mecanizado<text:bookmark-end text:name="__RefHeading__188136_359546015"/></text:h>
      <text:p text:style-name="Text_20_body">La siguiente normativa de seguridad obliga a limitar la velocidad de cabezal en tornos:</text:p>
      <text:p text:style-name="P11">Un programa no se ejecutará en modo mecanizado a menos que se introduzca la máxima velocidad del cabezal admitida para la pieza y la máxima velocidad para el elemento de amarre de la pieza adecuada para la máquina.</text:p>
      <text:p text:style-name="P11">La omisión del operador para introducir o validar estas velocidades en cada cambio de programa evitará la ejecución en modo mecanizado.</text:p>
      <text:p text:style-name="P11">La velocidad más baja entre la máxima por parámetro, la máxima por programa y la máxima introducida manualmente no será excedida.</text:p>
      <text:p text:style-name="Text_20_body">Para facilitar esta maniobra de seguridad se dispone de la variable <text:span text:style-name="T2">MDISL</text:span> asociada a los límites de velocidad del cabezal. Esta variable es de lectura y escritura desde PLC y de lectura por DNC y CNC.</text:p>
      <text:p text:style-name="Text_20_body">Además de por el PLC, esta variable también se actualiza en los siguientes casos:</text:p>
      <text:list xml:id="list3511913190669171600" text:style-name="L44">
        <text:list-item>
          <text:p text:style-name="P82">Cuando en modo MDI se programa la función G92.</text:p>
        </text:list-item>
        <text:list-item>
          <text:p text:style-name="P82">En modo TC ó MC cuando se programa vía ISO la función G92.</text:p>
        </text:list-item>
        <text:list-item>
          <text:p text:style-name="P82">En modo TC ó MC cuando se define un nuevo límite de velocidad en el campo "SMAX".</text:p>
        </text:list-item>
      </text:list>
      <text:p text:style-name="Text_20_body">Los límites de velocidad introducidos vía CNC, PLC (PLCSL) y DNC (DNCSL) siguen teniendo la misma funcionalidad y la prioridad no se ve afectada por la variable MDISL; es decir, el CNC también limita la velocidad con estas variables.</text:p>
      <text:h text:style-name="Heading_20_5" text:outline-level="5"><text:bookmark-start text:name="__RefHeading__188138_359546015"/>Gestión desde el PLC<text:bookmark-end text:name="__RefHeading__188138_359546015"/></text:h>
      <text:p text:style-name="Text_20_body">Para cumplir la normativa de seguridad se aconseja gestionar desde el PLC las variables asociadas a los límites de velocidad, tal y como se indica en el siguiente ejemplo. En él se aplican <text:soft-page-break/>las siguiente restricciones:</text:p>
      <text:list xml:id="list2941846944988370337" text:style-name="L45">
        <text:list-item>
          <text:p text:style-name="P83">No se permite ejecutar un nuevo programa pieza sin haber introducido previamente el límite de velocidad. En caso contrario se mostrará un mensaje. Si se repite la ejecución del programa, no se obliga a introducir el límite; sólo se obliga la primera vez que se ejecuta el programa.</text:p>
        </text:list-item>
        <text:list-item>
          <text:p text:style-name="P83">Durante la ejecución de un programa si se introduce en MDI un nuevo límite este sustituye al anterior.</text:p>
        </text:list-item>
        <text:list-item>
          <text:p text:style-name="P83">En los ciclos independientes del modo TC ó MC no se obligará a meter las SMAX pues ya está definida en cada ciclo.</text:p>
        </text:list-item>
        <text:list-item>
          <text:p text:style-name="P83">Si el programa que se ejecuta tiene programada la función G92, el programa será válido sólo si el valor definido en G92 es menor que el programado por MDI.</text:p>
        </text:list-item>
        <text:list-item>
          <text:p text:style-name="P83">Si se tienen dos cabezales principales, el límite de velocidad introducido será válido para ambos.</text:p>
        </text:list-item>
      </text:list>
      <text:h text:style-name="Heading_20_6" text:outline-level="6"><text:bookmark-start text:name="__RefHeading__188140_359546015"/>Ejemplo de programa PLC<text:bookmark-end text:name="__RefHeading__188140_359546015"/></text:h>
      <text:p text:style-name="P13">PRG</text:p>
      <text:p text:style-name="P13">REA</text:p>
      <text:p text:style-name="P13">()=CNCRD(OPMODA,R100,M1000) ; Lectura de la variable OPMODA.</text:p>
      <text:p text:style-name="P13">B0R100 AND INCYCLE = M100 ; Indicativo de programa en ejecución.</text:p>
      <text:p text:style-name="P13">;</text:p>
      <text:p text:style-name="P13">DFU M100 = CNCRD(PRGN,R101,M1000) = CNCRD(MDISL,R102,M1000)</text:p>
      <text:p text:style-name="P13">; Al comienzo de la ejecución se lee el programa en ejecución (CNCRD) y la</text:p>
      <text:p text:style-name="P13">; limitación de la velocidad definida en MDISL.</text:p>
      <text:p text:style-name="P13">;</text:p>
      <text:p text:style-name="P13">M100 = CNCRD(PRGSL,R103,M1000)</text:p>
      <text:p text:style-name="P13">; Durante la ejecución se lee la limitación de la velocidad definida desde el CNC.</text:p>
      <text:p text:style-name="P13">M100 AND CPS R101 NE R201 = M101</text:p>
      <text:p text:style-name="P13">; Sí hay un programa nuevo en ejecución, se activa la marca M101.</text:p>
      <text:p text:style-name="P13">;</text:p>
      <text:p text:style-name="P13">M100 AND CPS R101 EQ R201 = M102</text:p>
      <text:p text:style-name="P13">; Si es el mismo programa, se activa la marca M102.</text:p>
      <text:p text:style-name="P13">;</text:p>
      <text:p text:style-name="P13">M101 AND CPS R102 EQ 0 = ERR10</text:p>
      <text:p text:style-name="P13">; Si hay un programa nuevo en ejecución (M101) y no se ha limitado la velocidad</text:p>
      <text:p text:style-name="P13">; con MDISL (R102), se muestra el error 10. Este error deberá estar definido en los</text:p>
      <text:p text:style-name="P13">; mensajes del PLC.</text:p>
      <text:p text:style-name="P13">;</text:p>
      <text:p text:style-name="P13">M101 AND CPS R102 NE 0 = MOV R101 R201 = MOV R102 R202</text:p>
      <text:p text:style-name="P13">; Si hay un programa nuevo en ejecución (M101) y se ha limitado la velocidad con</text:p>
      <text:p text:style-name="P13">; MDISL (R102), se copia el número de programa y la limitación de la velocidad.</text:p>
      <text:p text:style-name="P13">;</text:p>
      <text:p text:style-name="P13">M102 AND CPS R102 NE 0 = MOV R102 R202</text:p>
      <text:p text:style-name="P13"><text:soft-page-break/>; Si está el mismo programa en ejecución (M102) y se vuelve a limitar la velocidad</text:p>
      <text:p text:style-name="P13">; con MDISL (R102), se copia la limitación de velocidad.</text:p>
      <text:p text:style-name="P13">;</text:p>
      <text:p text:style-name="P13">M100 AND CPS R202 LT R103 = CNCWR(R202,PLCSL,M1000)</text:p>
      <text:p text:style-name="P13">; Si hay un programa en ejecución (M100) y la limitación con MDISL (R202) es</text:p>
      <text:p text:style-name="P13">; menor <text:s/>que la limitación desde el CNC (R103), se aplica la limitación por PLC</text:p>
      <text:p text:style-name="P13">; (valor fijado en MDISL).</text:p>
      <text:p text:style-name="P13">;</text:p>
      <text:p text:style-name="P13">M100 AND CPS R202 GT R103 = CNCWR(R210,PLCSL,M1000)</text:p>
      <text:p text:style-name="P13">; Si hay un programa en ejecución (M100) y la limitación con MDISL (R202) es</text:p>
      <text:p text:style-name="P13">; mayor que la limitación desde el CNC (R103), no se limita la velocidad por PLC</text:p>
      <text:p text:style-name="P13">;(R210=0).</text:p>
      <text:p text:style-name="P13">;</text:p>
      <text:p text:style-name="P13">DFD M100 = CNCWR(R210,PLCSL,M1000) = CNCWR(R210,MDISL,M1000)</text:p>
      <text:p text:style-name="P13">; Al finalizar la ejecución, se anula la limitación de velocidad por PLC y se inicializa</text:p>
      <text:p text:style-name="P13">; la variable MDISL.</text:p>
      <text:p text:style-name="P13">;</text:p>
      <text:p text:style-name="P13">END</text:p>
      <text:h text:style-name="Heading_20_4" text:outline-level="4"><text:bookmark-start text:name="__RefHeading__188142_359546015"/>Marcha deshabilitada cuando se producen errores de hardware<text:bookmark-end text:name="__RefHeading__188142_359546015"/></text:h>
      <text:p text:style-name="Text_20_body">Si al pulsar la tecla [START] se detecta un error de hardware (error en la placa de ejes, en la placa CAN, etc.) no se permite ejecutar ni simular el programa pieza. Cuando se produce un error de hardware, se muestra el mensaje correspondiente.</text:p>
      <text:h text:style-name="P33" text:outline-level="2"><text:bookmark-start text:name="__RefHeading__188144_359546015"/><text:bookmark text:name="plc-integrado"/>PLC Integrado<text:bookmark-end text:name="__RefHeading__188144_359546015"/></text:h>
      <text:p text:style-name="Text_20_body">En esta sección se van a presentar las particularidades del PLC integrado en la controladora CNC Fagor 8035-M para comprender cuales son los recursos disponibles para realizar el desarrollo, cómo se programa el mismo, herramientas de desarrollo disponibles, etc.</text:p>
      <text:p text:style-name="Text_20_body">Se va a presentar un resumen dejando un desarrollo más amplio en el capítulo <text:bookmark-ref text:reference-format="chapter" text:ref-name="__RefHeading__29744_1763722330">Error: No se encuentra la fuente de referencia</text:bookmark-ref> <text:bookmark-ref text:reference-format="text" text:ref-name="__RefHeading__29744_1763722330">Error: No se encuentra la fuente de referencia</text:bookmark-ref> disponible en el apéndice B.</text:p>
      <text:h text:style-name="Heading_20_3" text:outline-level="3"><text:bookmark-start text:name="__RefHeading__188146_359546015"/>Aprovisionamiento del programa de autómata (PLC_PRG)<text:bookmark-end text:name="__RefHeading__188146_359546015"/></text:h>
      <text:p text:style-name="Text_20_body">El programa PLC_PRG puede ser editado desde el panel frontal, o bien ser copiado del disco duro (KeyCF) o de un periférico u ordenador. El programa PLC_PRG se almacena en la memoria interna del CNC junto con los programas pieza, visualizándose en el directorio de programas (utilidades) junto con los programas pieza.</text:p>
      <text:p text:style-name="Text_20_body">Antes de ejecutar el programa PLC_PRG hay que compilarlo. Una vez finalizada la compilación el CNC solicitará si se desea arrancar el PLC. Para facilitar la labor del operario y evitar nuevas compilaciones, el código objeto que se genera tras la compilación se guarda en memoria.</text:p>
      <text:h text:style-name="Heading_20_4" text:outline-level="4"><text:soft-page-break/>Secuencia de aprovisionamiento de PLC</text:h>
      <text:p text:style-name="imagen"><draw:frame draw:style-name="fr3" draw:name="Marco31" text:anchor-type="as-char" svg:width="11.878cm" draw:z-index="24"><draw:text-box fo:min-height="8.11cm"><text:p text:style-name="Drawing">Dibujo <text:sequence text:ref-name="refDrawing21" text:name="Drawing" text:formula="ooow:Drawing+1" style:num-format="1">22</text:sequence>: Secuencia de inicio de PLC_PRG</text:p></draw:text-box></draw:frame></text:p>
      <text:p text:style-name="Text_20_body">Tras el encendido el CNC actúa del siguiente modo:</text:p>
      <text:list xml:id="list5486773504303119072" text:style-name="L46">
        <text:list-item>
          <text:p text:style-name="P84">Si hay programa ejecutable almacenado en memoria, lo ejecuta (RUN).</text:p>
        </text:list-item>
        <text:list-item>
          <text:p text:style-name="P84">Si hay programa PLC_PRG en memoria, lo compila (COMPILE) y lo ejecuta.</text:p>
        </text:list-item>
        <text:list-item>
          <text:p text:style-name="P84">Búsqueda en la tarjeta de memoria. Si está, lo compila y lo ejecuta. Si no está, no hace nada. Posteriormente cuando se acceda a los modos <text:s/>Manual, Ejecución, etc, el CNC mostrará el código de error correspondiente.</text:p>
        </text:list-item>
      </text:list>
      <text:h text:style-name="Heading_20_3" text:outline-level="3"><text:bookmark-start text:name="__RefHeading__188148_359546015"/>Recursos disponibles<text:bookmark-end text:name="__RefHeading__188148_359546015"/></text:h>
      <text:p text:style-name="Text_20_body">El PLC dispone de 512 entradas y 512 salidas. Algunas de ellas, dependiendo de la configuración del CNC, tienen comunicación con el exterior.</text:p>
      <text:p text:style-name="Text_20_body">Existe un intercambio de información entre el CNC y el PLC que se realiza de modo automático, disponiendo el sistema de una serie de comandos que permiten de una manera ágil y sencilla realizar:</text:p>
      <text:list xml:id="list1873628156030508674" text:style-name="L47">
        <text:list-item>
          <text:p text:style-name="P85">El control de las entradas y salidas lógicas del CNC mediante un intercambio de información entre ambos sistemas.</text:p>
        </text:list-item>
        <text:list-item>
          <text:p text:style-name="P85">La transferencia del CNC al PLC de las funciones auxiliares M, S y T.</text:p>
        </text:list-item>
        <text:list-item>
          <text:p text:style-name="P85">Visualizar pantallas previamente definidas por el usuario, así como generar mensajes y errores en el CNC.</text:p>
        </text:list-item>
        <text:list-item>
          <text:p text:style-name="P85">La lectura y modificación de variables internas del CNC desde el PLC.</text:p>
        </text:list-item>
        <text:list-item>
          <text:p text:style-name="P85">El acceso a todos los recursos del PLC desde cualquier programa pieza.</text:p>
        </text:list-item>
        <text:list-item>
          <text:p text:style-name="P85">La monitorización en la pantalla del CNC de los recursos del PLC.</text:p>
        </text:list-item>
        <text:list-item>
          <text:p text:style-name="P85">El acceso a todos los recursos del PLC desde un ordenador vía DNC y a través de la línea serie RS 232 C.</text:p>
        </text:list-item>
      </text:list>
      <text:h text:style-name="Heading_20_4" text:outline-level="4"><text:bookmark-start text:name="__RefHeading__188150_359546015"/><text:soft-page-break/>Entradas<text:bookmark-end text:name="__RefHeading__188150_359546015"/></text:h>
      <text:p text:style-name="Text_20_body">Son elementos que proporcionan información al PLC de las señales que se reciben del exterior. Se representan mediante la letra <text:span text:style-name="T2">I</text:span> seguida del número de entrada que se desea referenciar, por ejemplo <text:span text:style-name="T2">I1</text:span>, <text:span text:style-name="T2">I25</text:span>, <text:span text:style-name="T2">I102</text:span>, etc. <text:s/>El PLC puede controlar 512 entradas aunque al comunicarse con el exterior solamente pueda acceder a las entradas físicas. Entradas físicas locales son las correspondientes a los conectores de la unidad central.</text:p>
      <text:h text:style-name="Heading_20_4" text:outline-level="4"><text:bookmark-start text:name="__RefHeading__188152_359546015"/>Salidas<text:bookmark-end text:name="__RefHeading__188152_359546015"/></text:h>
      <text:p text:style-name="Text_20_body">Son elementos que permiten al PLC activar o desactivar los distintos dispositivos o accionamientos del armario eléctrico. Se representan mediante la letra <text:span text:style-name="T2">O</text:span> seguida del número de salida que se desea referenciar, por ejemplo <text:span text:style-name="T2">O1</text:span>, <text:span text:style-name="T2">O25</text:span>, <text:span text:style-name="T2">O102</text:span>, etc. El PLC puede controlar 512 salidas aunque al comunicarse con el exterior, solamente pueda acceder a las salidas físicas. Salidas físicas locales son las correspondientes a los conectores de la unidad central. La salida <text:span text:style-name="T2">O1</text:span> coincide con la salida de emergencia del CNC (conector), por lo que la misma debe encontrarse normalmente a nivel lógico alto.</text:p>
      <text:h text:style-name="Heading_20_4" text:outline-level="4"><text:bookmark-start text:name="__RefHeading__188154_359546015"/>Marcas<text:bookmark-end text:name="__RefHeading__188154_359546015"/></text:h>
      <text:p text:style-name="Text_20_body">Son elementos capaces de memorizar en un bit (como si fuera un relé interno) la información definida por el usuario, permaneciendo inalterable su valor incluso luego de eliminar la alimentación del sistema. Se representan mediante la letra <text:span text:style-name="T2">M</text:span> seguida del número de marca que se desea referenciar, por ejemplo <text:span text:style-name="T2">M1</text:span>, <text:span text:style-name="T2">M25</text:span>, <text:span text:style-name="T2">M102</text:span>, etc. Las marcas se agrupan por funcionalidad.</text:p>
      <text:p text:style-name="P9"/>
      <table:table table:name="Tabla12" table:style-name="Tabla12">
        <table:table-column table:style-name="Tabla12.A"/>
        <table:table-column table:style-name="Tabla12.B"/>
        <table:table-row>
          <table:table-cell table:style-name="Tabla12.A1" table:number-columns-spanned="2" office:value-type="string">
            <text:p text:style-name="P15">Marcas disponibles en el PLC</text:p>
          </table:table-cell>
          <table:covered-table-cell/>
        </table:table-row>
        <table:table-row>
          <table:table-cell table:style-name="Tabla12.A1" office:value-type="string">
            <text:p text:style-name="P16">Marcas de usuario</text:p>
          </table:table-cell>
          <table:table-cell table:style-name="Tabla12.A1" office:value-type="string">
            <text:p text:style-name="P16">M0001 - M2000</text:p>
          </table:table-cell>
        </table:table-row>
        <table:table-row>
          <table:table-cell table:style-name="Tabla12.A1" office:value-type="string">
            <text:p text:style-name="P16">Marcas de banderas aritméticas</text:p>
          </table:table-cell>
          <table:table-cell table:style-name="Tabla12.A1" office:value-type="string">
            <text:p text:style-name="P16">M2003</text:p>
          </table:table-cell>
        </table:table-row>
        <table:table-row>
          <table:table-cell table:style-name="Tabla12.A1" office:value-type="string">
            <text:p text:style-name="P16">Marcas de relojes</text:p>
          </table:table-cell>
          <table:table-cell table:style-name="Tabla12.A1" office:value-type="string">
            <text:p text:style-name="P16">M2009 - M2024</text:p>
          </table:table-cell>
        </table:table-row>
        <table:table-row>
          <table:table-cell table:style-name="Tabla12.A1" office:value-type="string">
            <text:p text:style-name="P16">Marcas de estado fijo</text:p>
          </table:table-cell>
          <table:table-cell table:style-name="Tabla12.A1" office:value-type="string">
            <text:p text:style-name="P16">M2046 - M2047</text:p>
          </table:table-cell>
        </table:table-row>
        <table:table-row>
          <table:table-cell table:style-name="Tabla12.A1" office:value-type="string">
            <text:p text:style-name="P16">Marcas asociadas a los mensajes</text:p>
          </table:table-cell>
          <table:table-cell table:style-name="Tabla12.A1" office:value-type="string">
            <text:p text:style-name="P16">M4000 - M4127</text:p>
          </table:table-cell>
        </table:table-row>
        <table:table-row>
          <table:table-cell table:style-name="Tabla12.A1" office:value-type="string">
            <text:p text:style-name="P16">Marcas asociadas a los errores</text:p>
          </table:table-cell>
          <table:table-cell table:style-name="Tabla12.A1" office:value-type="string">
            <text:p text:style-name="P16">M4500 - M4563</text:p>
          </table:table-cell>
        </table:table-row>
        <table:table-row>
          <table:table-cell table:style-name="Tabla12.A1" office:value-type="string">
            <text:p text:style-name="P16">Marcas de pantallas</text:p>
          </table:table-cell>
          <table:table-cell table:style-name="Tabla12.A1" office:value-type="string">
            <text:p text:style-name="P16">M4700 - M4955</text:p>
          </table:table-cell>
        </table:table-row>
        <table:table-row>
          <table:table-cell table:style-name="Tabla12.A1" office:value-type="string">
            <text:p text:style-name="P16">Marcas de comunicación con el CNC</text:p>
          </table:table-cell>
          <table:table-cell table:style-name="Tabla12.A1" office:value-type="string">
            <text:p text:style-name="P16">M5000 – M5957</text:p>
          </table:table-cell>
        </table:table-row>
      </table:table>
      <text:list xml:id="list6674413219518764105" text:style-name="L48">
        <text:list-item>
          <text:p text:style-name="P86"><text:span text:style-name="T2">U</text:span><text:span text:style-name="T2">suario:</text:span> totalmente disponibles para el integrador, disponen de valor imaginario<text:note text:id="ftn1" text:note-class="footnote"><text:note-citation>1</text:note-citation><text:note-body><text:p text:style-name="Footnote">El significado de valor imagen o valor imaginario será explicado en <text:bookmark-ref text:reference-format="chapter" text:ref-name="__RefHeading__188208_359546015">1.5.3.1</text:bookmark-ref> <text:bookmark-ref text:reference-format="text" text:ref-name="__RefHeading__188208_359546015">Valores imagen</text:bookmark-ref> disponible el la página <text:bookmark-ref text:reference-format="page" text:ref-name="__RefHeading__188208_359546015">41</text:bookmark-ref>.</text:p></text:note-body></text:note>.</text:p>
        </text:list-item>
        <text:list-item>
          <text:p text:style-name="P86"><text:span text:style-name="T2">Banderas aritméticas: S</text:span>e pone en 1 cuando el resultado de una operación AND, OR, XOR es 0, dispone de valor imaginario.</text:p>
        </text:list-item>
        <text:list-item>
          <text:p text:style-name="P87">Relojes: <text:span text:style-name="T3">Son marcas que permiten acceso a relojes internos del PLC, los mismos tienen ciclos de trabajo del 50%, con períodos desdé los 100 milisegundos hasta los 128 segundos. </text:span><text:soft-page-break/><text:span text:style-name="T3">Estas marcas pueden ser utilizadas para saber si un período de tiempo ha sido satisfecho, pero no se puede utilizar como referencia en tiempo real ya que no hay interrupción asociada. Estas marcas cuentan con valor imaginario.</text:span></text:p>
        </text:list-item>
        <text:list-item>
          <text:p text:style-name="P87">Estado fijo:<text:span text:style-name="T3"> Son marcas cuyo valor está predefinido en </text:span>0<text:span text:style-name="T3"> y </text:span>1<text:span text:style-name="T3">.</text:span></text:p>
        </text:list-item>
        <text:list-item>
          <text:p text:style-name="P87">Mensajes:<text:span text:style-name="T3"> Visualizan el mensaje asociado al operador cuando su valor es </text:span>1<text:span text:style-name="T3">.</text:span></text:p>
        </text:list-item>
        <text:list-item>
          <text:p text:style-name="P87">Errores:<text:span text:style-name="T3"> Visualizan el mensaje de error asociado al operador cuando su valor es </text:span>1<text:span text:style-name="T3">.</text:span></text:p>
        </text:list-item>
        <text:list-item>
          <text:p text:style-name="P87">Pantallas: <text:span text:style-name="T3">Activan la pantalla asociada cuando su valor es </text:span>1<text:span text:style-name="T3">.</text:span></text:p>
        </text:list-item>
        <text:list-item>
          <text:p text:style-name="P86"><text:span text:style-name="T2">Comunicación con el CNC: </text:span><text:span text:style-name="T3">se conforma por dos grupos, marcas que permiten al </text:span><text:span text:style-name="T2">CNC </text:span><text:span text:style-name="T3">informar al </text:span><text:span text:style-name="T2">PLC</text:span><text:span text:style-name="T3"> de diversos estados y marcas que permiten al </text:span><text:span text:style-name="T2">PLC</text:span><text:span text:style-name="T3"> informar al </text:span><text:span text:style-name="T2">CNC</text:span><text:span text:style-name="T3"> de distintos estados. Se puede consultar el capítulo </text:span><text:span text:style-name="T3"><text:bookmark-ref text:reference-format="chapter" text:ref-name="__RefHeading__35200_1763722330">Error: No se encuentra la fuente de referencia</text:bookmark-ref></text:span><text:span text:style-name="T3"> </text:span><text:span text:style-name="T3"><text:bookmark-ref text:reference-format="text" text:ref-name="__RefHeading__35200_1763722330">Error: No se encuentra la fuente de referencia</text:bookmark-ref></text:span><text:span text:style-name="T3"> </text:span><text:span text:style-name="T3">para conocer las distintas marcas y registros que permiten la comunicación al CNC.</text:span></text:p>
        </text:list-item>
      </text:list>
      <text:h text:style-name="P108" text:outline-level="4"><text:bookmark-start text:name="__RefHeading__188156_359546015"/>Registros<text:bookmark-end text:name="__RefHeading__188156_359546015"/></text:h>
      <text:p text:style-name="Text_20_body">Son elementos que permiten almacenar en 32 bits una variable numérica, permaneciendo inalterable su valor incluso luego de eliminada la alimentación del sistema. No disponen de valores imagen y se representan mediante la letra <text:span text:style-name="T2">R</text:span>, seguida del número de registro que se desea referenciar, por ejemplo <text:span text:style-name="T2">R1</text:span>, <text:span text:style-name="T2">R25</text:span>, <text:span text:style-name="T2">R102</text:span>, etc.</text:p>
      <table:table table:name="Tabla62" table:style-name="Tabla62">
        <table:table-column table:style-name="Tabla62.A"/>
        <table:table-column table:style-name="Tabla62.B"/>
        <table:table-row>
          <table:table-cell table:style-name="Tabla62.A1" table:number-columns-spanned="2" office:value-type="string">
            <text:p text:style-name="P15">Registros disponibles en el PLC</text:p>
          </table:table-cell>
          <table:covered-table-cell/>
        </table:table-row>
        <table:table-row>
          <table:table-cell table:style-name="Tabla62.A2" office:value-type="string">
            <text:p text:style-name="P16">Registros de usuario</text:p>
          </table:table-cell>
          <table:table-cell table:style-name="Tabla62.A2" office:value-type="string">
            <text:p text:style-name="P16">R1 - R449</text:p>
          </table:table-cell>
        </table:table-row>
        <table:table-row>
          <table:table-cell table:style-name="Tabla62.A2" office:value-type="string">
            <text:p text:style-name="P16">Marcas de banderas aritméticas</text:p>
          </table:table-cell>
          <table:table-cell table:style-name="Tabla62.A2" office:value-type="string">
            <text:p text:style-name="P16">R500 - R559</text:p>
          </table:table-cell>
        </table:table-row>
      </table:table>
      <text:list xml:id="list58927834470855804" text:style-name="L49">
        <text:list-item>
          <text:p text:style-name="P88">Registros de usuario: <text:tab/><text:tab/><text:tab/><text:tab/><text:tab/><text:tab/><text:tab/>R1 – R499</text:p>
        </text:list-item>
      </text:list>
      <text:p text:style-name="Text_20_body">El valor almacenado en cada registro será considerado por el PLC como un número entero con signo, pudiendo estar el mismo comprendido entre ±2147483647. También se puede hacer referencia a un BIT en particular dentro del REGISTRO anteponiendo la letra <text:span text:style-name="T2">B</text:span> y el número de bit (0/31) al registro seleccionado, considerando bit 0 al de menor peso y bit 31 al de mayor.</text:p>
      <text:p text:style-name="Text_20_body">El valor almacenado en un registro puede ser tratado como número <text:span text:style-name="T2">decimal</text:span>, como un número <text:span text:style-name="T2">hexadecimal</text:span> (precedido por el carácter “$”), como número <text:span text:style-name="T2">binario</text:span> (precedido por el carácter “B”) o como número en <text:span text:style-name="T2">BCD</text:span>.</text:p>
      <text:p text:style-name="Text_20_body">Ejemplos:</text:p>
      <table:table table:name="Tabla162" table:style-name="Tabla162">
        <table:table-column table:style-name="Tabla162.A"/>
        <table:table-column table:style-name="Tabla162.B"/>
        <table:table-row>
          <table:table-cell table:style-name="Tabla162.A1" office:value-type="string">
            <text:p text:style-name="P15">Ejemplo</text:p>
          </table:table-cell>
          <table:table-cell table:style-name="Tabla162.A1" office:value-type="string">
            <text:p text:style-name="P15">Explicación</text:p>
          </table:table-cell>
        </table:table-row>
        <table:table-row>
          <table:table-cell table:style-name="Tabla162.A2" office:value-type="string">
            <text:p text:style-name="P16">B7R115</text:p>
          </table:table-cell>
          <table:table-cell table:style-name="Tabla162.A2" office:value-type="string">
            <text:p text:style-name="P16">Acceso al bit 7 del registro 115</text:p>
          </table:table-cell>
        </table:table-row>
        <table:table-row>
          <table:table-cell table:style-name="Tabla162.A2" office:value-type="string">
            <text:p text:style-name="P18">R1 = 156</text:p>
          </table:table-cell>
          <table:table-cell table:style-name="Tabla162.A2" office:value-type="string">
            <text:p text:style-name="P16">Asignación en Decimal</text:p>
          </table:table-cell>
        </table:table-row>
        <table:table-row>
          <table:table-cell table:style-name="Tabla162.A2" office:value-type="string">
            <text:p text:style-name="P18">R1 = $9C</text:p>
          </table:table-cell>
          <table:table-cell table:style-name="Tabla162.A2" office:value-type="string">
            <text:p text:style-name="P16">Asignación en Hexadecimal</text:p>
          </table:table-cell>
        </table:table-row>
        <table:table-row>
          <table:table-cell table:style-name="Tabla162.A2" office:value-type="string">
            <text:p text:style-name="P18">R1 = B0000 0000 0000 0000 0000 0000 1001 1100</text:p>
          </table:table-cell>
          <table:table-cell table:style-name="Tabla162.A2" office:value-type="string">
            <text:p text:style-name="P16">Asignación en Binario</text:p>
          </table:table-cell>
        </table:table-row>
      </table:table>
      <text:h text:style-name="Heading_20_4" text:outline-level="4"><text:bookmark-start text:name="__RefHeading__188158_359546015"/><text:soft-page-break/>Temporizadores<text:bookmark-end text:name="__RefHeading__188158_359546015"/></text:h>
      <text:p text:style-name="Text_20_body">Son bloques funcionales capaces de mantener su salida a un nivel lógico determinado durante un tiempo preseleccionado (constante de tiempo), pasado el cual, su salida cambia de estado. No disponen de valores imagen y se representan mediante la letra <text:span text:style-name="T2">T</text:span>, seguida del número de temporizador que se desea referenciar, por ejemplo <text:span text:style-name="T2">T1</text:span>, <text:span text:style-name="T2">T25</text:span>, <text:span text:style-name="T2">T102</text:span>, etc.</text:p>
      <text:p text:style-name="Text_20_body">La constante de tiempo se almacena en una variable de 32 bits, por lo que su valor puede estar comprendido entre <text:span text:style-name="T2">0</text:span> y <text:span text:style-name="T2">4294967295</text:span> <text:span text:style-name="T2">milisegundos</text:span>, lo que equivale a <text:span text:style-name="T2">1193 horas</text:span><text:span text:style-name="T3">, </text:span><text:span text:style-name="T3">o lo que es lo mismo </text:span>casi 50 días. El PLC dispone de 256 temporizadores, disponiendo cada uno de ellos de la salida de estado T y de las entradas activación de temporizador <text:span text:style-name="T2">TEN</text:span>, reinicio de temporizador <text:span text:style-name="T2">TRS</text:span>, disparo modo monoestable <text:span text:style-name="T2">TG1</text:span>, disparo modo retardo a la conexión <text:span text:style-name="T2">TG2</text:span>, disparo modo retardo a la desconexión <text:span text:style-name="T2">TG3</text:span> y disparo modo limitador de señal <text:span text:style-name="T2">TG4</text:span>. Es posible además consultar en cualquier momento el tiempo que lleva transcurrido desde que se activó el mismo.</text:p>
      <text:p text:style-name="Text_20_body">En el capítulo <text:bookmark-ref text:reference-format="chapter" text:ref-name="__RefHeading__37038_1763722330">Error: No se encuentra la fuente de referencia</text:bookmark-ref> <text:bookmark-ref text:reference-format="text" text:ref-name="__RefHeading__37038_1763722330">Error: No se encuentra la fuente de referencia</text:bookmark-ref> se podrá encontrar más información respecto a los temporizadores, sus distintos modos de disparo, efecto de las distintas entradas, estado de las salidas, etc.</text:p>
      <text:p text:style-name="imagen"><draw:frame draw:style-name="fr4" draw:name="Marco131" text:anchor-type="as-char" svg:width="9.541cm" svg:height="4.013cm" style:rel-height="scale-min" draw:z-index="25"><draw:text-box><text:p text:style-name="Drawing">Dibujo <text:sequence text:ref-name="refDrawing22" text:name="Drawing" text:formula="ooow:Drawing+1" style:num-format="1">23</text:sequence>: Diagrama de bloque de temporizador</text:p></draw:text-box></draw:frame></text:p>
      <text:h text:style-name="P108" text:outline-level="4"><text:s/>Contadores</text:h>
      <text:p text:style-name="Text_20_body">Son elementos capaces de contar o descontar una cantidad determinada de sucesos. No disponen de valores imagen y se representan mediante la letra <text:span text:style-name="T2">C</text:span>, seguida del número de contador que se desea referenciar, por ejemplo <text:span text:style-name="T2">C1</text:span>, <text:span text:style-name="T2">C25</text:span>, <text:span text:style-name="T2">C102</text:span>, etc. La cuenta de un contador se almacena en una variable de 32 bits, por lo que su valor puede estar comprendido entre ±2147483647.</text:p>
      <text:p text:style-name="Text_20_body">El PLC dispone de 256 contadores, disponiendo cada uno de ellos de la salida de estado C y de las entradas CUP, CDW, CEN y CPR. Es posible además consultar en cualquier momento el valor de su cuenta.</text:p>
      <text:p text:style-name="imagen"><draw:frame draw:style-name="fr3" draw:name="Marco6" text:anchor-type="as-char" svg:width="8.618cm" draw:z-index="26"><draw:text-box fo:min-height="4.288cm"><text:p text:style-name="Drawing">Dibujo <text:sequence text:ref-name="refDrawing23" text:name="Drawing" text:formula="ooow:Drawing+1" style:num-format="1">24</text:sequence>: Diagrama de bloque de contador</text:p></draw:text-box></draw:frame></text:p>
      <text:p text:style-name="Text_20_body">En el capítulo <text:bookmark-ref text:reference-format="chapter" text:ref-name="__RefHeading__41721_1763722330">Error: No se encuentra la fuente de referencia</text:bookmark-ref> <text:bookmark-ref text:reference-format="text" text:ref-name="__RefHeading__41721_1763722330">Error: No se encuentra la fuente de referencia</text:bookmark-ref><text:soft-page-break/> se podrá encontrar más información respecto a los contadores, sus entradas, salidas, principio de funcionamiento, etc.</text:p>
      <text:h text:style-name="P35" text:outline-level="3"><text:bookmark-start text:name="__RefHeading__188206_359546015"/>Programa del PLC<text:bookmark-end text:name="__RefHeading__188206_359546015"/></text:h>
      <text:p text:style-name="Text_20_body">El PLC ejecuta cíclicamente el programa de usuario, es decir, que una vez finalizada la ejecución del programa completo, se comienza a procesar nuevamente dicho programa desde la primera instrucción.</text:p>
      <text:p text:style-name="Text_20_body"><text:bookmark text:name="ciclo-de-procesamiento-plc"/>El procesamiento cíclico del programa se desarrolla de la siguiente forma:</text:p>
      <text:list xml:id="list6672808318883235396" text:style-name="L50">
        <text:list-item>
          <text:p text:style-name="P89">Al <text:span text:style-name="T2">inicio</text:span> del ciclo se asigna a los recursos <text:span text:style-name="T2">I</text:span> del PLC los valores que disponen en este momento las entradas físicas (conectores). Por ejemplo, si la entrada física <text:span text:style-name="T2">I10</text:span> se encuentra a 24 V, el PLC asigna al recurso <text:span text:style-name="T2">I10</text:span> el valor <text:span text:style-name="T2">1</text:span>.</text:p>
        </text:list-item>
      </text:list>
      <text:list xml:id="list1820077187967323161" text:style-name="L51">
        <text:list-item>
          <text:p text:style-name="P90"><text:span text:style-name="T2">Asigna</text:span> a los recursos <text:span text:style-name="T3">M5500 a M5957</text:span> y <text:span text:style-name="T3">R550 a R562</text:span> del PLC los valores que disponen en este momento las <text:span text:style-name="T2">salidas lógicas</text:span> del <text:span text:style-name="T2">CNC</text:span> (CNCREADY, START, FHOUT, etc).</text:p>
        </text:list-item>
        <text:list-item>
          <text:p text:style-name="P90"><text:span text:style-name="T2">Ejecuta</text:span> el <text:span text:style-name="T2">ciclo</text:span> de programa.</text:p>
        </text:list-item>
        <text:list-item>
          <text:p text:style-name="P90"><text:span text:style-name="T2">Tras</text:span> ejecutar el <text:span text:style-name="T2">ciclo</text:span>, se actualizan las <text:span text:style-name="T2">entradas lógicas</text:span> del <text:span text:style-name="T2">CNC</text:span> (/EMERGEN, /STOP, /FEEDHOL, etc) con los valores que disponen en este momento los recursos M5000 a M5465 y R500 a R505 del PLC.</text:p>
        </text:list-item>
        <text:list-item>
          <text:p text:style-name="P90"><text:span text:style-name="T2">Asigna</text:span> a las <text:span text:style-name="T2">salidas físicas</text:span> (conectores) los valores que disponen en este momento los recursos <text:span text:style-name="T2">O</text:span> del <text:span text:style-name="T2">PLC</text:span>. Por ejemplo, si el recurso <text:span text:style-name="T2">O5</text:span> está a <text:span text:style-name="T2">1</text:span>, el PLC pone la salida física <text:span text:style-name="T2">O5</text:span> (conector) a 24 V.</text:p>
        </text:list-item>
        <text:list-item>
          <text:p text:style-name="P90">Da por <text:span text:style-name="T2">finalizado</text:span> el ciclo, encontrándose preparado para comenzar uno nuevo.</text:p>
        </text:list-item>
      </text:list>
      <text:p text:style-name="imagen"><draw:frame draw:style-name="fr3" draw:name="Marco7" text:anchor-type="as-char" svg:width="17.007cm" draw:z-index="27"><draw:text-box fo:min-height="9.305cm"><text:p text:style-name="Drawing">Dibujo <text:sequence text:ref-name="refDrawing24" text:name="Drawing" text:formula="ooow:Drawing+1" style:num-format="1">25</text:sequence>: Diagrama de procesamiento de ciclo de programa de PLC</text:p></draw:text-box></draw:frame></text:p>
      <text:p text:style-name="Text_20_body">Se debe tener en cuenta que todas las acciones de programa que ejecuta el PLC alteran el estado de sus recursos. Ejemplo:</text:p>
      <table:table table:name="Tabla38" table:style-name="Tabla38">
        <table:table-column table:style-name="Tabla38.A"/>
        <table:table-column table:style-name="Tabla38.B"/>
        <text:soft-page-break/>
        <table:table-row>
          <table:table-cell table:style-name="Tabla38.A1" office:value-type="string">
            <text:p text:style-name="P21">I10 AND I20 = O5</text:p>
          </table:table-cell>
          <table:table-cell table:style-name="Tabla38.A1" office:value-type="string">
            <text:p text:style-name="P21">Si se cumple la condición recurso I10 a <text:span text:style-name="T2">1</text:span> y recurso I20 a <text:span text:style-name="T2">1</text:span>, el PLC asigna al recurso <text:span text:style-name="T2">O5</text:span> el valor <text:span text:style-name="T2">1</text:span>. Si no se cumple la condición, el PLC asigna al recurso <text:span text:style-name="T2">O5</text:span> el valor <text:span text:style-name="T2">0</text:span>.</text:p>
          </table:table-cell>
        </table:table-row>
      </table:table>
      <text:p text:style-name="Text_20_body">Por lo tanto, el estado de un recurso puede variar durante la ejecución del programa de PLC. Ejemplo, suponiendo que al inicio del ciclo el recurso <text:span text:style-name="T2">M100</text:span> vale <text:span text:style-name="T2">0</text:span><text:span text:style-name="T3">:</text:span></text:p>
      <table:table table:name="Tabla39" table:style-name="Tabla39">
        <table:table-column table:style-name="Tabla39.A"/>
        <table:table-column table:style-name="Tabla39.B"/>
        <table:table-row>
          <table:table-cell table:style-name="Tabla39.A1" office:value-type="string">
            <text:p text:style-name="P21">M100 AND I7 = O3</text:p>
          </table:table-cell>
          <table:table-cell table:style-name="Tabla39.A1" office:value-type="string">
            <text:p text:style-name="P21">El recurso <text:span text:style-name="T2">M100</text:span> vale <text:span text:style-name="T2">0</text:span><text:span text:style-name="T3">.</text:span></text:p>
          </table:table-cell>
        </table:table-row>
        <table:table-row>
          <table:table-cell table:style-name="Tabla39.A1" office:value-type="string">
            <text:p text:style-name="P21">I10 = M100</text:p>
          </table:table-cell>
          <table:table-cell table:style-name="Tabla39.A1" office:value-type="string">
            <text:p text:style-name="P21">El recurso <text:span text:style-name="T2">M100</text:span> toma el valor del recurso <text:span text:style-name="T2">I10</text:span></text:p>
          </table:table-cell>
        </table:table-row>
        <table:table-row>
          <table:table-cell table:style-name="Tabla39.A1" office:value-type="string">
            <text:p text:style-name="P21">M100 AND I8 = M101</text:p>
          </table:table-cell>
          <table:table-cell table:style-name="Tabla39.A1" office:value-type="string">
            <text:p text:style-name="P21">El valor del recurso <text:span text:style-name="T2">M100</text:span> depende de la instrucción anterior.</text:p>
          </table:table-cell>
        </table:table-row>
      </table:table>
      <text:p text:style-name="Text_20_body">Este tipo de problemas se pueden evitar efectuando una programación adecuada o utilizando los valores <text:span text:style-name="T2">i</text:span><text:span text:style-name="T2">magen</text:span> de los recursos.</text:p>
      <text:h text:style-name="Heading_20_4" text:outline-level="4"><text:bookmark-start text:name="__RefHeading__188208_359546015"/>Valores imagen<text:bookmark-end text:name="__RefHeading__188208_359546015"/></text:h>
      <text:p text:style-name="Text_20_body">El PLC dispone de 2 memorias para almacenar el estado de los registros, conocidas como <text:span text:style-name="T2">memoria real</text:span> y <text:span text:style-name="T2">memoria imagen</text:span>. Todos los pasos explicados hasta ahora trabajan con la memoria real. Es lo mismo decir <text:span text:style-name="T2">valor del recurso tal</text:span> o <text:span text:style-name="T2">valor real del recurso tal</text:span>.</text:p>
      <text:p text:style-name="Text_20_body">La <text:span text:style-name="T2">memoria imagen</text:span> contiene una <text:span text:style-name="T2">copia</text:span> de los valores que disponían los recursos al <text:span text:style-name="T2">finalizar </text:span><text:span text:style-name="T3">el</text:span><text:span text:style-name="T2"> ciclo anterior</text:span>. Esta copia la efectúa el PLC al finalizar el ciclo. Los <text:span text:style-name="T2">recursos</text:span> que <text:span text:style-name="T2">disponen</text:span> de <text:span text:style-name="T2">valor imagen</text:span> son: <text:span text:style-name="T2">I1</text:span> a <text:span text:style-name="T2">I512</text:span>, <text:span text:style-name="T2">O1</text:span> a <text:span text:style-name="T2">O512</text:span> y <text:span text:style-name="T4">M1</text:span> a <text:span text:style-name="T2">M2047</text:span>.</text:p>
      <text:p text:style-name="Text_20_body">Al ciclo de procesamiento presentado en la página <text:bookmark-ref text:reference-format="page" text:ref-name="plc-integrado">35</text:bookmark-ref> se le suma una etapa previa a completar el ciclo en la cual se copian los valores finales de las variables que disponen de valor imagen a la memoria imagen, estando disponibles para el siguiente ciclo de procesamiento.</text:p>
      <text:p text:style-name="imagen"><text:soft-page-break/><draw:frame draw:style-name="fr7" draw:name="Marco10" text:anchor-type="as-char" svg:width="17.006cm" svg:height="14.67cm" style:rel-height="scale-min" draw:z-index="28"><draw:text-box><text:p text:style-name="Drawing">Dibujo <text:sequence text:ref-name="refDrawing25" text:name="Drawing" text:formula="ooow:Drawing+1" style:num-format="1">26</text:sequence>: Diagrama de procesamiento de ciclo de programa de PLC</text:p></draw:text-box></draw:frame></text:p>
      <text:p text:style-name="Text_20_body">El siguiente ejemplo muestra cómo actúa el PLC trabajando con valores reales y con valores imagen.</text:p>
      <table:table table:name="Tabla41" table:style-name="Tabla41">
        <table:table-column table:style-name="Tabla41.A"/>
        <table:table-column table:style-name="Tabla41.B"/>
        <table:table-column table:style-name="Tabla41.C"/>
        <table:table-row>
          <table:table-cell table:style-name="Tabla41.A1" office:value-type="string">
            <text:p text:style-name="P18">Programa PLC</text:p>
          </table:table-cell>
          <table:table-cell table:style-name="Tabla41.A1" office:value-type="string">
            <text:p text:style-name="P18">() = M1</text:p>
          </table:table-cell>
          <table:table-cell table:style-name="Tabla41.A1" office:value-type="string">
            <text:p text:style-name="P18">Asigna a la marca M1 el valor 1.</text:p>
          </table:table-cell>
        </table:table-row>
        <table:table-row>
          <table:table-cell table:style-name="Tabla41.A1" office:value-type="string">
            <text:p text:style-name="P18"/>
          </table:table-cell>
          <table:table-cell table:style-name="Tabla41.A1" office:value-type="string">
            <text:p text:style-name="P18">M1 = M2</text:p>
          </table:table-cell>
          <table:table-cell table:style-name="Tabla41.A1" office:value-type="string">
            <text:p text:style-name="P18">Asigna a M2 el valor de M1.</text:p>
          </table:table-cell>
        </table:table-row>
        <table:table-row>
          <table:table-cell table:style-name="Tabla41.A1" office:value-type="string">
            <text:p text:style-name="P18"/>
          </table:table-cell>
          <table:table-cell table:style-name="Tabla41.A1" office:value-type="string">
            <text:p text:style-name="P18">M2 = M3</text:p>
          </table:table-cell>
          <table:table-cell table:style-name="Tabla41.A1" office:value-type="string">
            <text:p text:style-name="P18">Asigna a M3 el valor de M2.</text:p>
          </table:table-cell>
        </table:table-row>
        <table:table-row>
          <table:table-cell table:style-name="Tabla41.A1" office:value-type="string">
            <text:p text:style-name="P18"/>
          </table:table-cell>
          <table:table-cell table:style-name="Tabla41.A1" office:value-type="string">
            <text:p text:style-name="P18">M3 = O5</text:p>
          </table:table-cell>
          <table:table-cell table:style-name="Tabla41.A1" office:value-type="string">
            <text:p text:style-name="P18">Asigna a la salida O5 el valor de M3.</text:p>
          </table:table-cell>
        </table:table-row>
      </table:table>
      <text:p text:style-name="imagen"><text:soft-page-break/><draw:frame draw:style-name="fr2" draw:name="Marco11" text:anchor-type="as-char" svg:width="15.67cm" draw:z-index="29"><draw:text-box fo:min-height="8.036cm"><text:p text:style-name="Drawing">Dibujo <text:sequence text:ref-name="refDrawing26" text:name="Drawing" text:formula="ooow:Drawing+1" style:num-format="1">27</text:sequence>: Estado de la memoria real e imaginaria en función de los ciclos del PLC</text:p></draw:text-box></draw:frame></text:p>
      <text:p text:style-name="Text_20_body">Como puede observarse, el sistema es más rápido cuando se trabaja con valores reales de los recursos. El trabajar con valores imagen permite analizar un mismo recurso a lo largo del programa con el mismo valor, independientemente del valor real que en ese momento disponga.</text:p>
      <text:h text:style-name="Heading_20_5" text:outline-level="5">Trabajando con valores reales</text:h>
      <text:p text:style-name="Text_20_body">Al ejecutarse, en el primer ciclo, la instrucción <text:span text:style-name="T2">M1=M2</text:span> la marca <text:span text:style-name="T2">M1</text:span> tiene el valor real <text:span text:style-name="T2">1</text:span> que se ha fijado en la instrucción anterior, instantáneamente lo mismo ocurre con las instrucciones <text:span text:style-name="T2">M2=M3</text:span> y <text:span text:style-name="T2">M3=O5. </text:span>Por ello cuando se trabaja con valores reales, la salida <text:span text:style-name="T2">O1</text:span> toma el valor <text:span text:style-name="T2">1</text:span> en el primer ciclo.</text:p>
      <text:h text:style-name="Heading_20_5" text:outline-level="5">Trabajando con valores imagen</text:h>
      <text:p text:style-name="Text_20_body">El <text:span text:style-name="T2">primer</text:span> ciclo fija el valor <text:span text:style-name="T2">real</text:span> de <text:span text:style-name="T2">M1=1</text:span> y sólo <text:span text:style-name="T2">tras finalizar</text:span> este ciclo el valor <text:span text:style-name="T2">imagen</text:span> de <text:span text:style-name="T2">M1</text:span><text:span text:style-name="T2">=</text:span><text:span text:style-name="T2">1</text:span>. En el <text:span text:style-name="T2">segundo</text:span> ciclo el valor <text:span text:style-name="T2">imagen</text:span> de <text:span text:style-name="T2">M1</text:span><text:span text:style-name="T2">=1</text:span> y se fija el valor <text:span text:style-name="T2">real</text:span> de <text:span text:style-name="T2">M2=1</text:span> y sólo <text:span text:style-name="T2">tras finalizar</text:span> este ciclo el valor imagen de <text:span text:style-name="T2">M2</text:span><text:span text:style-name="T2">=</text:span><text:span text:style-name="T2">1</text:span>. En el <text:span text:style-name="T2">tercer</text:span> ciclo el <text:span text:style-name="T2">valor imagen</text:span> de <text:span text:style-name="T2">M2</text:span> vale <text:span text:style-name="T2">1</text:span> y se fija el valor real de <text:span text:style-name="T2">M3=1</text:span> y sólo <text:span text:style-name="T2">tras</text:span> <text:span text:style-name="T2">finalizar</text:span> este ciclo el valor <text:span text:style-name="T2">imagen</text:span> de <text:span text:style-name="T2">M3</text:span> será <text:span text:style-name="T2">1</text:span>. En el <text:span text:style-name="T2">cuarto</text:span> el valor <text:span text:style-name="T2">imagen</text:span> de <text:span text:style-name="T2">M3</text:span> vale <text:span text:style-name="T2">1</text:span> y se fija el valor real de <text:span text:style-name="T2">O5=1</text:span>.</text:p>
      <text:h text:style-name="P109" text:outline-level="4"><text:bookmark-start text:name="__RefHeading__188210_359546015"/>Propagación de señales de entrada<text:bookmark-end text:name="__RefHeading__188210_359546015"/></text:h>
      <text:p text:style-name="Text_20_body">La siguiente gráfica muestra la propagación de señales desdé la señal física pasando por el valor real, hasta el valor imaginario. Es importante recordar:</text:p>
      <text:list xml:id="list8514295137600012003" text:style-name="L52">
        <text:list-item>
          <text:p text:style-name="P91">El PLC requiere las entradas estabilizadas al menos durante un ciclo de reloj para detectar dicha entrada, el PLC es el encargado de sincronizar dichas entradas con el reloj inteno.</text:p>
        </text:list-item>
        <text:list-item>
          <text:p text:style-name="P91">El PLC actualiza los valores reales de las entradas al in<text:span text:style-name="T3">iciarse el ciclo, tomando para ello los valores de las entradas físicas.</text:span></text:p>
        </text:list-item>
        <text:list-item>
          <text:p text:style-name="P91"><text:span text:style-name="T3">Los valores imagen de </text:span>las entradas, salidas y marcas son actualizadas tras ejecutarse el ciclo de programa.</text:p>
        </text:list-item>
      </text:list>
      <text:p text:style-name="imagen"><draw:frame draw:style-name="fr3" draw:name="Marco12" text:anchor-type="as-char" svg:width="17.007cm" draw:z-index="30"><draw:text-box fo:min-height="6.503cm"><text:p text:style-name="Drawing">Dibujo <text:sequence text:ref-name="refDrawing27" text:name="Drawing" text:formula="ooow:Drawing+1" style:num-format="1">28</text:sequence>: Propagación de señales físicas a valores reales e imaginarios en cada ciclo.</text:p></draw:text-box></draw:frame></text:p>
      <text:h text:style-name="P108" text:outline-level="4"><text:bookmark-start text:name="__RefHeading__188212_359546015"/>Tiempo de ciclo<text:bookmark-end text:name="__RefHeading__188212_359546015"/></text:h>
      <text:p text:style-name="Text_20_body">El tiempo que necesita el PLC en ejecutar el programa se denomina tiempo de ciclo y puede variar en los sucesivos ciclos de un mismo programa, ya que las condiciones en que se ejecuta no son las mismas.</text:p>
      <text:p text:style-name="imagen"><draw:frame draw:style-name="fr3" draw:name="Marco13" text:anchor-type="as-char" svg:width="17.007cm" draw:z-index="31"><draw:text-box fo:min-height="5.283cm"><text:p text:style-name="Drawing">Dibujo <text:sequence text:ref-name="refDrawing28" text:name="Drawing" text:formula="ooow:Drawing+1" style:num-format="1">29</text:sequence>: Tiempo de ciclo de PLC</text:p></draw:text-box></draw:frame></text:p>
      <text:h text:style-name="Heading_20_5" text:outline-level="5">Limitar tiempo máximo de ejecución</text:h>
      <text:p text:style-name="Text_20_body">Mediante el PMPLC WDGPRG (P0) se fija un tiempo máximo de ejecución del ciclo. Se <text:soft-page-break/>denomina tiempo de WATCH DOG y si se ejecuta un ciclo que tarde 1.5 veces este tiempo, o se ejecutan dos ciclos seguidos que sobrepasen este tiempo, el CNC visualizará error de WATCH DOG del módulo principal. De este modo se evita que se ejecuten ciclos que por su duración alteren el funcionamiento de la máquina o que el autómata ejecute un ciclo que no tiene fin por un error de programación.</text:p>
      <text:p text:style-name="imagen"><draw:frame draw:style-name="fr3" draw:name="Marco14" text:anchor-type="as-char" svg:width="17.007cm" draw:z-index="32"><draw:text-box fo:min-height="6.232cm"><text:p text:style-name="Drawing">Dibujo <text:sequence text:ref-name="refDrawing29" text:name="Drawing" text:formula="ooow:Drawing+1" style:num-format="1">30</text:sequence>: Tiempo de ciclo de PLC con WATCH DOG</text:p></draw:text-box></draw:frame></text:p>
      <text:h text:style-name="Heading_20_4" text:outline-level="4"><text:bookmark-start text:name="__RefHeading__3231_1394287903"/>Estructura modular de programa PLC<text:bookmark-end text:name="__RefHeading__3231_1394287903"/></text:h>
      <text:p text:style-name="imagen"><draw:frame draw:style-name="fr3" draw:name="Marco15" text:anchor-type="as-char" svg:width="9.947cm" draw:z-index="33"><draw:text-box fo:min-height="11.164cm"><text:p text:style-name="Drawing">Dibujo <text:sequence text:ref-name="refDrawing30" text:name="Drawing" text:formula="ooow:Drawing+1" style:num-format="1">31</text:sequence>: Módulos de programa del PLC</text:p></draw:text-box></draw:frame></text:p>
      <text:p text:style-name="Text_20_body">El programa a ejecutar por el autómata (PLC) consiste en una serie de módulos <text:soft-page-break/>convenientemente definidos mediante proposiciones directivas.</text:p>
      <text:p text:style-name="Text_20_body">Los módulos que pueden formar el programa son:</text:p>
      <text:list xml:id="list4070033613174192261" text:style-name="L53">
        <text:list-item>
          <text:p text:style-name="P92">Módulo principal (PRG)</text:p>
        </text:list-item>
        <text:list-item>
          <text:p text:style-name="P92">Módulo de ejecución periódica (PE)</text:p>
        </text:list-item>
        <text:list-item>
          <text:p text:style-name="P92">Módulo del primer ciclo (CY1)</text:p>
        </text:list-item>
      </text:list>
      <text:p text:style-name="Text_20_body">Cada módulo debe empezar con la proposición directiva que lo define (PRG, PE, CY1) y finalizar con la proposición directiva END.</text:p>
      <text:h text:style-name="Heading_20_5" text:outline-level="5">Módulo del primer ciclo (CY1)</text:h>
      <text:p text:style-name="Text_20_body">Este módulo es <text:span text:style-name="T2">opcional</text:span> y se ejecutará únicamente cuando se pone en marcha el PLC. Sirve para inicializar los diferentes recursos y variables con sus valores iniciales, antes de proceder a la ejecución del resto del programa. Este módulo por defecto opera con los valores reales de los recursos I, O, M.</text:p>
      <text:h text:style-name="Heading_20_5" text:outline-level="5">Módulo principal (PRG)</text:h>
      <text:p text:style-name="Text_20_body">Este módulo contiene el programa de usuario, se ejecutará <text:span text:style-name="T2">cíclicamente</text:span> y será el encargado de analizar y modificar las entradas salidas del CNC. Su tiempo de ejecución estará limitado por el valor indicado en el PMPLC WDGPRG (P0). Este módulo por defecto opera con los valores imagen de los recursos I, O, M.</text:p>
      <text:h text:style-name="Heading_20_5" text:outline-level="5">Módulo de ejecución periódica (PE t)</text:h>
      <text:p text:style-name="Text_20_body">Este módulo es <text:span text:style-name="T2">opcional</text:span> y se ejecutará cada <text:span text:style-name="T2">t milisegundos</text:span><text:span text:style-name="T3"> </text:span>periodo de tiempo indicado en la proposición directiva de definición del módulo. Se podrá utilizar dicho módulo para tratar ciertas entradas/salidas críticas que no pueden ser evaluadas convenientemente en el módulo principal, ya que su período de ejecución supone un tiempo demasiado elevado para el tratamiento de dichos recursos. Otra utilidad de este módulo de ejecución periódica será cuando se dispone de tareas que no necesitan ser evaluadas en cada ciclo del PLC, de esta forma dichas tareas se programan en el módulo de ejecución periódica y se ejecutarán cada tiempo de ejecución asignado a dicho módulo (por ejemplo 30 seg.).</text:p>
      <text:p text:style-name="Text_20_body">No modifica el estado de los recursos del PLC. Por lo tanto, el programa principal continuará con su ejecución como si no se hubiera ejecutado el módulo periódico. Se puede programar un valor de <text:span text:style-name="T2">t</text:span> entre 1 y 65535 milisegundos.</text:p>
      <text:p text:style-name="Text_20_body">El tiempo de ejecución de este módulo estará limitado por el valor indicado en el PMPLC WDGPER (P1). Este módulo por defecto opera con los valores reales de los recursos I, O, M.</text:p>
      <text:h text:style-name="Heading_20_7" text:outline-level="7">Ejemplo</text:h>
      <table:table table:name="Tabla44" table:style-name="Tabla44">
        <table:table-column table:style-name="Tabla44.A"/>
        <table:table-column table:style-name="Tabla44.B"/>
        <table:table-row>
          <table:table-cell table:style-name="Tabla44.A1" office:value-type="string">
            <text:p text:style-name="P21">PE 10</text:p>
          </table:table-cell>
          <table:table-cell table:style-name="Tabla44.A1" office:value-type="string">
            <text:p text:style-name="P21">Define el comienzo del módulo periódico PE que se ejecutará cada 10 milisegundos<text:span text:style-name="T2">.</text:span></text:p>
          </table:table-cell>
        </table:table-row>
      </table:table>
      <text:p text:style-name="Text_20_body">Si este módulo se está ejecutando con valores reales y actúa sobre alguna salida física, ésta se actualiza al final de la ejecución del módulo periódico.</text:p>
      <text:p text:style-name="Text_20_body">El procesamiento del módulo periódico se desarrolla de la siguiente forma:</text:p>
      <text:list xml:id="list3762530149505410688" text:style-name="L54">
        <text:list-item>
          <text:p text:style-name="P93">Tiene en cuenta los valores que disponen, al comienzo de la ejecución del módulo, las entradas físicas locales (conectores de la unidad central).</text:p>
        </text:list-item>
        <text:list-item>
          <text:p text:style-name="P93"><text:soft-page-break/>Ejecuta el módulo periódico.</text:p>
        </text:list-item>
        <text:list-item>
          <text:p text:style-name="P93">Asigna a las salidas físicas locales (conectores de la unidad central) los valores que disponen en este momento los recursos <text:span text:style-name="T2">O</text:span> del PLC.</text:p>
        </text:list-item>
        <text:list-item>
          <text:p text:style-name="P93">Da por finalizada la ejecución del módulo y continúa con la ejecución del Módulo principal.</text:p>
        </text:list-item>
      </text:list>
      <text:h text:style-name="Heading_20_4" text:outline-level="4"><text:bookmark-start text:name="__RefHeading__188214_359546015"/>Ejecución de módulos<text:bookmark-end text:name="__RefHeading__188214_359546015"/></text:h>
      <text:p text:style-name="Text_20_body">Cada vez que se pone en marcha el programa de autómata el CNC ejecutará en primer lugar, y si se ha definido, el módulo de primer ciclo (CY1). A continuación comenzará la ejecución del módulo principal (PRG), que se ejecutará en modo continuo hasta que se detenga el programa de autómata. El o los módulos de ejecución periódica (PE) que se han definido se ejecutan cada vez que transcurra el tiempo con que se han definido los mismos. La ejecución del módulo periódico interrumpe momentáneamente la ejecución del módulo principal.</text:p>
      <text:p text:style-name="Text_20_body">El módulo periódico se ejecutará cada vez que transcurra el tiempo indicado en la proposición directiva <text:span text:style-name="T2">PE t</text:span>. Comenzando dicha cuenta al empezar la ejecución del módulo principal (la primera vez). Cada vez que se ejecuta este módulo se interrumpe la ejecución del módulo principal, continuando la ejecución del mismo tras finalizar la ejecución del módulo periódico.</text:p>
      <text:p text:style-name="imagen"><draw:frame draw:style-name="fr3" draw:name="Marco16" text:anchor-type="as-char" svg:width="17.007cm" draw:z-index="34"><draw:text-box fo:min-height="6.306cm"><text:p text:style-name="Drawing">Dibujo <text:sequence text:ref-name="refDrawing31" text:name="Drawing" text:formula="ooow:Drawing+1" style:num-format="1">32</text:sequence>: Ejecución de múltiples bloques con tiempo compartido</text:p></draw:text-box></draw:frame></text:p>
      <text:h text:style-name="P108" text:outline-level="4"><text:bookmark-start text:name="__RefHeading__188216_359546015"/>Lenguaje de programación<text:bookmark-end text:name="__RefHeading__188216_359546015"/></text:h>
      <text:p text:style-name="Text_20_body">Como se hizo mención el programa del PLC se puede dividir de forma modular en función del momento en el cuál dicho código tiene que ser ejecutado, los módulos de ciclo inicial y los periódicos son opcionales, no así el ciclo principal.</text:p>
      <text:p text:style-name="Text_20_body">El lenguaje de programación del PLC es muy similar al lenguaje de definición de hardware VHDL en el sentido en que las estructuras de asignación son: <text:span text:style-name="T2">RESULTADO = ASIGNACION</text:span>, como se explico previamente se puede trabajar tanto con valores reales como imaginarios lo cuál si no se tiene en cuenta puede no ser intuitivo si el programador tiene experiencia previa en lenguajes procedurales como C.</text:p>
      <text:h text:style-name="Heading_20_5" text:outline-level="5"><text:bookmark-start text:name="__RefHeading__188218_359546015"/>Estructura de módulo<text:bookmark-end text:name="__RefHeading__188218_359546015"/></text:h>
      <text:p text:style-name="Text_20_body">Los módulos que forman parte del programa de PLC, módulo principal (PRG), módulo de ejecución periódica (PE) y el módulo de primer ciclo (CY1), están compuestos por una serie de proposiciones que dependiendo de su funcionalidad se pueden dividir en:</text:p>
      <text:list xml:id="list8979877935914614873" text:style-name="L55">
        <text:list-item>
          <text:p text:style-name="P94"><text:soft-page-break/>Proposiciones directivas: proporcionan información al PLC sobre el tipo de módulo (PRG, CY1, PE t) y sobre cómo debe ejecutarse el mismo (REA, IMA, ...)</text:p>
        </text:list-item>
        <text:list-item>
          <text:p text:style-name="P94">Proposiciones ejecutables: permiten consultar y/o alterar el estado de los recursos del PLC y están compuestas por expresiones lógicas (<text:span text:style-name="T2">I28 AND I30</text:span><text:span text:style-name="T3">)</text:span> e instrucciones de acción (<text:span text:style-name="T2">=O25</text:span><text:span text:style-name="T3">)</text:span>.</text:p>
        </text:list-item>
        <text:list-item>
          <text:p text:style-name="P94">Comentarios: comienzan con el carácter punto y coma <text:span text:style-name="T2">;</text:span><text:span text:style-name="T3">, todo el contenido luego de dicho carácter y hasta el fin de la linea son ignorados por el PLC y permiten al programador poner información respecto de funcionalidades, recordatorios, etc.</text:span></text:p>
        </text:list-item>
      </text:list>
      <text:h text:style-name="Heading_20_6" text:outline-level="6">Ejemplo de programación</text:h>
      <text:p text:style-name="P25">El siguiente es un ejemplo de código sencillo</text:p>
      <text:p text:style-name="bloque_20_de_20_código">PRG<text:tab/>; proposición de directiva bloque principal</text:p>
      <text:p text:style-name="bloque_20_de_20_código">; comentario de ejemplo</text:p>
      <text:p text:style-name="bloque_20_de_20_código">I100 = M102<text:tab/>; proposición ejecutable</text:p>
      <text:p text:style-name="bloque_20_de_20_código">I28 AND I30<text:tab/>; expresión lógica</text:p>
      <text:p text:style-name="bloque_20_de_20_código">= O25<text:tab/>; instrucción de acción, asigna el resultado a O25</text:p>
      <text:p text:style-name="bloque_20_de_20_código">I32 \<text:tab/>; primera parte de instrucción de consulta.</text:p>
      <text:p text:style-name="bloque_20_de_20_código">AND I36<text:tab/>; segunda parte de la instrucción anterior</text:p>
      <text:p text:style-name="bloque_20_de_20_código">= M300<text:tab/>; instrucción de acción, asigna el resultado a M300</text:p>
      <text:p text:style-name="bloque_20_de_20_código">END<text:tab/>; proposición directiva</text:p>
      <text:h text:style-name="Heading_20_5" text:outline-level="5"><text:bookmark-start text:name="__RefHeading__188220_359546015"/>Proposiciones directiva<text:bookmark-end text:name="__RefHeading__188220_359546015"/></text:h>
      <text:p text:style-name="Text_20_body">Proporcionan información al PLC sobre el tipo de módulo y sobre la forma en que debe ejecutarse el mismo, las directivas disponibles son: PRG, PE t, CY1, END, L (etiqueta), DEF (definición de símbolo), REA, IMA, IRD, OWR, MWR y TRACE</text:p>
      <text:h text:style-name="Heading_20_6" text:outline-level="6">PRG, PEt, CY1</text:h>
      <text:p text:style-name="Text_20_body">Definen el tipo de módulo.</text:p>
      <table:table table:name="Tabla50" table:style-name="Tabla50">
        <table:table-column table:style-name="Tabla50.A"/>
        <table:table-column table:style-name="Tabla50.B"/>
        <table:table-row>
          <table:table-cell table:style-name="Tabla50.A1" office:value-type="string">
            <text:p text:style-name="contenido_20_mono_20_en_20_tabla">PRG</text:p>
          </table:table-cell>
          <table:table-cell table:style-name="Tabla50.A1" office:value-type="string">
            <text:p text:style-name="P21">Módulo principal</text:p>
          </table:table-cell>
        </table:table-row>
        <table:table-row>
          <table:table-cell table:style-name="Tabla50.A1" office:value-type="string">
            <text:p text:style-name="contenido_20_mono_20_en_20_tabla">CY1</text:p>
          </table:table-cell>
          <table:table-cell table:style-name="Tabla50.A1" office:value-type="string">
            <text:p text:style-name="P21">Módulo de primer ciclo</text:p>
          </table:table-cell>
        </table:table-row>
        <table:table-row>
          <table:table-cell table:style-name="Tabla50.A1" office:value-type="string">
            <text:p text:style-name="contenido_20_mono_20_en_20_tabla">PE t</text:p>
          </table:table-cell>
          <table:table-cell table:style-name="Tabla50.A1" office:value-type="string">
            <text:p text:style-name="P21">Módulo periódico</text:p>
          </table:table-cell>
        </table:table-row>
      </table:table>
      <text:h text:style-name="Heading_20_6" text:outline-level="6">END</text:h>
      <text:p text:style-name="Text_20_body">Indica la finalización del módulo, si no se define el PLC entiende que dicho módulo finaliza en el último bloque de programa</text:p>
      <text:h text:style-name="Heading_20_7" text:outline-level="7"><text:soft-page-break/>Ejemplo de programación utilizando la proposición directiva END:</text:h>
      <text:p text:style-name="bloque_20_de_20_código">CY1<text:tab/>; comienzo del módulo CY1</text:p>
      <text:p text:style-name="bloque_20_de_20_código">…<text:tab/><text:tab/>; cuerpo del módulo CY1</text:p>
      <text:p text:style-name="bloque_20_de_20_código">END<text:tab/>; fin del módulo CY1</text:p>
      <text:p text:style-name="bloque_20_de_20_código">PRG<text:tab/>; comienzo del módulo PRG</text:p>
      <text:p text:style-name="bloque_20_de_20_código">…<text:tab/><text:tab/>; cuerpo del módulo PRG</text:p>
      <text:p text:style-name="bloque_20_de_20_código">END<text:tab/>; fin del módulo PRG</text:p>
      <text:p text:style-name="bloque_20_de_20_código">PE 10<text:tab/>; Comienzo de módulo periódico cada 10 milisegundos</text:p>
      <text:p text:style-name="bloque_20_de_20_código">…<text:tab/><text:tab/>; cuerpo del módulo periódico</text:p>
      <text:p text:style-name="bloque_20_de_20_código">END<text:tab/>; fin del módulo periódico</text:p>
      <text:h text:style-name="Heading_20_7" text:outline-level="7">Ejemplo de programación sin utiliza la proposición directiva END</text:h>
      <text:p text:style-name="bloque_20_de_20_código">CY1<text:tab/>; comienzo del módulo CY1</text:p>
      <text:p text:style-name="bloque_20_de_20_código">…<text:tab/><text:tab/>; cuerpo del módulo CY1</text:p>
      <text:p text:style-name="bloque_20_de_20_código">PRG<text:tab/>; comienzo del módulo PRG</text:p>
      <text:p text:style-name="bloque_20_de_20_código">…<text:tab/><text:tab/>; cuerpo del módulo PRG</text:p>
      <text:p text:style-name="bloque_20_de_20_código">PE 10<text:tab/>; Comienzo de módulo periódico cada 10 milisegundos</text:p>
      <text:p text:style-name="bloque_20_de_20_código">…<text:tab/><text:tab/>; cuerpo del módulo periódico</text:p>
      <text:h text:style-name="Heading_20_6" text:outline-level="6">L (etiqueta o LABEL)</text:h>
      <text:p text:style-name="Text_20_body">Sirve para identificar una línea de programa, utilizándose únicamente cuando se realizan referencias o saltos de programa. Se representará con la letra <text:span text:style-name="T2">L</text:span> seguida de hasta 3 cifras (1-256), no siendo necesario seguir ningún orden y permitiéndose números salteados. Si en un mismo programa existen 2 o más etiquetas con el mismo número, el PLC mostrará el error correspondiente cuando se quiera compilar dicho código.</text:p>
      <text:h text:style-name="Heading_20_6" text:outline-level="6">DEF</text:h>
      <text:p text:style-name="Text_20_body">Definición de símbolo. Permite asociar un símbolo a cualquier recurso del PLC, pudiendo referenciarse dicho recurso a lo largo del programa por medio del nombre del recurso o por medio del símbolo asociado.</text:p>
      <text:p text:style-name="Text_20_body">Ejemplo:</text:p>
      <table:table table:name="Tabla53" table:style-name="Tabla53">
        <table:table-column table:style-name="Tabla53.A"/>
        <table:table-column table:style-name="Tabla53.B"/>
        <table:table-row>
          <table:table-cell table:style-name="Tabla53.A1" office:value-type="string">
            <text:p text:style-name="contenido_20_mono_20_en_20_tabla">DEF EMERG I1</text:p>
          </table:table-cell>
          <table:table-cell table:style-name="Tabla53.A1" office:value-type="string">
            <text:p text:style-name="P21">Asigna el símbolo EMERG a la entrada I1, por lo que cualquier referencia a lo largo del programa a EMERG será interpretada por el PLC como una referencia a I1.</text:p>
          </table:table-cell>
        </table:table-row>
      </table:table>
      <text:p text:style-name="Text_20_body">También se permite asociar un símbolo a cualquier número, pudiendo estar el mismo expresado en notación decimal, con o sin signo, o en notación hexadecimal, precedido por el carácter <text:span text:style-name="T2">$,</text:span><text:span text:style-name="T3"> </text:span><text:span text:style-name="T3">e</text:span>sta última opción, entre otras aplicaciones, facilita la programación y posterior comprensión del programa de PLC cuando se desea gobernar el CNC mediante la simulación de su teclado en el programa del PLC.</text:p>
      <text:p text:style-name="Text_20_body">Ejemplo:</text:p>
      <table:table table:name="Tabla54" table:style-name="Tabla54">
        <table:table-column table:style-name="Tabla54.A"/>
        <table:table-column table:style-name="Tabla54.B"/>
        <table:table-row>
          <table:table-cell table:style-name="Tabla54.A1" office:value-type="string">
            <text:p text:style-name="contenido_20_mono_20_en_20_tabla">DEF HELP $FFF2</text:p>
          </table:table-cell>
          <table:table-cell table:style-name="Tabla54.B1" office:value-type="string">
            <text:p text:style-name="P21">Asigna el símbolo HELP al código correspondiente a dicha tecla.</text:p>
          </table:table-cell>
        </table:table-row>
        <table:table-row>
          <table:table-cell table:style-name="Tabla54.A1" office:value-type="string">
            <text:p text:style-name="contenido_20_mono_20_en_20_tabla">() = MOV HELP R101</text:p>
          </table:table-cell>
          <table:table-cell table:style-name="Tabla54.B1" office:value-type="string">
            <text:p text:style-name="P21">Asigna al registro R101 el código correspondiente a la tecla HELP.</text:p>
          </table:table-cell>
        </table:table-row>
        <table:table-row>
          <table:table-cell table:style-name="Tabla54.A1" office:value-type="string">
            <text:p text:style-name="contenido_20_mono_20_en_20_tabla">CNCWR(R101,KEY,M101)</text:p>
          </table:table-cell>
          <table:table-cell table:style-name="Tabla54.B1" office:value-type="string">
            <text:p text:style-name="P21">Indica al CNC que se ha pulsado la tecla cuyo código se indica en el registro R101 y que corresponde a la tecla HELP.</text:p>
          </table:table-cell>
        </table:table-row>
      </table:table>
      <text:p text:style-name="Text_20_body"><text:soft-page-break/>El PLC permite realizar hasta 400 definiciones de símbolos, que se programarán siempre al principio del programa, antes que ninguna otra proposición sea esta directiva o ejecutable. Un símbolo estará formado por una secuencia de hasta 8 caracteres, no pudiendo coincidir con ninguna de las palabras reservadas para instrucciones, ni pudiendo estar formadas por los caracteres espacio, igual, paréntesis, coma y/o punto y coma. No se permite definir símbolos duplicados, pero se permite asignar más de un símbolo a un mismo recurso.</text:p>
      <text:p text:style-name="Text_20_body">Ejemplos:</text:p>
      <table:table table:name="Tabla55" table:style-name="Tabla55">
        <table:table-column table:style-name="Tabla55.A"/>
        <table:table-column table:style-name="Tabla55.B"/>
        <table:table-row>
          <table:table-cell table:style-name="Tabla55.A1" office:value-type="string">
            <text:p text:style-name="contenido_20_mono_20_en_20_tabla">DEF EMRGOUT O1</text:p>
            <text:p text:style-name="contenido_20_mono_20_en_20_tabla">DEF SALEMRG O1</text:p>
          </table:table-cell>
          <table:table-cell table:style-name="Tabla55.A1" office:value-type="string">
            <text:p text:style-name="Text_20_body"/>
          </table:table-cell>
        </table:table-row>
      </table:table>
      <text:p text:style-name="Text_20_body">Los símbolos asociados a las marcas y registros especializados (M&gt;2047 y R&gt;=500) se encuentran predefinidos en el PLC por lo que no es necesario definirlos, no obstante y si se desea el PLC permite asignar otro símbolo distinto a los mismos.</text:p>
      <text:h text:style-name="Heading_20_6" text:outline-level="6">REA, IMA</text:h>
      <text:p text:style-name="Text_20_body">Indican al PLC que las consultas definidas a continuación se realizarán sobre los valores reales REA o imagen IMA de los recursos I, O, M. Los contadores, temporizadores y registros no disponen de valores imagen, por lo que se evaluarán siempre sus valores reales. Las instrucciones de acción (=O32) siempre actualizarán los valores reales de los recursos del PLC.</text:p>
      <text:h text:style-name="Heading_20_7" text:outline-level="7">Ejemplo</text:h>
      <text:p text:style-name="P28">IMA<text:tab/><text:span text:style-name="T8"><text:tab/><text:tab/></text:span>; las siguientes consultas evaluarán los valores</text:p>
      <text:p text:style-name="P27"><text:tab/><text:tab/><text:tab/>; imagen.</text:p>
      <text:p text:style-name="P28">I1 AND I2 = O1<text:tab/>; evalúa I1 e I2 a valores imagen</text:p>
      <text:p text:style-name="P27">…</text:p>
      <text:p text:style-name="P27">REA<text:tab/><text:tab/><text:tab/>; las siguientes consultas evaluarán los valores</text:p>
      <text:p text:style-name="P27"><text:tab/><text:tab/><text:tab/>; reales.</text:p>
      <text:p text:style-name="P27">I1 AND I2 = O1<text:tab/>; evalúa I1 e I2 a valores reales</text:p>
      <text:p text:style-name="P27">…</text:p>
      <text:p text:style-name="P28">IMA I3 AND REA M4<text:tab/>; evalúa el valor imagen de I3 y el real de M4</text:p>
      <text:p text:style-name="P27">= O2 <text:tab/><text:tab/><text:tab/>; asigna resultado anterior</text:p>
      <text:p text:style-name="P27">IMA I5 REA = 03<text:tab/>; evalúa el valor imagen de I5 y las siguientes</text:p>
      <text:p text:style-name="P27"><text:tab/><text:tab/><text:tab/>; instrucciones a valores reales</text:p>
      <text:h text:style-name="Heading_20_6" text:outline-level="6">IRD, OWR, MWR y TRACE</text:h>
      <text:p text:style-name="Text_20_body">Directivas también disponibles a la hora de escribir código para el PLC, pero dado que las mismas no fueron necesarias para el desarrollo del proyecto se deja al lector la libertad de informarse sobre las mismas en el manual de instalación proporcionado por Fanuc y adjuntado al siguiente informe.</text:p>
      <text:h text:style-name="Heading_20_5" text:outline-level="5"><text:bookmark-start text:name="__RefHeading__188222_359546015"/>Instrucciones de consulta<text:bookmark-end text:name="__RefHeading__188222_359546015"/></text:h>
      <text:p text:style-name="Text_20_body">Permiten evaluar el estado de los recursos del PLC y de las marcas y registros de comunicación CNC-PLC. Se dividen en:</text:p>
      <text:list xml:id="list6477906354143482243" text:style-name="L56">
        <text:list-item>
          <text:p text:style-name="P95">Instrucciones de consulta simples.</text:p>
        </text:list-item>
        <text:list-item>
          <text:p text:style-name="P95">Instrucciones de consulta de detección de flancos.</text:p>
        </text:list-item>
        <text:list-item>
          <text:p text:style-name="P95">Instrucciones de consulta de comparación.</text:p>
        </text:list-item>
      </text:list>
      <text:p text:style-name="Text_20_body">Todas las instrucciones de consulta admiten el operador NOT previo, que invierte el resultado de la consulta que precede. Ejemplo:</text:p>
      <table:table table:name="Tabla57" table:style-name="Tabla57">
        <table:table-column table:style-name="Tabla57.A"/>
        <table:table-column table:style-name="Tabla57.B"/>
        <text:soft-page-break/>
        <table:table-row>
          <table:table-cell table:style-name="Tabla57.A1" office:value-type="string">
            <text:p text:style-name="contenido_20_mono_20_en_20_tabla">NOT I1</text:p>
          </table:table-cell>
          <table:table-cell table:style-name="Tabla57.A1" office:value-type="string">
            <text:p text:style-name="Standard">Esta consulta invertirá el estado de la entrada I1.</text:p>
          </table:table-cell>
        </table:table-row>
      </table:table>
      <text:h text:style-name="Heading_20_6" text:outline-level="6"><text:bookmark-start text:name="__RefHeading__188224_359546015"/>Instrucciones simples<text:bookmark-end text:name="__RefHeading__188224_359546015"/></text:h>
      <text:p text:style-name="Text_20_body">Testean el estado de los recursos y devuelven su estado lógico.</text:p>
      <table:table table:name="Tabla58" table:style-name="Tabla58">
        <table:table-column table:style-name="Tabla58.A"/>
        <table:table-column table:style-name="Tabla58.B"/>
        <table:table-column table:style-name="Tabla58.C"/>
        <table:table-row>
          <table:table-cell table:style-name="Tabla58.A1" office:value-type="string">
            <text:p text:style-name="P22">I</text:p>
          </table:table-cell>
          <table:table-cell table:style-name="Tabla58.B1" office:value-type="string">
            <text:p text:style-name="Table_20_Contents">1/512</text:p>
          </table:table-cell>
          <table:table-cell table:style-name="Tabla58.C1" office:value-type="string">
            <text:p text:style-name="Table_20_Contents">Entradas</text:p>
          </table:table-cell>
        </table:table-row>
        <table:table-row>
          <table:table-cell table:style-name="Tabla58.A2" office:value-type="string">
            <text:p text:style-name="P22">O</text:p>
          </table:table-cell>
          <table:table-cell table:style-name="Tabla58.B2" office:value-type="string">
            <text:p text:style-name="Table_20_Contents">1/512</text:p>
          </table:table-cell>
          <table:table-cell table:style-name="Tabla58.C2" office:value-type="string">
            <text:p text:style-name="Table_20_Contents">Salidas</text:p>
          </table:table-cell>
        </table:table-row>
        <table:table-row>
          <table:table-cell table:style-name="Tabla58.A2" office:value-type="string">
            <text:p text:style-name="P22">M</text:p>
          </table:table-cell>
          <table:table-cell table:style-name="Tabla58.B2" office:value-type="string">
            <text:p text:style-name="Table_20_Contents">1/5957</text:p>
          </table:table-cell>
          <table:table-cell table:style-name="Tabla58.C2" office:value-type="string">
            <text:p text:style-name="Table_20_Contents">Marcas</text:p>
          </table:table-cell>
        </table:table-row>
        <table:table-row>
          <table:table-cell table:style-name="Tabla58.A2" office:value-type="string">
            <text:p text:style-name="P22">T</text:p>
          </table:table-cell>
          <table:table-cell table:style-name="Tabla58.B2" office:value-type="string">
            <text:p text:style-name="Table_20_Contents">1/256</text:p>
          </table:table-cell>
          <table:table-cell table:style-name="Tabla58.C2" office:value-type="string">
            <text:p text:style-name="Table_20_Contents">Temporizadores</text:p>
          </table:table-cell>
        </table:table-row>
        <table:table-row>
          <table:table-cell table:style-name="Tabla58.A2" office:value-type="string">
            <text:p text:style-name="P22">C</text:p>
          </table:table-cell>
          <table:table-cell table:style-name="Tabla58.B2" office:value-type="string">
            <text:p text:style-name="Table_20_Contents">1/256</text:p>
          </table:table-cell>
          <table:table-cell table:style-name="Tabla58.C2" office:value-type="string">
            <text:p text:style-name="Table_20_Contents">Contadores</text:p>
          </table:table-cell>
        </table:table-row>
        <table:table-row>
          <table:table-cell table:style-name="Tabla58.A2" office:value-type="string">
            <text:p text:style-name="P22">B</text:p>
          </table:table-cell>
          <table:table-cell table:style-name="Tabla58.B2" office:value-type="string">
            <text:p text:style-name="Table_20_Contents">0/31 R 1/499</text:p>
          </table:table-cell>
          <table:table-cell table:style-name="Tabla58.C2" office:value-type="string">
            <text:p text:style-name="Table_20_Contents">Bit de registro</text:p>
          </table:table-cell>
        </table:table-row>
      </table:table>
      <text:p text:style-name="Text_20_body">Ejemplo:</text:p>
      <table:table table:name="Tabla59" table:style-name="Tabla59">
        <table:table-column table:style-name="Tabla59.A"/>
        <table:table-column table:style-name="Tabla59.B"/>
        <table:table-row>
          <table:table-cell table:style-name="Tabla59.A1" office:value-type="string">
            <text:p text:style-name="contenido_20_mono_20_en_20_tabla">I12</text:p>
          </table:table-cell>
          <table:table-cell table:style-name="Tabla59.A1" office:value-type="string">
            <text:p text:style-name="Standard">Devuelve un <text:span text:style-name="T2">1</text:span> si la entrada I12 se encuentra activa (24V), <text:span text:style-name="T2">0</text:span> caso contrario</text:p>
          </table:table-cell>
        </table:table-row>
      </table:table>
      <text:h text:style-name="Heading_20_6" text:outline-level="6"><text:bookmark-start text:name="__RefHeading__188226_359546015"/>Instrucciones de detección de flancos<text:bookmark-end text:name="__RefHeading__188226_359546015"/></text:h>
      <text:p text:style-name="Text_20_body">Analizan si se ha producido un cambio de estado en el recurso desdé el último ciclo de programa, la detección puede ser tanto de flanco positivo como negativo. Las consultas puede efectuarse sobre valores reales o imagen. Las instrucciones de consulta de detección de flancos de las marcas M4000/4127, M4500/4563, M4700/4955 y M5000/5957 se realizarán con sus valores reales, incluso cuando se trabaje con valores imagen, ya que dichas marcas no disponen de valores imagen.</text:p>
      <text:h text:style-name="Heading_20_7" text:outline-level="7">Detección de flanco positivo – DFU</text:h>
      <text:p text:style-name="Text_20_body">Detecta si se ha producido un flanco positivo, cambio de estado de <text:span text:style-name="T2">0</text:span> a <text:span text:style-name="T2">1</text:span>, en el recurso especificado. Devuelve un <text:span text:style-name="T2">1</text:span> si se ha producido. Ejemplo:</text:p>
      <table:table table:name="Tabla60" table:style-name="Tabla60">
        <table:table-column table:style-name="Tabla60.A"/>
        <table:table-column table:style-name="Tabla60.B"/>
        <table:table-row>
          <table:table-cell table:style-name="Tabla60.A1" office:value-type="string">
            <text:p text:style-name="contenido_20_mono_20_en_20_tabla">DFU REA I12</text:p>
          </table:table-cell>
          <table:table-cell table:style-name="Tabla60.A1" office:value-type="string">
            <text:p text:style-name="Standard">Devuelve <text:span text:style-name="T2">1</text:span> si hubo un flanco positivo en el valor real de I12.</text:p>
          </table:table-cell>
        </table:table-row>
      </table:table>
      <text:h text:style-name="Heading_20_7" text:outline-level="7">Detección de flanco negativo - DFD</text:h>
      <text:p text:style-name="Text_20_body">Detecta si se ha producido un flanco de negativo, cambio de estado de <text:span text:style-name="T2">1</text:span> a <text:span text:style-name="T2">0</text:span>, en el recurso especificado. Devuelve un <text:span text:style-name="T2">1</text:span> si se ha producido. Ejemplo:</text:p>
      <table:table table:name="Tabla61" table:style-name="Tabla61">
        <table:table-column table:style-name="Tabla61.A"/>
        <table:table-column table:style-name="Tabla61.B"/>
        <table:table-row>
          <table:table-cell table:style-name="Tabla61.A1" office:value-type="string">
            <text:p text:style-name="contenido_20_mono_20_en_20_tabla">DFU IMA M2</text:p>
          </table:table-cell>
          <table:table-cell table:style-name="Tabla61.A1" office:value-type="string">
            <text:p text:style-name="Standard">Devuelve <text:span text:style-name="T2">1</text:span> si hubo un flanco negativo en el valor imaginario de M2.</text:p>
          </table:table-cell>
        </table:table-row>
      </table:table>
      <text:h text:style-name="Heading_20_6" text:outline-level="6"><text:bookmark-start text:name="__RefHeading__188228_359546015"/>Instrucciones de comparación - CPS<text:bookmark-end text:name="__RefHeading__188228_359546015"/></text:h>
      <text:p text:style-name="Text_20_body">Permite realizar comparaciones entre dos operandos, comprobando si el primer operando es mayor (GT), mayor o igual (GE), igual (EQ), distinto (NE), menor o igual (LE) o menor (LT) que el segundo. Se pueden utilizar como operandos: temporizadores (cuenta interna), contadores (cuenta interna), registros, registros de comunicación CNC-PLC y números (#) comprendidos entre ±2147483647 o entre 0 y $FFFFFFFF. El formato de programación de las diferentes combinaciones es:</text:p>
      <table:table table:name="Tabla63" table:style-name="Tabla63">
        <table:table-column table:style-name="Tabla63.A" table:number-columns-repeated="4"/>
        <text:soft-page-break/>
        <table:table-row>
          <table:table-cell table:style-name="Tabla63.A1" office:value-type="string">
            <text:p text:style-name="contenido_20_mono_20_en_20_tabla">CPS</text:p>
          </table:table-cell>
          <table:table-cell table:style-name="Tabla63.B1" office:value-type="string">
            <text:p text:style-name="contenido_20_mono_20_en_20_tabla">T 1/256</text:p>
          </table:table-cell>
          <table:table-cell table:style-name="Tabla63.B1" office:value-type="string">
            <text:p text:style-name="contenido_20_mono_20_en_20_tabla">GT</text:p>
          </table:table-cell>
          <table:table-cell table:style-name="Tabla63.D1" office:value-type="string">
            <text:p text:style-name="contenido_20_mono_20_en_20_tabla">T 1/256</text:p>
          </table:table-cell>
        </table:table-row>
        <table:table-row>
          <table:table-cell table:style-name="Tabla63.A2" office:value-type="string">
            <text:p text:style-name="contenido_20_mono_20_en_20_tabla"/>
          </table:table-cell>
          <table:table-cell table:style-name="Tabla63.B2" office:value-type="string">
            <text:p text:style-name="contenido_20_mono_20_en_20_tabla">C 1/256</text:p>
          </table:table-cell>
          <table:table-cell table:style-name="Tabla63.B2" office:value-type="string">
            <text:p text:style-name="contenido_20_mono_20_en_20_tabla">GE</text:p>
          </table:table-cell>
          <table:table-cell table:style-name="Tabla63.D2" office:value-type="string">
            <text:p text:style-name="contenido_20_mono_20_en_20_tabla">C 1/256</text:p>
          </table:table-cell>
        </table:table-row>
        <table:table-row>
          <table:table-cell table:style-name="Tabla63.A2" office:value-type="string">
            <text:p text:style-name="contenido_20_mono_20_en_20_tabla"/>
          </table:table-cell>
          <table:table-cell table:style-name="Tabla63.B2" office:value-type="string">
            <text:p text:style-name="contenido_20_mono_20_en_20_tabla">R 1/559</text:p>
          </table:table-cell>
          <table:table-cell table:style-name="Tabla63.B2" office:value-type="string">
            <text:p text:style-name="contenido_20_mono_20_en_20_tabla">EQ</text:p>
          </table:table-cell>
          <table:table-cell table:style-name="Tabla63.D2" office:value-type="string">
            <text:p text:style-name="contenido_20_mono_20_en_20_tabla">R 1/559</text:p>
          </table:table-cell>
        </table:table-row>
        <table:table-row>
          <table:table-cell table:style-name="Tabla63.A2" office:value-type="string">
            <text:p text:style-name="contenido_20_mono_20_en_20_tabla"/>
          </table:table-cell>
          <table:table-cell table:style-name="Tabla63.B2" office:value-type="string">
            <text:p text:style-name="contenido_20_mono_20_en_20_tabla">#</text:p>
          </table:table-cell>
          <table:table-cell table:style-name="Tabla63.B2" office:value-type="string">
            <text:p text:style-name="contenido_20_mono_20_en_20_tabla">NE</text:p>
          </table:table-cell>
          <table:table-cell table:style-name="Tabla63.D2" office:value-type="string">
            <text:p text:style-name="contenido_20_mono_20_en_20_tabla">#</text:p>
          </table:table-cell>
        </table:table-row>
        <table:table-row>
          <table:table-cell table:style-name="Tabla63.A2" office:value-type="string">
            <text:p text:style-name="contenido_20_mono_20_en_20_tabla"/>
          </table:table-cell>
          <table:table-cell table:style-name="Tabla63.B2" office:value-type="string">
            <text:p text:style-name="contenido_20_mono_20_en_20_tabla"/>
          </table:table-cell>
          <table:table-cell table:style-name="Tabla63.B2" office:value-type="string">
            <text:p text:style-name="contenido_20_mono_20_en_20_tabla">LE</text:p>
          </table:table-cell>
          <table:table-cell table:style-name="Tabla63.D2" office:value-type="string">
            <text:p text:style-name="contenido_20_mono_20_en_20_tabla"/>
          </table:table-cell>
        </table:table-row>
        <table:table-row>
          <table:table-cell table:style-name="Tabla63.A2" office:value-type="string">
            <text:p text:style-name="contenido_20_mono_20_en_20_tabla"/>
          </table:table-cell>
          <table:table-cell table:style-name="Tabla63.B2" office:value-type="string">
            <text:p text:style-name="contenido_20_mono_20_en_20_tabla"/>
          </table:table-cell>
          <table:table-cell table:style-name="Tabla63.B2" office:value-type="string">
            <text:p text:style-name="contenido_20_mono_20_en_20_tabla">LT</text:p>
          </table:table-cell>
          <table:table-cell table:style-name="Tabla63.D2" office:value-type="string">
            <text:p text:style-name="contenido_20_mono_20_en_20_tabla"/>
          </table:table-cell>
        </table:table-row>
      </table:table>
      <text:p text:style-name="Text_20_body">Si se cumple la condición requerida, la instrucción de consulta devolverá el valor lógico <text:span text:style-name="T2">1</text:span>, y si no se cumple el valor <text:span text:style-name="T2">0</text:span>.</text:p>
      <text:h text:style-name="Heading_20_8" text:outline-level="8">Ejemplos</text:h>
      <text:list xml:id="list5317972061985674627" text:style-name="L57">
        <text:list-item>
          <text:p text:style-name="P31"><text:span text:style-name="código">CPS C12 GT R14 = M100</text:span></text:p>
          <text:p text:style-name="P96">Si la cuenta interna del contador C12 es MAYOR que el valor del registro R14, el PLC asignará a la marca M100 el valor 1, y el valor 0 en caso contrario.</text:p>
        </text:list-item>
        <text:list-item>
          <text:p text:style-name="P31"><text:span text:style-name="código">CPS T2 EQ 100 = TG1 5 2000</text:span></text:p>
        </text:list-item>
      </text:list>
      <text:list xml:id="list7021118576595507982" text:style-name="L58">
        <text:list-header>
          <text:p text:style-name="P101">Cuando el tiempo que lleve transcurrido el temporizador T2 sea IGUAL al valor 100, se activará el temporizador T5 funcionando como monoestable y con una constante de tiempo de 2 segundos.</text:p>
        </text:list-header>
      </text:list>
      <text:h text:style-name="Heading_20_5" text:outline-level="5"><text:bookmark-start text:name="__RefHeading__188230_359546015"/>Operadores y símbolos<text:bookmark-end text:name="__RefHeading__188230_359546015"/></text:h>
      <text:p text:style-name="Text_20_body">Permiten agrupar y efectuar operaciones entre las distintas instrucciones de consulta. Los operadores disponibles son: <text:span text:style-name="T2">NOT</text:span>, <text:span text:style-name="T2">AND</text:span><text:span text:style-name="T3">,</text:span> <text:span text:style-name="T2">OR</text:span> y <text:span text:style-name="T2">XOR</text:span><text:span text:style-name="T3">. </text:span>Los símbolos disponibles son: <text:span text:style-name="T2">(</text:span> y <text:span text:style-name="T2">)</text:span><text:span text:style-name="T3">. </text:span>La asociatividad de los operadores es de izquierda a derecha y las prioridades, ordenadas de mayor a menor son: <text:span text:style-name="T2">NOT</text:span><text:span text:style-name="T3">, </text:span><text:span text:style-name="T2">AND</text:span><text:span text:style-name="T3">, </text:span><text:span text:style-name="T2">XOR</text:span><text:span text:style-name="T3"> </text:span><text:span text:style-name="T3">y por último </text:span><text:span text:style-name="T2">OR</text:span><text:span text:style-name="T3">. </text:span>Los símbolos <text:span text:style-name="T2">(</text:span> y <text:span text:style-name="T2">)</text:span> permiten clarificar y seleccionar el orden en que se produce la evaluación de la expresión lógica.</text:p>
      <text:p text:style-name="Text_20_body">Ejemplo: <text:span text:style-name="código"><text:span text:style-name="T9">(I2 OR I3) AND (I4 OR (NOT I5 AND I6)) = O7</text:span></text:span></text:p>
      <text:h text:style-name="Heading_20_6" text:outline-level="6">NOT</text:h>
      <text:p text:style-name="Text_20_body">Invierte el resultado de la consulta.</text:p>
      <text:p text:style-name="Text_20_body">Ejemplo:</text:p>
      <text:p text:style-name="bloque_20_de_20_código"><text:span text:style-name="código">NOT I2 = O3;</text:span> <text:span text:style-name="código">salida </text:span><text:span text:style-name="código"><text:span text:style-name="T2">O3</text:span></text:span><text:span text:style-name="código"> activa cuando no </text:span><text:span text:style-name="código"><text:span text:style-name="T2">I2</text:span></text:span><text:span text:style-name="código"><text:span text:style-name="T3"> activa.</text:span></text:span></text:p>
      <text:h text:style-name="Heading_20_6" text:outline-level="6">AND</text:h>
      <text:p text:style-name="Text_20_body">Función lógica "Y".</text:p>
      <text:p text:style-name="Text_20_body">Ejemplo:</text:p>
      <text:p text:style-name="bloque_20_de_20_código">I4 AND I5 = O6; salida <text:span text:style-name="T2">O6</text:span><text:span text:style-name="T3"> activa cuando </text:span><text:span text:style-name="T4">I4</text:span><text:span text:style-name="T5"> e </text:span><text:span text:style-name="T4">I5</text:span><text:span text:style-name="T5"> activas</text:span></text:p>
      <text:h text:style-name="Heading_20_6" text:outline-level="6">OR</text:h>
      <text:p text:style-name="Text_20_body">Función lógica "O".</text:p>
      <text:p text:style-name="Text_20_body">Ejemplo:</text:p>
      <text:p text:style-name="bloque_20_de_20_código">I7 OR I8 = O9; salida <text:span text:style-name="T2">O9</text:span><text:span text:style-name="T3"> activa cuando </text:span><text:span text:style-name="T2">I7</text:span><text:span text:style-name="T3"> o </text:span><text:span text:style-name="T2">I8</text:span><text:span text:style-name="T3"> activas</text:span></text:p>
      <text:h text:style-name="Heading_20_6" text:outline-level="6">XOR</text:h>
      <text:p text:style-name="Text_20_body">Función lógica "O Exclusivo".</text:p>
      <text:p text:style-name="Text_20_body">Ejemplo:</text:p>
      <text:p text:style-name="bloque_20_de_20_código"><text:soft-page-break/>I10 XOR I11 = O12; salida <text:span text:style-name="T2">O12</text:span> activa cuando <text:span text:style-name="T2">I10</text:span> e <text:span text:style-name="T2">I11</text:span> sean distintas</text:p>
      <text:h text:style-name="Heading_20_6" text:outline-level="6">Símbolos <text:span text:style-name="T2">(</text:span> y <text:span text:style-name="T2">)</text:span></text:h>
      <text:p text:style-name="Text_20_body">Abrir y cerrar paréntesis. Permiten clarificar y seleccionar el orden en que se produce la evaluación de la expresión lógica.</text:p>
      <text:p text:style-name="Text_20_body">Ejemplo:</text:p>
      <text:p text:style-name="bloque_20_de_20_código">(I2 OR I3) AND (I4 OR (NOT I5 AND I6)) = O7 ;</text:p>
      <text:h text:style-name="Heading_20_7" text:outline-level="7">Asignación incondicional</text:h>
      <text:p text:style-name="Text_20_body">Una instrucción de consulta formada únicamente por los operadores <text:span text:style-name="T2">(</text:span> y <text:span text:style-name="T2">)</text:span> siempre tiene valor <text:span text:style-name="T2">1</text:span>, es decir:</text:p>
      <text:p text:style-name="bloque_20_de_20_código">() = O2 ; O2 valdrá 1 después de ejecutar</text:p>
      <text:h text:style-name="Heading_20_5" text:outline-level="5"><text:bookmark-start text:name="__RefHeading__188232_359546015"/>Instrucciones de acción<text:bookmark-end text:name="__RefHeading__188232_359546015"/></text:h>
      <text:p text:style-name="Text_20_body">Las instrucciones de acción, en función del resultado obtenido en la expresión lógica permiten alterar el estado de los recursos del PLC y de las marcas de comunicación CNC-PLC.</text:p>
      <text:p text:style-name="P26">Expresión lógica = Instrucción de acción</text:p>
      <text:p text:style-name="Text_20_body">Puede haber varias instrucciones de acción asociadas a una única expresión lógica. Todas las instrucciones de acción deben estar precedidas por el símbolo <text:span text:style-name="T2">=</text:span>. Todas las instrucciones de acción admiten un NOT previo, que invierte el resultado de la expresión para esa acción.</text:p>
      <text:p text:style-name="Text_20_body">Ejemplo:</text:p>
      <text:p text:style-name="P30">I2 = O3 = NOT M100 = NOT TG1 2 100 = CPR 1 100</text:p>
      <text:p text:style-name="P29">; O3 mostrará el estado de I2.</text:p>
      <text:p text:style-name="P29">; M100 mostrará el estado negado de I2</text:p>
      <text:p text:style-name="P29">; un flanco negativo en I2 activará la TG1 en temporizador 2</text:p>
      <text:p text:style-name="P29">; un flanco positivo en I2 pondrá 100 en contador 1</text:p>
      <text:p text:style-name="Text_20_body">Las instrucciones de acción se dividen en:</text:p>
      <text:list xml:id="list8155660691830454913" text:style-name="L59">
        <text:list-item>
          <text:p text:style-name="P97">Instrucciones de acción binarias de asignación.</text:p>
        </text:list-item>
        <text:list-item>
          <text:p text:style-name="P97">Instrucciones de acción binarias condicionadas.</text:p>
        </text:list-item>
        <text:list-item>
          <text:p text:style-name="P97">Instrucciones de acción de ruptura de secuencia.</text:p>
        </text:list-item>
        <text:list-item>
          <text:p text:style-name="P97">Instrucciones de acción aritméticas.</text:p>
        </text:list-item>
        <text:list-item>
          <text:p text:style-name="P97">Instrucciones de acción lógicas.</text:p>
        </text:list-item>
        <text:list-item>
          <text:p text:style-name="P97">Instrucciones de acción específicas.</text:p>
        </text:list-item>
      </text:list>
      <text:p text:style-name="Text_20_body">Las instrucciones de acción pueden alterar el estado de todos los recursos del PLC excepto de las entradas físicas utilizadas.</text:p>
      <text:p text:style-name="Text_20_body">Dado que la lista de instrucciones de acción es extensa y no necesariamente imprescindible para la comprensión del presente informe se deja al lector la opción de leer sobre ello en el capítulo <text:bookmark-ref text:reference-format="chapter" text:ref-name="__RefHeading__33908_1888179168">Error: No se encuentra la fuente de referencia</text:bookmark-ref> <text:bookmark-ref text:reference-format="text" text:ref-name="__RefHeading__33908_1888179168">Error: No se encuentra la fuente de referencia</text:bookmark-ref> disponibles en el apéndice B.</text:p>
      <text:h text:style-name="P109" text:outline-level="4"><text:bookmark-start text:name="__RefHeading__188242_359546015"/>Comunicación entre el PLC y el CNC<text:bookmark-end text:name="__RefHeading__188242_359546015"/></text:h>
      <text:p text:style-name="Text_20_body">El intercambio de información entre el CNC y el PLC permite:</text:p>
      <text:list xml:id="list3291591618697182396" text:style-name="L60">
        <text:list-item>
          <text:p text:style-name="P98">El control de las entradas y salidas lógicas del CNC mediante un intercambio de información entre ambos sistemas, que se realiza de modo periódico y por medio de determinadas marcas y registros del PLC.</text:p>
        </text:list-item>
        <text:list-item>
          <text:p text:style-name="P98">La transferencia del CNC al PLC de las funciones auxiliares M, S y T.</text:p>
        </text:list-item>
        <text:list-item>
          <text:p text:style-name="P98">Visualizar pantallas previamente definidas por el usuario, así como generar mensajes y errores en el CNC, mediante determinadas marcas del PLC.</text:p>
        </text:list-item>
        <text:list-item>
          <text:p text:style-name="P98">La lectura y modificación de variables internas del CNC desde el PLC.</text:p>
        </text:list-item>
        <text:list-item>
          <text:p text:style-name="P98">El acceso a todos los recursos del PLC desde cualquier programa pieza.</text:p>
        </text:list-item>
        <text:list-item>
          <text:p text:style-name="P98">La monitorización en la pantalla del CNC de los recursos del PLC.</text:p>
        </text:list-item>
        <text:list-item>
          <text:p text:style-name="P98">El acceso a todos los recursos del PLC desde un ordenador, vía DNC a través de la línea serie RS232C.</text:p>
        </text:list-item>
        <text:list-item>
          <text:p text:style-name="P98">Control de ejes completo por parte del PLC bajo pedido.</text:p>
        </text:list-item>
      </text:list>
      <text:p text:style-name="Text_20_body">Dado que el abordaje de las comunicaciones entre el CNC y el PLC es extenso, y no aporta a la comprensión inicial sobre el desarrollo del presente informe, se deja dicha información disponible al lector en el capítulo <text:bookmark-ref text:reference-format="chapter" text:ref-name="__RefHeading__42132_1888179168">Error: No se encuentra la fuente de referencia</text:bookmark-ref> <text:bookmark-ref text:reference-format="text" text:ref-name="__RefHeading__42132_1888179168">Error: No se encuentra la fuente de referencia</text:bookmark-ref> disponible en el apéndice B.</text:p>
      <text:h text:style-name="P35" text:outline-level="3">Herramientas de desarrollo</text:h>
      <text:p text:style-name="Text_20_body">En el capítulo <text:bookmark-ref text:reference-format="chapter" text:ref-name="__RefHeading__18150_138634177">Error: No se encuentra la fuente de referencia</text:bookmark-ref> <text:bookmark-ref text:reference-format="text" text:ref-name="__RefHeading__18150_138634177">Error: No se encuentra la fuente de referencia</text:bookmark-ref> disponible en el apéndice B se describen algunas de las funcionalidades de desarrollo provistas por la controladora Fagor 8035-M al momento de trabajar con el PLC integrado, para mayor información es recomendable leer el capítulo 9 del Manual de operación de CNC 8035 provisto por Fagor incluido con el presente informe. En dicho capítulo se analizan aquellas funcionalidades que hayan favorecido el desarrollo del proyecto, el lector puede acceder al mismo a fin de profundizar las posibilidades disponibles.</text:p>
      <text:p text:style-name="Text_20_body">Para acceder a las funciones de desarrollo que involucran al PLC se debe poner la controladora en el modo PLC, desdé este modo el integrador podrá acceder a:</text:p>
      <text:list xml:id="list8906098677282344889" text:style-name="L61">
        <text:list-item>
          <text:p text:style-name="P99">Ver, modificar y compilar el programa del PLC (<text:span text:style-name="T2">PLC_PRG</text:span>).</text:p>
        </text:list-item>
        <text:list-item>
          <text:p text:style-name="P99">Ver y modificar el archivo de errores del PLC (<text:span text:style-name="T2">PLC_ERR</text:span>)</text:p>
        </text:list-item>
        <text:list-item>
          <text:p text:style-name="P99">Ver y modificar el archivo de mensajes del PLC (<text:span text:style-name="T2">PLC_MSG</text:span>)</text:p>
        </text:list-item>
        <text:list-item>
          <text:p text:style-name="P99">Monitorizar <text:span text:style-name="T2">PLC_PRG</text:span><text:span text:style-name="T3"> y analizar el estado de los diferentes recursos y variables del </text:span><text:span text:style-name="T2">PLC</text:span><text:span text:style-name="T3">, </text:span><text:span text:style-name="T3">para ello se cuenta con:</text:span></text:p>
          <text:list>
            <text:list-item>
              <text:p text:style-name="P100">Visualización de estado.</text:p>
            </text:list-item>
            <text:list-item>
              <text:p text:style-name="P100">Modificación de estado.</text:p>
            </text:list-item>
            <text:list-item>
              <text:p text:style-name="P100">Ventanas de visualización de estado.</text:p>
            </text:list-item>
            <text:list-item>
              <text:p text:style-name="P100">Analizador lógico.</text:p>
            </text:list-item>
            <text:list-item>
              <text:p text:style-name="P100">Generación de lenguaje Ladder con analizador lógico.</text:p>
            </text:list-item>
          </text:list>
        </text:list-item>
        <text:list-item>
          <text:p text:style-name="P100">Mapa de uso de recursos.</text:p>
        </text:list-item>
        <text:list-item>
          <text:p text:style-name="P100">Estadística de uso de tiempos, estado, memoria RAM, et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Liberation Serif1" svg:font-family="'Liberation Serif'" style:font-family-generic="roman"/>
    <style:font-face style:name="DejaVu Sans" svg:font-family="'DejaVu Sans'" style:font-family-generic="swiss"/>
    <style:font-face style:name="FreeSans1" svg:font-family="FreeSans" style:font-family-generic="swiss"/>
    <style:font-face style:name="Liberation Mono" svg:font-family="'Liberation Mono'" style:font-adornments="Normal" style:font-family-generic="modern" style:font-pitch="fixed"/>
    <style:font-face style:name="Linux Libertine Mono O" svg:font-family="'Linux Libertine Mono O'" style:font-adornments="Mono"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Tango_20_Gray" draw:display-name="Tango Gray" draw:style="linear" draw:start-color="#babdb6" draw:end-color="#555753" draw:start-intensity="100%" draw:end-intensity="100%" draw:angle="300" draw:border="0%"/>
    <draw:gradient draw:name="Tango_20_Green" draw:display-name="Tango Green" draw:style="linear" draw:start-color="#8ae234" draw:end-color="#4e9a06"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left="0cm" fo:margin-right="0cm" fo:margin-top="0cm" fo:margin-bottom="0.102cm" fo:line-height="100%" fo:text-align="justify" style:justify-single-word="false" fo:text-indent="0.508cm" style:auto-text-indent="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aratula" style:family="paragraph" style:parent-style-name="Standard" style:auto-update="true" style:master-page-name="">
      <style:paragraph-properties fo:text-align="start" style:justify-single-word="false" style:page-number="auto" style:shadow="none" style:vertical-align="middle">
        <style:tab-stops/>
      </style:paragraph-properties>
      <style:text-properties fo:font-size="16pt" style:font-size-asian="10.5pt"/>
    </style:style>
    <style:style style:name="caratula-contenido" style:family="paragraph" style:parent-style-name="caratula-titulo"/>
    <style:style style:name="caratula-titulo" style:family="paragraph" style:parent-style-name="Caratula" style:next-style-name="caratula-contenido" style:auto-update="true" style:master-page-name="">
      <style:paragraph-properties fo:text-align="center" style:justify-single-word="false" style:page-number="auto"/>
      <style:text-properties fo:font-size="24pt" fo:font-weight="bold" style:font-size-asian="10.5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master-page-name="">
      <style:paragraph-properties loext:contextual-spacing="false" fo:margin-top="0.432cm" fo:margin-bottom="0.254cm" style:page-number="auto" fo:break-before="page" style:shadow="none">
        <style:tab-stops/>
      </style:paragraph-properties>
      <style:text-properties fo:font-size="130%" fo:font-weight="bold" style:font-size-asian="130%" style:font-weight-asian="bold" style:font-size-complex="130%"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master-page-name="">
      <style:paragraph-properties loext:contextual-spacing="true" fo:margin-left="0cm" fo:margin-right="0cm" fo:margin-top="0.101cm" fo:margin-bottom="0.101cm" fo:line-height="100%" fo:text-align="center" style:justify-single-word="false" fo:text-indent="0cm" style:auto-text-indent="false" style:page-number="auto"/>
    </style:style>
    <style:style style:name="Drawing" style:family="paragraph" style:parent-style-name="Caption" style:class="extra"/>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Illustration_20_Index_20_Heading" style:display-name="Illustration Index Heading" style:family="paragraph" style:parent-style-name="Contents_20_1" style:default-outline-level="" style:list-style-name="" style:class="index" style:master-page-name="">
      <style:paragraph-properties style:page-number="auto" style:shadow="none" text:number-lines="false" text:line-number="0">
        <style:tab-stops/>
      </style:paragraph-properties>
      <style:text-properties fo:font-size="16pt" fo:font-weight="bold" style:font-size-asian="16pt" style:font-weight-asian="bold" style:font-size-complex="16pt" style:font-weight-complex="600"/>
    </style:style>
    <style:style style:name="Illustration_20_Index_20_1" style:display-name="Illustration Index 1" style:family="paragraph" style:parent-style-name="Index" style:default-outline-level=""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808080"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8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master-page-name="">
      <style:paragraph-properties style:page-number="auto"/>
    </style:style>
    <style:style style:name="Heading_20_6" style:display-name="Heading 6" style:family="paragraph" style:parent-style-name="Heading" style:next-style-name="Text_20_body" style:default-outline-level="6" style:class="text" style:master-page-name="">
      <style:paragraph-properties loext:contextual-spacing="false" fo:margin-top="0.106cm" fo:margin-bottom="0.106cm" style:page-number="auto" style:shadow="none">
        <style:tab-stops/>
      </style:paragraph-properties>
      <style:text-properties fo:font-size="85%" fo:font-style="italic" fo:font-weight="bold" style:font-size-asian="85%" style:font-style-asian="italic" style:font-weight-asian="bold"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loext:contextual-spacing="false" fo:margin-top="0.106cm" fo:margin-bottom="0.106cm"/>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11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loext:contextual-spacing="false" fo:margin-top="0.106cm" fo:margin-bottom="0.106cm"/>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11cm" style:type="right" style:leader-style="dotted" style:leader-text="."/>
        </style:tab-stops>
      </style:paragraph-properties>
    </style:style>
    <style:style style:name="resumen" style:family="paragraph" style:parent-style-name="Text_20_body" style:class="text" style:master-page-name="">
      <style:paragraph-properties loext:contextual-spacing="false" fo:margin-left="2.54cm" fo:margin-right="2.54cm" fo:margin-top="0cm" fo:margin-bottom="0.247cm" fo:line-height="120%" fo:text-align="justify" style:justify-single-word="false" fo:text-indent="0cm" style:auto-text-indent="false" style:page-number="auto" style:shadow="none">
        <style:tab-stops/>
      </style:paragraph-properties>
      <style:text-properties fo:font-size="12pt" style:font-size-asian="12pt" style:font-size-complex="12pt"/>
    </style:style>
    <style:style style:name="encabezado_20_7_20_-_20_mio" style:display-name="encabezado 7 - mio" style:family="paragraph" style:parent-style-name="Heading_20_7" style:default-outline-level="" style:list-style-name="" style:class="text">
      <style:text-properties style:font-weight-complex="600"/>
    </style:style>
    <style:style style:name="contenido_20_-_20_mono" style:display-name="contenido - mono" style:family="paragraph" style:next-style-name="Text_20_body" style:master-page-name="">
      <style:paragraph-properties style:page-number="auto"/>
      <style:text-properties style:font-name="Liberation Mono" style:font-size-asian="10.5pt"/>
    </style:style>
    <style:style style:name="encabezado-resumen" style:family="paragraph" style:parent-style-name="Heading" style:class="text">
      <style:paragraph-properties fo:text-align="center" style:justify-single-word="false"/>
    </style:style>
    <style:style style:name="Encabezado_20_1_20_-_20_no_20_numerado" style:display-name="Encabezado 1 - no numerado" style:family="paragraph" style:parent-style-name="Heading_20_1" style:next-style-name="Text_20_body" style:auto-update="true" style:default-outline-level="1" style:list-style-name="" style:master-page-name="">
      <style:paragraph-properties style:page-number="auto">
        <style:tab-stops/>
      </style:paragraph-properties>
    </style:style>
    <style:style style:name="Illustration" style:family="paragraph" style:parent-style-name="Caption" style:class="extra"/>
    <style:style style:name="Heading_20_9" style:display-name="Heading 9" style:family="paragraph" style:parent-style-name="Heading" style:next-style-name="Text_20_body" style:default-outline-level="9"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Apendice" style:family="paragraph" style:parent-style-name="Encabezado_20_1_20_-_20_no_20_numerado" style:auto-update="true" style:list-style-name="Numbering_20_4" style:master-page-name="Standard">
      <style:paragraph-properties style:page-number="1" fo:break-before="auto" fo:break-after="auto">
        <style:tab-stops/>
      </style:paragraph-properties>
    </style:style>
    <style:style style:name="Heading_20_10" style:display-name="Heading 10" style:family="paragraph" style:parent-style-name="Heading" style:next-style-name="Text_20_body" style:default-outline-level="10"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Foto" style:family="paragraph" style:parent-style-name="Caption"/>
    <style:style style:name="Apendice_20_-_20_Encabezado_20_2" style:display-name="Apendice - Encabezado 2" style:family="paragraph" style:parent-style-name="Heading_20_2" style:default-outline-level="1" style:list-style-name="Numbering_20_1" style:master-page-name="">
      <style:paragraph-properties style:page-number="auto" style:shadow="none" text:number-lines="true" text:line-number="1">
        <style:tab-stops/>
      </style:paragraph-properties>
      <style:text-properties style:font-weight-complex="600"/>
    </style:style>
    <style:style style:name="Apendice_20_-_20_Encaezado_20_3" style:display-name="Apendice - Encaezado 3" style:family="paragraph" style:parent-style-name="Heading_20_3" style:default-outline-level="3" style:list-style-name="Numbering_20_1" style:master-page-name="">
      <style:paragraph-properties style:page-number="auto" style:shadow="none">
        <style:tab-stops/>
      </style:paragraph-properties>
      <style:text-properties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Text_20_body" style:master-page-name="">
      <style:paragraph-properties loext:contextual-spacing="true" fo:margin-left="0cm" fo:margin-right="0cm" fo:margin-top="0.499cm" fo:margin-bottom="0.499cm" fo:text-align="center" style:justify-single-word="false" fo:text-indent="0cm" style:auto-text-indent="false" style:page-number="auto" style:shadow="none">
        <style:tab-stops/>
      </style:paragraph-properties>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loque_20_de_20_código" style:display-name="bloque de código" style:family="paragraph" style:parent-style-name="Text_20_body" style:list-style-name="" style:master-page-name="">
      <style:paragraph-properties loext:contextual-spacing="true" fo:margin-left="1cm" fo:margin-right="1cm" fo:margin-top="0cm" fo:margin-bottom="0cm" fo:line-height="100%" fo:text-align="justify" style:justify-single-word="false" fo:keep-together="always" fo:text-indent="0cm" style:auto-text-indent="false" style:page-number="auto" fo:background-color="#dddddd" fo:padding="0cm" fo:border="none" style:shadow="none" fo:keep-with-next="always">
        <style:tab-stops>
          <style:tab-stop style:position="2.196cm"/>
          <style:tab-stop style:position="2.884cm"/>
          <style:tab-stop style:position="4.286cm"/>
          <style:tab-stop style:position="14.499cm"/>
        </style:tab-stops>
        <style:background-image/>
      </style:paragraph-properties>
      <style:text-properties style:font-name="Liberation Mono" fo:font-size="10pt" style:font-size-asian="10.5pt"/>
    </style:style>
    <style:style style:name="contenido_20_mono_20_en_20_tabla" style:display-name="contenido mono en tabla" style:family="paragraph" style:parent-style-name="contenido_20_-_20_mono" style:master-page-name="">
      <style:paragraph-properties style:page-number="auto" style:shadow="none">
        <style:tab-stops/>
      </style:paragraph-properties>
      <style:text-properties style:font-size-asian="10.5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style:font-name-complex="Symbol"/>
    </style:style>
    <style:style style:name="Footnote_20_anchor" style:display-name="Footnote anchor" style:family="text">
      <style:text-properties style:text-position="super 58%"/>
    </style:style>
    <style:style style:name="Footnote_20_Symbol" style:display-name="Footnote Symbol" style:family="text"/>
    <style:style style:name="código" style:family="text">
      <style:text-properties style:font-name="Liberation Mono" fo:font-size="10pt" style:font-size-asian="10.5pt"/>
    </style:style>
    <style:style style:name="Frame" style:family="graphic" style:auto-update="true">
      <style:graphic-properties text:anchor-type="page" svg:x="0cm" svg:y="0cm" fo:margin-left="2cm" fo:margin-right="2cm" fo:margin-top="2cm" fo:margin-bottom="2cm" style:wrap="parallel" style:number-wrapped-paragraphs="no-limit" style:wrap-contour="true" style:wrap-contour-mode="outside" style:vertical-pos="from-top" style:vertical-rel="page-content" style:horizontal-pos="from-left" style:horizontal-rel="page-content" fo:padding="0.199cm" fo:border-left="none" fo:border-right="none" fo:border-top="none" fo:border-bottom="0.002cm solid #000000" style:shadow="non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Frame">
      <style:graphic-properties svg:width="16.025cm" style:rel-width="94%" svg:height="22.315cm" fo:min-height="86%" text:anchor-type="as-char" svg:x="0.811cm" svg:y="-12.972cm" fo:margin-left="0.201cm" fo:margin-right="0.201cm" fo:margin-top="0.201cm" fo:margin-bottom="0.201cm" style:vertical-pos="middle" style:vertical-rel="baseline" style:horizontal-pos="from-left" style:horizontal-rel="paragraph" fo:padding="0.15cm" fo:border="0.002cm solid #000000" style:shadow="none" loext:rel-width-rel="paragraph" loext:rel-height-rel="pag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prefix="Apéndice " style:num-format="A">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start" style:justify-single-word="false">
        <style:tab-stops>
          <style:tab-stop style:position="8.5cm" style:type="center"/>
          <style:tab-stop style:position="17cm" style:type="right"/>
          <style:tab-stop style:position="17.013cm" style:type="right"/>
        </style:tab-stops>
      </style:paragraph-properties>
    </style:style>
    <style:style style:name="MP3" style:family="paragraph" style:parent-style-name="Header_20_left">
      <style:paragraph-properties fo:text-align="center" style:justify-single-word="false"/>
    </style:style>
    <style:style style:name="MP4" style:family="paragraph" style:parent-style-name="Footer">
      <style:paragraph-properties fo:text-align="start" style:justify-single-word="false">
        <style:tab-stops>
          <style:tab-stop style:position="8.5cm" style:type="center"/>
          <style:tab-stop style:position="13.018cm" style:type="right"/>
          <style:tab-stop style:position="17cm" style:type="right"/>
        </style:tab-stops>
      </style:paragraph-properties>
    </style:style>
    <style:page-layout style:name="M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Reingeniería de torno CNC</text:p>
      </style:header>
      <style:footer>
        <text:p text:style-name="MP2"><text:tab/>Naranjo Manuel Francisco N-0621/1<text:tab/>Página <text:page-number text:select-page="current">54</text:page-number></text:p>
      </style:footer>
    </style:master-page>
    <style:master-page style:name="Index" style:page-layout-name="Mpm2">
      <style:header>
        <text:p text:style-name="MP3">Reingenería de torno CNC</text:p>
      </style:header>
      <style:footer>
        <text:p text:style-name="MP4"><text:tab/>Naranjo Manuel Francisco N-0621/1<text:tab/><text:tab/>Página <text:page-number style:num-format="i" text:select-page="current">liii</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nuel Naranjo</meta:initial-creator>
    <meta:creation-date>2014-10-11T09:26:37.746486623</meta:creation-date>
    <dc:date>2015-02-22T13:53:39</dc:date>
    <meta:editing-duration>P3DT17H6M29S</meta:editing-duration>
    <meta:editing-cycles>246</meta:editing-cycles>
    <meta:generator>OpenOffice/4.1.1$Unix OpenOffice.org_project/411m6$Build-9775</meta:generator>
    <meta:document-statistic meta:table-count="19" meta:image-count="0" meta:object-count="2" meta:page-count="54" meta:paragraph-count="943" meta:word-count="16830" meta:character-count="98422"/>
  </office:meta>
</office:document-meta>
</file>

<file path=Object 7/content.xml><?xml version="1.0" encoding="utf-8"?>
<math xmlns="http://www.w3.org/1998/Math/MathML">
  <semantics>
    <mrow>
      <mrow>
        <mi mathvariant="italic">Salida</mi>
        <mo stretchy="false">=</mo>
        <mi mathvariant="italic">Ganancia</mi>
      </mrow>
      <mrow>
        <mi mathvariant="italic">proporcional</mi>
        <mo stretchy="false">⋅</mo>
        <mi mathvariant="italic">Error</mi>
      </mrow>
      <mi mathvariant="italic">de</mi>
      <mi mathvariant="italic">seguimiento</mi>
    </mrow>
    <annotation encoding="StarMath 5.0">Salida = Ganancia proporcional cdot Error de seguimiento</annotation>
  </semantics>
</math>
</file>

<file path=Object 8/content.xml><?xml version="1.0" encoding="utf-8"?>
<math xmlns="http://www.w3.org/1998/Math/MathML">
  <semantics>
    <mtable>
      <mtr>
        <mtd>
          <mrow>
            <mi mathvariant="italic">Salida</mi>
            <mi mathvariant="italic">correspondiente</mi>
            <mi mathvariant="italic">al</mi>
            <mi mathvariant="italic">avance</mi>
            <mi>F</mi>
            <mn>1000</mn>
            <mrow>
              <mi mathvariant="italic">mm</mi>
              <mo stretchy="false">/</mo>
              <mi mathvariant="italic">min</mi>
            </mrow>
            <mi mathvariant="normal">:</mi>
          </mrow>
        </mtd>
      </mtr>
      <mtr>
        <mtd>
          <mrow>
            <mrow>
              <mi mathvariant="italic">Salida</mi>
              <mo stretchy="false">=</mo>
              <mfrac>
                <mrow>
                  <mrow>
                    <mi>F</mi>
                    <mo stretchy="false">⋅</mo>
                    <mn>9,5</mn>
                  </mrow>
                  <mi>V</mi>
                </mrow>
                <mrow>
                  <mtext>G00FEED</mtext>
                </mrow>
              </mfrac>
            </mrow>
          </mrow>
        </mtd>
      </mtr>
      <mtr>
        <mtd>
          <mrow>
            <mrow>
              <mrow>
                <mi mathvariant="italic">Salida</mi>
                <mo stretchy="false">=</mo>
                <mrow>
                  <mrow>
                    <mn>1000</mn>
                    <mrow>
                      <mfrac>
                        <mi mathvariant="italic">mm</mi>
                        <mi mathvariant="italic">min</mi>
                      </mfrac>
                      <mo stretchy="false">⋅</mo>
                      <mn>9,5</mn>
                    </mrow>
                    <mi>V</mi>
                  </mrow>
                  <mo stretchy="false">⋅</mo>
                  <mrow>
                    <mn>15000</mn>
                    <mfrac>
                      <mi mathvariant="italic">mm</mi>
                      <mi mathvariant="italic">min</mi>
                    </mfrac>
                  </mrow>
                </mrow>
              </mrow>
              <mo stretchy="false">=</mo>
              <mn>0,633</mn>
            </mrow>
            <mi>V</mi>
          </mrow>
        </mtd>
      </mtr>
      <mtr>
        <mtd>
          <mrow>
            <mrow>
              <mi mathvariant="italic">Salida</mi>
              <mo stretchy="false">=</mo>
              <mn>633</mn>
            </mrow>
            <mi mathvariant="italic">mV</mi>
            <mo stretchy="false">⇒</mo>
            <mi mathvariant="italic">PROGAIN</mi>
            <mrow>
              <mrow>
                <mo stretchy="false">(</mo>
                <mrow>
                  <mi mathvariant="italic">P23</mi>
                </mrow>
                <mo stretchy="false">)</mo>
              </mrow>
              <mo stretchy="false">=</mo>
              <mn>633</mn>
            </mrow>
          </mrow>
        </mtd>
      </mtr>
    </mtable>
    <annotation encoding="StarMath 5.0">alignl Salida correspondiente al avance F 1000 mm/min: newline
alignl Salida = {F cdot 9,5 V} over { "G00FEED" } newline
alignl Salida = {1000 mm over min cdot 9,5 V} cdot { 15000 mm over min} = 0,633 V newline
alignl Salida = 633 mV drarrow PROGAIN ( P23 ) = 633</annotation>
  </semantics>
</math>
</file>

<file path=VersionList.xml><?xml version="1.0" encoding="utf-8"?>
<VL:version-list xmlns:dc="http://purl.org/dc/elements/1.1/" xmlns:VL="http://openoffice.org/2001/versions-list">
  <VL:version-entry VL:title="Version1" VL:comment="Versión guardada automáticamente" VL:creator="" dc:date-time="2015-02-22T13:29:28"/>
</VL:version-list>
</file>